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4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 1" table:style-name="ta1">
        <table:shapes>
          <draw:frame draw:z-index="0" draw:style-name="gr1" draw:text-style-name="P1" svg:width="15.999cm" svg:height="8.999cm" svg:x="16.03cm" svg:y="1.089cm">
            <draw:object draw:notify-on-update-of-ranges="'Sweep 1'.C2:'Sweep 1'.C271 'Sweep 1'.C2:'Sweep 1'.C271 'Sweep 1'.G1:'Sweep 1'.G1 'Sweep 1'.G2:'Sweep 1'.G271 'Sweep 1'.C2:'Sweep 1'.C271 'Sweep 1'.F1:'Sweep 1'.F1 'Sweep 1'.F2:'Sweep 1'.F2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2" table:default-cell-style-name="ce7"/>
        <table:table-column table:style-name="co5" table:default-cell-style-name="ce9"/>
        <table:table-column table:style-name="co6" table:default-cell-style-name="ce9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nput Setting</text:p>
          </table:table-cell>
          <table:table-cell table:style-name="ce2" office:value-type="string" calcext:value-type="string">
            <text:p>VCC Meas</text:p>
          </table:table-cell>
          <table:table-cell table:style-name="ce4" office:value-type="string" calcext:value-type="string">
            <text:p>Frequency (Hz)</text:p>
          </table:table-cell>
          <table:table-cell table:style-name="ce6" office:value-type="string" calcext:value-type="string">
            <text:p>Input (V)</text:p>
          </table:table-cell>
          <table:table-cell table:style-name="ce6" office:value-type="string" calcext:value-type="string">
            <text:p>Output (V)</text:p>
          </table:table-cell>
          <table:table-cell table:style-name="ce8" office:value-type="string" calcext:value-type="string">
            <text:p>Phase</text:p>
          </table:table-cell>
          <table:table-cell table:style-name="ce8" office:value-type="string" calcext:value-type="string">
            <text:p>Gain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203" calcext:value-type="float">
            <text:p>5.0203</text:p>
          </table:table-cell>
          <table:table-cell office:value-type="float" office:value="10007.16" calcext:value-type="float">
            <text:p>10007.2</text:p>
          </table:table-cell>
          <table:table-cell office:value-type="float" office:value="1.02384" calcext:value-type="float">
            <text:p>1.02384</text:p>
          </table:table-cell>
          <table:table-cell office:value-type="float" office:value="2.11321" calcext:value-type="float">
            <text:p>2.11321</text:p>
          </table:table-cell>
          <table:table-cell office:value-type="float" office:value="0.601423" calcext:value-type="float">
            <text:p>0.60</text:p>
          </table:table-cell>
          <table:table-cell table:formula="of:=20*LOG([.E2]/[.D2])" office:value-type="float" office:value="6.29421128671787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203" calcext:value-type="float">
            <text:p>5.0203</text:p>
          </table:table-cell>
          <table:table-cell office:value-type="float" office:value="11006.19" calcext:value-type="float">
            <text:p>11006.2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2.11916" calcext:value-type="float">
            <text:p>2.11916</text:p>
          </table:table-cell>
          <table:table-cell office:value-type="float" office:value="-0.004186" calcext:value-type="float">
            <text:p>0.00</text:p>
          </table:table-cell>
          <table:table-cell table:formula="of:=20*LOG([.E3]/[.D3])" office:value-type="float" office:value="6.28569427754193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2010.46" calcext:value-type="float">
            <text:p>12010.5</text:p>
          </table:table-cell>
          <table:table-cell office:value-type="float" office:value="1.02521" calcext:value-type="float">
            <text:p>1.02521</text:p>
          </table:table-cell>
          <table:table-cell office:value-type="float" office:value="2.11703" calcext:value-type="float">
            <text:p>2.11703</text:p>
          </table:table-cell>
          <table:table-cell office:value-type="float" office:value="0.798696" calcext:value-type="float">
            <text:p>0.80</text:p>
          </table:table-cell>
          <table:table-cell table:formula="of:=20*LOG([.E4]/[.D4])" office:value-type="float" office:value="6.2982835735433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3003.24" calcext:value-type="float">
            <text:p>13003.2</text:p>
          </table:table-cell>
          <table:table-cell office:value-type="float" office:value="1.02445" calcext:value-type="float">
            <text:p>1.02445</text:p>
          </table:table-cell>
          <table:table-cell office:value-type="float" office:value="2.11718" calcext:value-type="float">
            <text:p>2.11718</text:p>
          </table:table-cell>
          <table:table-cell office:value-type="float" office:value="0.326576" calcext:value-type="float">
            <text:p>0.33</text:p>
          </table:table-cell>
          <table:table-cell table:formula="of:=20*LOG([.E5]/[.D5])" office:value-type="float" office:value="6.30534031959175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010.36" calcext:value-type="float">
            <text:p>14010.4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2.11649" calcext:value-type="float">
            <text:p>2.11649</text:p>
          </table:table-cell>
          <table:table-cell office:value-type="float" office:value="0.530509" calcext:value-type="float">
            <text:p>0.53</text:p>
          </table:table-cell>
          <table:table-cell table:formula="of:=20*LOG([.E6]/[.D6])" office:value-type="float" office:value="6.30581636044066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4998.92" calcext:value-type="float">
            <text:p>14998.9</text:p>
          </table:table-cell>
          <table:table-cell office:value-type="float" office:value="1.02452" calcext:value-type="float">
            <text:p>1.02452</text:p>
          </table:table-cell>
          <table:table-cell office:value-type="float" office:value="2.11931" calcext:value-type="float">
            <text:p>2.11931</text:p>
          </table:table-cell>
          <table:table-cell office:value-type="float" office:value="0.513858" calcext:value-type="float">
            <text:p>0.51</text:p>
          </table:table-cell>
          <table:table-cell table:formula="of:=20*LOG([.E7]/[.D7])" office:value-type="float" office:value="6.31348093059244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5998.84" calcext:value-type="float">
            <text:p>15998.8</text:p>
          </table:table-cell>
          <table:table-cell office:value-type="float" office:value="1.02384" calcext:value-type="float">
            <text:p>1.02384</text:p>
          </table:table-cell>
          <table:table-cell office:value-type="float" office:value="2.12626" calcext:value-type="float">
            <text:p>2.12626</text:p>
          </table:table-cell>
          <table:table-cell office:value-type="float" office:value="0.544075" calcext:value-type="float">
            <text:p>0.54</text:p>
          </table:table-cell>
          <table:table-cell table:formula="of:=20*LOG([.E8]/[.D8])" office:value-type="float" office:value="6.34768552656104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7008.72" calcext:value-type="float">
            <text:p>17008.7</text:p>
          </table:table-cell>
          <table:table-cell office:value-type="float" office:value="1.02673" calcext:value-type="float">
            <text:p>1.02673</text:p>
          </table:table-cell>
          <table:table-cell office:value-type="float" office:value="2.11603" calcext:value-type="float">
            <text:p>2.11603</text:p>
          </table:table-cell>
          <table:table-cell office:value-type="float" office:value="-0.07174" calcext:value-type="float">
            <text:p>-0.07</text:p>
          </table:table-cell>
          <table:table-cell table:formula="of:=20*LOG([.E9]/[.D9])" office:value-type="float" office:value="6.2813113753166" calcext:value-type="float">
            <text:p>6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016.94" calcext:value-type="float">
            <text:p>18016.9</text:p>
          </table:table-cell>
          <table:table-cell office:value-type="float" office:value="1.02437" calcext:value-type="float">
            <text:p>1.02437</text:p>
          </table:table-cell>
          <table:table-cell office:value-type="float" office:value="2.12992" calcext:value-type="float">
            <text:p>2.12992</text:p>
          </table:table-cell>
          <table:table-cell office:value-type="float" office:value="0.836356" calcext:value-type="float">
            <text:p>0.84</text:p>
          </table:table-cell>
          <table:table-cell table:formula="of:=20*LOG([.E10]/[.D10])" office:value-type="float" office:value="6.35812880990805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9003.31" calcext:value-type="float">
            <text:p>19003.3</text:p>
          </table:table-cell>
          <table:table-cell office:value-type="float" office:value="1.02445" calcext:value-type="float">
            <text:p>1.02445</text:p>
          </table:table-cell>
          <table:table-cell office:value-type="float" office:value="2.11886" calcext:value-type="float">
            <text:p>2.11886</text:p>
          </table:table-cell>
          <table:table-cell office:value-type="float" office:value="-0.378132" calcext:value-type="float">
            <text:p>-0.38</text:p>
          </table:table-cell>
          <table:table-cell table:formula="of:=20*LOG([.E11]/[.D11])" office:value-type="float" office:value="6.31222991239872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9994.94" calcext:value-type="float">
            <text:p>19994.9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2435" calcext:value-type="float">
            <text:p>2.12435</text:p>
          </table:table-cell>
          <table:table-cell office:value-type="float" office:value="0.682482" calcext:value-type="float">
            <text:p>0.68</text:p>
          </table:table-cell>
          <table:table-cell table:formula="of:=20*LOG([.E12]/[.D12])" office:value-type="float" office:value="6.3250458686701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0980.97" calcext:value-type="float">
            <text:p>20981.0</text:p>
          </table:table-cell>
          <table:table-cell office:value-type="float" office:value="1.0262" calcext:value-type="float">
            <text:p>1.02620</text:p>
          </table:table-cell>
          <table:table-cell office:value-type="float" office:value="2.12237" calcext:value-type="float">
            <text:p>2.12237</text:p>
          </table:table-cell>
          <table:table-cell office:value-type="float" office:value="-0.455805" calcext:value-type="float">
            <text:p>-0.46</text:p>
          </table:table-cell>
          <table:table-cell table:formula="of:=20*LOG([.E13]/[.D13])" office:value-type="float" office:value="6.31178175768786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990.12" calcext:value-type="float">
            <text:p>21990.1</text:p>
          </table:table-cell>
          <table:table-cell office:value-type="float" office:value="1.02422" calcext:value-type="float">
            <text:p>1.02422</text:p>
          </table:table-cell>
          <table:table-cell office:value-type="float" office:value="2.1319" calcext:value-type="float">
            <text:p>2.13190</text:p>
          </table:table-cell>
          <table:table-cell office:value-type="float" office:value="-0.302205" calcext:value-type="float">
            <text:p>-0.30</text:p>
          </table:table-cell>
          <table:table-cell table:formula="of:=20*LOG([.E14]/[.D14])" office:value-type="float" office:value="6.36747155036457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2990.67" calcext:value-type="float">
            <text:p>22990.7</text:p>
          </table:table-cell>
          <table:table-cell office:value-type="float" office:value="1.02414" calcext:value-type="float">
            <text:p>1.02414</text:p>
          </table:table-cell>
          <table:table-cell office:value-type="float" office:value="2.1197" calcext:value-type="float">
            <text:p>2.11970</text:p>
          </table:table-cell>
          <table:table-cell office:value-type="float" office:value="-0.910558" calcext:value-type="float">
            <text:p>-0.91</text:p>
          </table:table-cell>
          <table:table-cell table:formula="of:=20*LOG([.E15]/[.D15])" office:value-type="float" office:value="6.31830142067436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3973.85" calcext:value-type="float">
            <text:p>23973.9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2.12359" calcext:value-type="float">
            <text:p>2.12359</text:p>
          </table:table-cell>
          <table:table-cell office:value-type="float" office:value="-0.1089" calcext:value-type="float">
            <text:p>-0.11</text:p>
          </table:table-cell>
          <table:table-cell table:formula="of:=20*LOG([.E16]/[.D16])" office:value-type="float" office:value="6.32388600540636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5006.93" calcext:value-type="float">
            <text:p>25006.9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1634" calcext:value-type="float">
            <text:p>2.11634</text:p>
          </table:table-cell>
          <table:table-cell office:value-type="float" office:value="0.253725" calcext:value-type="float">
            <text:p>0.25</text:p>
          </table:table-cell>
          <table:table-cell table:formula="of:=20*LOG([.E17]/[.D17])" office:value-type="float" office:value="6.29223325622195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6035.31" calcext:value-type="float">
            <text:p>26035.3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2.11863" calcext:value-type="float">
            <text:p>2.11863</text:p>
          </table:table-cell>
          <table:table-cell office:value-type="float" office:value="1.039573" calcext:value-type="float">
            <text:p>1.04</text:p>
          </table:table-cell>
          <table:table-cell table:formula="of:=20*LOG([.E18]/[.D18])" office:value-type="float" office:value="6.28098658406339" calcext:value-type="float">
            <text:p>6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7006.59" calcext:value-type="float">
            <text:p>27006.6</text:p>
          </table:table-cell>
          <table:table-cell office:value-type="float" office:value="1.02666" calcext:value-type="float">
            <text:p>1.02666</text:p>
          </table:table-cell>
          <table:table-cell office:value-type="float" office:value="2.12801" calcext:value-type="float">
            <text:p>2.12801</text:p>
          </table:table-cell>
          <table:table-cell office:value-type="float" office:value="-0.038829" calcext:value-type="float">
            <text:p>-0.04</text:p>
          </table:table-cell>
          <table:table-cell table:formula="of:=20*LOG([.E19]/[.D19])" office:value-type="float" office:value="6.33094045596312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8009.63" calcext:value-type="float">
            <text:p>28009.6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2366" calcext:value-type="float">
            <text:p>2.12366</text:p>
          </table:table-cell>
          <table:table-cell office:value-type="float" office:value="0.494739" calcext:value-type="float">
            <text:p>0.49</text:p>
          </table:table-cell>
          <table:table-cell table:formula="of:=20*LOG([.E20]/[.D20])" office:value-type="float" office:value="6.3222241879759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9028.75" calcext:value-type="float">
            <text:p>29028.8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0.050839" calcext:value-type="float">
            <text:p>0.05</text:p>
          </table:table-cell>
          <table:table-cell table:formula="of:=20*LOG([.E21]/[.D21])" office:value-type="float" office:value="6.29414198948124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9992.08" calcext:value-type="float">
            <text:p>29992.1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3022" calcext:value-type="float">
            <text:p>2.13022</text:p>
          </table:table-cell>
          <table:table-cell office:value-type="float" office:value="0.19449" calcext:value-type="float">
            <text:p>0.19</text:p>
          </table:table-cell>
          <table:table-cell table:formula="of:=20*LOG([.E22]/[.D22])" office:value-type="float" office:value="6.3257545733109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0986.63" calcext:value-type="float">
            <text:p>30986.6</text:p>
          </table:table-cell>
          <table:table-cell office:value-type="float" office:value="1.02612" calcext:value-type="float">
            <text:p>1.02612</text:p>
          </table:table-cell>
          <table:table-cell office:value-type="float" office:value="2.12832" calcext:value-type="float">
            <text:p>2.12832</text:p>
          </table:table-cell>
          <table:table-cell office:value-type="float" office:value="0.080557" calcext:value-type="float">
            <text:p>0.08</text:p>
          </table:table-cell>
          <table:table-cell table:formula="of:=20*LOG([.E23]/[.D23])" office:value-type="float" office:value="6.33677547344461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20.08" calcext:value-type="float">
            <text:p>32020.1</text:p>
          </table:table-cell>
          <table:table-cell office:value-type="float" office:value="1.02521" calcext:value-type="float">
            <text:p>1.02521</text:p>
          </table:table-cell>
          <table:table-cell office:value-type="float" office:value="2.1158" calcext:value-type="float">
            <text:p>2.11580</text:p>
          </table:table-cell>
          <table:table-cell office:value-type="float" office:value="0.152423" calcext:value-type="float">
            <text:p>0.15</text:p>
          </table:table-cell>
          <table:table-cell table:formula="of:=20*LOG([.E24]/[.D24])" office:value-type="float" office:value="6.29323558222046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2945.77" calcext:value-type="float">
            <text:p>32945.8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2313" calcext:value-type="float">
            <text:p>2.12313</text:p>
          </table:table-cell>
          <table:table-cell office:value-type="float" office:value="0.149419" calcext:value-type="float">
            <text:p>0.15</text:p>
          </table:table-cell>
          <table:table-cell table:formula="of:=20*LOG([.E25]/[.D25])" office:value-type="float" office:value="6.30068342277016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4002.15" calcext:value-type="float">
            <text:p>34002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2603" calcext:value-type="float">
            <text:p>2.12603</text:p>
          </table:table-cell>
          <table:table-cell office:value-type="float" office:value="0.884967" calcext:value-type="float">
            <text:p>0.88</text:p>
          </table:table-cell>
          <table:table-cell table:formula="of:=20*LOG([.E26]/[.D26])" office:value-type="float" office:value="6.308653186249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4984.89" calcext:value-type="float">
            <text:p>34984.9</text:p>
          </table:table-cell>
          <table:table-cell office:value-type="float" office:value="1.02735" calcext:value-type="float">
            <text:p>1.02735</text:p>
          </table:table-cell>
          <table:table-cell office:value-type="float" office:value="2.13427" calcext:value-type="float">
            <text:p>2.13427</text:p>
          </table:table-cell>
          <table:table-cell office:value-type="float" office:value="-0.081796" calcext:value-type="float">
            <text:p>-0.08</text:p>
          </table:table-cell>
          <table:table-cell table:formula="of:=20*LOG([.E27]/[.D27])" office:value-type="float" office:value="6.3506186914221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6005.89" calcext:value-type="float">
            <text:p>36005.9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2435" calcext:value-type="float">
            <text:p>2.12435</text:p>
          </table:table-cell>
          <table:table-cell office:value-type="float" office:value="0.188167" calcext:value-type="float">
            <text:p>0.19</text:p>
          </table:table-cell>
          <table:table-cell table:formula="of:=20*LOG([.E28]/[.D28])" office:value-type="float" office:value="6.30246258518007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7002.43" calcext:value-type="float">
            <text:p>37002.4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3488" calcext:value-type="float">
            <text:p>2.13488</text:p>
          </table:table-cell>
          <table:table-cell office:value-type="float" office:value="0.350447" calcext:value-type="float">
            <text:p>0.35</text:p>
          </table:table-cell>
          <table:table-cell table:formula="of:=20*LOG([.E29]/[.D29])" office:value-type="float" office:value="6.34862105669034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8006.31" calcext:value-type="float">
            <text:p>38006.3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221" calcext:value-type="float">
            <text:p>2.12221</text:p>
          </table:table-cell>
          <table:table-cell office:value-type="float" office:value="0.016422" calcext:value-type="float">
            <text:p>0.02</text:p>
          </table:table-cell>
          <table:table-cell table:formula="of:=20*LOG([.E30]/[.D30])" office:value-type="float" office:value="6.29109006797958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9025.83" calcext:value-type="float">
            <text:p>39025.8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786" calcext:value-type="float">
            <text:p>2.12786</text:p>
          </table:table-cell>
          <table:table-cell office:value-type="float" office:value="0.034058" calcext:value-type="float">
            <text:p>0.03</text:p>
          </table:table-cell>
          <table:table-cell table:formula="of:=20*LOG([.E31]/[.D31])" office:value-type="float" office:value="6.3141839489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9981.59" calcext:value-type="float">
            <text:p>39981.6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13137" calcext:value-type="float">
            <text:p>2.13137</text:p>
          </table:table-cell>
          <table:table-cell office:value-type="float" office:value="-0.005768" calcext:value-type="float">
            <text:p>-0.01</text:p>
          </table:table-cell>
          <table:table-cell table:formula="of:=20*LOG([.E32]/[.D32])" office:value-type="float" office:value="6.3272333056122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014.95" calcext:value-type="float">
            <text:p>41015.0</text:p>
          </table:table-cell>
          <table:table-cell office:value-type="float" office:value="1.0275" calcext:value-type="float">
            <text:p>1.02750</text:p>
          </table:table-cell>
          <table:table-cell office:value-type="float" office:value="2.13038" calcext:value-type="float">
            <text:p>2.13038</text:p>
          </table:table-cell>
          <table:table-cell office:value-type="float" office:value="0.192644" calcext:value-type="float">
            <text:p>0.19</text:p>
          </table:table-cell>
          <table:table-cell table:formula="of:=20*LOG([.E33]/[.D33])" office:value-type="float" office:value="6.33350491493673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963.21" calcext:value-type="float">
            <text:p>41963.2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954" calcext:value-type="float">
            <text:p>2.12954</text:p>
          </table:table-cell>
          <table:table-cell office:value-type="float" office:value="-0.566944" calcext:value-type="float">
            <text:p>-0.57</text:p>
          </table:table-cell>
          <table:table-cell table:formula="of:=20*LOG([.E34]/[.D34])" office:value-type="float" office:value="6.32103897566414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2993.59" calcext:value-type="float">
            <text:p>42993.6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3701" calcext:value-type="float">
            <text:p>2.13701</text:p>
          </table:table-cell>
          <table:table-cell office:value-type="float" office:value="0.474933" calcext:value-type="float">
            <text:p>0.47</text:p>
          </table:table-cell>
          <table:table-cell table:formula="of:=20*LOG([.E35]/[.D35])" office:value-type="float" office:value="6.34571357504447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4002.86" calcext:value-type="float">
            <text:p>44002.9</text:p>
          </table:table-cell>
          <table:table-cell office:value-type="float" office:value="1.02719" calcext:value-type="float">
            <text:p>1.02719</text:p>
          </table:table-cell>
          <table:table-cell office:value-type="float" office:value="2.12893" calcext:value-type="float">
            <text:p>2.12893</text:p>
          </table:table-cell>
          <table:table-cell office:value-type="float" office:value="-0.85451" calcext:value-type="float">
            <text:p>-0.85</text:p>
          </table:table-cell>
          <table:table-cell table:formula="of:=20*LOG([.E36]/[.D36])" office:value-type="float" office:value="6.330211983031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061.75" calcext:value-type="float">
            <text:p>45061.8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2.1319" calcext:value-type="float">
            <text:p>2.13190</text:p>
          </table:table-cell>
          <table:table-cell office:value-type="float" office:value="1.259389" calcext:value-type="float">
            <text:p>1.26</text:p>
          </table:table-cell>
          <table:table-cell table:formula="of:=20*LOG([.E37]/[.D37])" office:value-type="float" office:value="6.310753036806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995.21" calcext:value-type="float">
            <text:p>45995.2</text:p>
          </table:table-cell>
          <table:table-cell office:value-type="float" office:value="1.0278" calcext:value-type="float">
            <text:p>1.02780</text:p>
          </table:table-cell>
          <table:table-cell office:value-type="float" office:value="2.14083" calcext:value-type="float">
            <text:p>2.14083</text:p>
          </table:table-cell>
          <table:table-cell office:value-type="float" office:value="0.511777" calcext:value-type="float">
            <text:p>0.51</text:p>
          </table:table-cell>
          <table:table-cell table:formula="of:=20*LOG([.E38]/[.D38])" office:value-type="float" office:value="6.37347137322412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6969.18" calcext:value-type="float">
            <text:p>46969.2</text:p>
          </table:table-cell>
          <table:table-cell office:value-type="float" office:value="1.02651" calcext:value-type="float">
            <text:p>1.02651</text:p>
          </table:table-cell>
          <table:table-cell office:value-type="float" office:value="2.12168" calcext:value-type="float">
            <text:p>2.12168</text:p>
          </table:table-cell>
          <table:table-cell office:value-type="float" office:value="0.528965" calcext:value-type="float">
            <text:p>0.53</text:p>
          </table:table-cell>
          <table:table-cell table:formula="of:=20*LOG([.E39]/[.D39])" office:value-type="float" office:value="6.3063339602747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8033.19" calcext:value-type="float">
            <text:p>48033.2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2.11573" calcext:value-type="float">
            <text:p>2.11573</text:p>
          </table:table-cell>
          <table:table-cell office:value-type="float" office:value="0.226133" calcext:value-type="float">
            <text:p>0.23</text:p>
          </table:table-cell>
          <table:table-cell table:formula="of:=20*LOG([.E40]/[.D40])" office:value-type="float" office:value="6.26968056934679" calcext:value-type="float">
            <text:p>6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9060.37" calcext:value-type="float">
            <text:p>49060.4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2969" calcext:value-type="float">
            <text:p>2.12969</text:p>
          </table:table-cell>
          <table:table-cell office:value-type="float" office:value="0.465724" calcext:value-type="float">
            <text:p>0.47</text:p>
          </table:table-cell>
          <table:table-cell table:formula="of:=20*LOG([.E41]/[.D41])" office:value-type="float" office:value="6.33584934007047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9969.08" calcext:value-type="float">
            <text:p>49969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2496" calcext:value-type="float">
            <text:p>2.12496</text:p>
          </table:table-cell>
          <table:table-cell office:value-type="float" office:value="0.149951" calcext:value-type="float">
            <text:p>0.15</text:p>
          </table:table-cell>
          <table:table-cell table:formula="of:=20*LOG([.E42]/[.D42])" office:value-type="float" office:value="6.308166870164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50950.34" calcext:value-type="float">
            <text:p>50950.3</text:p>
          </table:table-cell>
          <table:table-cell office:value-type="float" office:value="1.02811" calcext:value-type="float">
            <text:p>1.02811</text:p>
          </table:table-cell>
          <table:table-cell office:value-type="float" office:value="2.12099" calcext:value-type="float">
            <text:p>2.12099</text:p>
          </table:table-cell>
          <table:table-cell office:value-type="float" office:value="0.848096" calcext:value-type="float">
            <text:p>0.85</text:p>
          </table:table-cell>
          <table:table-cell table:formula="of:=20*LOG([.E43]/[.D43])" office:value-type="float" office:value="6.28998075092287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1987" calcext:value-type="float">
            <text:p>51987.0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2527" calcext:value-type="float">
            <text:p>2.12527</text:p>
          </table:table-cell>
          <table:table-cell office:value-type="float" office:value="0.332295" calcext:value-type="float">
            <text:p>0.33</text:p>
          </table:table-cell>
          <table:table-cell table:formula="of:=20*LOG([.E44]/[.D44])" office:value-type="float" office:value="6.30622340077857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2959.33" calcext:value-type="float">
            <text:p>52959.3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0.938479" calcext:value-type="float">
            <text:p>0.94</text:p>
          </table:table-cell>
          <table:table-cell table:formula="of:=20*LOG([.E45]/[.D45])" office:value-type="float" office:value="6.36020055835775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4007.7" calcext:value-type="float">
            <text:p>54007.7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3999" calcext:value-type="float">
            <text:p>2.13999</text:p>
          </table:table-cell>
          <table:table-cell office:value-type="float" office:value="-0.355515" calcext:value-type="float">
            <text:p>-0.36</text:p>
          </table:table-cell>
          <table:table-cell table:formula="of:=20*LOG([.E46]/[.D46])" office:value-type="float" office:value="6.36617604285922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5056.01" calcext:value-type="float">
            <text:p>55056.0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2.12832" calcext:value-type="float">
            <text:p>2.12832</text:p>
          </table:table-cell>
          <table:table-cell office:value-type="float" office:value="0.610327" calcext:value-type="float">
            <text:p>0.61</text:p>
          </table:table-cell>
          <table:table-cell table:formula="of:=20*LOG([.E47]/[.D47])" office:value-type="float" office:value="6.29615496805694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6037.52" calcext:value-type="float">
            <text:p>56037.5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0.090816" calcext:value-type="float">
            <text:p>0.09</text:p>
          </table:table-cell>
          <table:table-cell table:formula="of:=20*LOG([.E48]/[.D48])" office:value-type="float" office:value="6.36047655203448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7032.54" calcext:value-type="float">
            <text:p>57032.5</text:p>
          </table:table-cell>
          <table:table-cell office:value-type="float" office:value="1.02757" calcext:value-type="float">
            <text:p>1.02757</text:p>
          </table:table-cell>
          <table:table-cell office:value-type="float" office:value="2.1583" calcext:value-type="float">
            <text:p>2.15830</text:p>
          </table:table-cell>
          <table:table-cell office:value-type="float" office:value="1.449412" calcext:value-type="float">
            <text:p>1.45</text:p>
          </table:table-cell>
          <table:table-cell table:formula="of:=20*LOG([.E49]/[.D49])" office:value-type="float" office:value="6.44600788437641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8033.58" calcext:value-type="float">
            <text:p>58033.6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3213" calcext:value-type="float">
            <text:p>2.13213</text:p>
          </table:table-cell>
          <table:table-cell office:value-type="float" office:value="0.74742" calcext:value-type="float">
            <text:p>0.75</text:p>
          </table:table-cell>
          <table:table-cell table:formula="of:=20*LOG([.E50]/[.D50])" office:value-type="float" office:value="6.3258561049706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8997.67" calcext:value-type="float">
            <text:p>58997.7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2.13663" calcext:value-type="float">
            <text:p>2.13663</text:p>
          </table:table-cell>
          <table:table-cell office:value-type="float" office:value="-0.085848" calcext:value-type="float">
            <text:p>-0.09</text:p>
          </table:table-cell>
          <table:table-cell table:formula="of:=20*LOG([.E51]/[.D51])" office:value-type="float" office:value="6.33708301669833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59999.52" calcext:value-type="float">
            <text:p>59999.5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2.12908" calcext:value-type="float">
            <text:p>2.12908</text:p>
          </table:table-cell>
          <table:table-cell office:value-type="float" office:value="0.176805" calcext:value-type="float">
            <text:p>0.18</text:p>
          </table:table-cell>
          <table:table-cell table:formula="of:=20*LOG([.E52]/[.D52])" office:value-type="float" office:value="6.32625892634553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1010.93" calcext:value-type="float">
            <text:p>61010.9</text:p>
          </table:table-cell>
          <table:table-cell office:value-type="float" office:value="1.0278" calcext:value-type="float">
            <text:p>1.02780</text:p>
          </table:table-cell>
          <table:table-cell office:value-type="float" office:value="2.13785" calcext:value-type="float">
            <text:p>2.13785</text:p>
          </table:table-cell>
          <table:table-cell office:value-type="float" office:value="0.099066" calcext:value-type="float">
            <text:p>0.10</text:p>
          </table:table-cell>
          <table:table-cell table:formula="of:=20*LOG([.E53]/[.D53])" office:value-type="float" office:value="6.36137233552712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1943.06" calcext:value-type="float">
            <text:p>61943.1</text:p>
          </table:table-cell>
          <table:table-cell office:value-type="float" office:value="1.02887" calcext:value-type="float">
            <text:p>1.02887</text:p>
          </table:table-cell>
          <table:table-cell office:value-type="float" office:value="2.13175" calcext:value-type="float">
            <text:p>2.13175</text:p>
          </table:table-cell>
          <table:table-cell office:value-type="float" office:value="0.094249" calcext:value-type="float">
            <text:p>0.09</text:p>
          </table:table-cell>
          <table:table-cell table:formula="of:=20*LOG([.E54]/[.D54])" office:value-type="float" office:value="6.3275153498952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3067.85" calcext:value-type="float">
            <text:p>63067.9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39" calcext:value-type="float">
            <text:p>2.13900</text:p>
          </table:table-cell>
          <table:table-cell office:value-type="float" office:value="-0.167302" calcext:value-type="float">
            <text:p>-0.17</text:p>
          </table:table-cell>
          <table:table-cell table:formula="of:=20*LOG([.E55]/[.D55])" office:value-type="float" office:value="6.35244803537943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3978.32" calcext:value-type="float">
            <text:p>63978.3</text:p>
          </table:table-cell>
          <table:table-cell office:value-type="float" office:value="1.02712" calcext:value-type="float">
            <text:p>1.02712</text:p>
          </table:table-cell>
          <table:table-cell office:value-type="float" office:value="2.13007" calcext:value-type="float">
            <text:p>2.13007</text:p>
          </table:table-cell>
          <table:table-cell office:value-type="float" office:value="0.144072" calcext:value-type="float">
            <text:p>0.14</text:p>
          </table:table-cell>
          <table:table-cell table:formula="of:=20*LOG([.E56]/[.D56])" office:value-type="float" office:value="6.33545379886023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5019.14" calcext:value-type="float">
            <text:p>65019.1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2.15563" calcext:value-type="float">
            <text:p>2.15563</text:p>
          </table:table-cell>
          <table:table-cell office:value-type="float" office:value="0.919758" calcext:value-type="float">
            <text:p>0.92</text:p>
          </table:table-cell>
          <table:table-cell table:formula="of:=20*LOG([.E57]/[.D57])" office:value-type="float" office:value="6.4539569550811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5953.46" calcext:value-type="float">
            <text:p>65953.5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4411" calcext:value-type="float">
            <text:p>2.14411</text:p>
          </table:table-cell>
          <table:table-cell office:value-type="float" office:value="0.190098" calcext:value-type="float">
            <text:p>0.19</text:p>
          </table:table-cell>
          <table:table-cell table:formula="of:=20*LOG([.E58]/[.D58])" office:value-type="float" office:value="6.38288241121716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6917.62" calcext:value-type="float">
            <text:p>66917.6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2.16692" calcext:value-type="float">
            <text:p>2.16692</text:p>
          </table:table-cell>
          <table:table-cell office:value-type="float" office:value="1.453175" calcext:value-type="float">
            <text:p>1.45</text:p>
          </table:table-cell>
          <table:table-cell table:formula="of:=20*LOG([.E59]/[.D59])" office:value-type="float" office:value="6.49027082200616" calcext:value-type="float">
            <text:p>6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7978.83" calcext:value-type="float">
            <text:p>67978.8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2.13343" calcext:value-type="float">
            <text:p>2.13343</text:p>
          </table:table-cell>
          <table:table-cell office:value-type="float" office:value="0.91378" calcext:value-type="float">
            <text:p>0.91</text:p>
          </table:table-cell>
          <table:table-cell table:formula="of:=20*LOG([.E60]/[.D60])" office:value-type="float" office:value="6.31951235712923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8959.05" calcext:value-type="float">
            <text:p>68959.1</text:p>
          </table:table-cell>
          <table:table-cell office:value-type="float" office:value="1.03047" calcext:value-type="float">
            <text:p>1.03047</text:p>
          </table:table-cell>
          <table:table-cell office:value-type="float" office:value="2.15746" calcext:value-type="float">
            <text:p>2.15746</text:p>
          </table:table-cell>
          <table:table-cell office:value-type="float" office:value="0.913362" calcext:value-type="float">
            <text:p>0.91</text:p>
          </table:table-cell>
          <table:table-cell table:formula="of:=20*LOG([.E61]/[.D61])" office:value-type="float" office:value="6.4181479957628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9972.51" calcext:value-type="float">
            <text:p>69972.5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3602" calcext:value-type="float">
            <text:p>2.13602</text:p>
          </table:table-cell>
          <table:table-cell office:value-type="float" office:value="0.784544" calcext:value-type="float">
            <text:p>0.78</text:p>
          </table:table-cell>
          <table:table-cell table:formula="of:=20*LOG([.E62]/[.D62])" office:value-type="float" office:value="6.35325797838017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0996.44" calcext:value-type="float">
            <text:p>70996.4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2.14182" calcext:value-type="float">
            <text:p>2.14182</text:p>
          </table:table-cell>
          <table:table-cell office:value-type="float" office:value="1.144513" calcext:value-type="float">
            <text:p>1.14</text:p>
          </table:table-cell>
          <table:table-cell table:formula="of:=20*LOG([.E63]/[.D63])" office:value-type="float" office:value="6.37554362379822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2015.46" calcext:value-type="float">
            <text:p>72015.5</text:p>
          </table:table-cell>
          <table:table-cell office:value-type="float" office:value="1.02864" calcext:value-type="float">
            <text:p>1.02864</text:p>
          </table:table-cell>
          <table:table-cell office:value-type="float" office:value="2.16112" calcext:value-type="float">
            <text:p>2.16112</text:p>
          </table:table-cell>
          <table:table-cell office:value-type="float" office:value="0.00327" calcext:value-type="float">
            <text:p>0.00</text:p>
          </table:table-cell>
          <table:table-cell table:formula="of:=20*LOG([.E64]/[.D64])" office:value-type="float" office:value="6.44830948205046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2961.75" calcext:value-type="float">
            <text:p>72961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15357" calcext:value-type="float">
            <text:p>2.15357</text:p>
          </table:table-cell>
          <table:table-cell office:value-type="float" office:value="0.263902" calcext:value-type="float">
            <text:p>0.26</text:p>
          </table:table-cell>
          <table:table-cell table:formula="of:=20*LOG([.E65]/[.D65])" office:value-type="float" office:value="6.4152944240683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3898.17" calcext:value-type="float">
            <text:p>73898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7249" calcext:value-type="float">
            <text:p>2.17249</text:p>
          </table:table-cell>
          <table:table-cell office:value-type="float" office:value="0.031886" calcext:value-type="float">
            <text:p>0.03</text:p>
          </table:table-cell>
          <table:table-cell table:formula="of:=20*LOG([.E66]/[.D66])" office:value-type="float" office:value="6.4964211379649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4988.38" calcext:value-type="float">
            <text:p>74988.4</text:p>
          </table:table-cell>
          <table:table-cell office:value-type="float" office:value="1.03116" calcext:value-type="float">
            <text:p>1.03116</text:p>
          </table:table-cell>
          <table:table-cell office:value-type="float" office:value="2.15044" calcext:value-type="float">
            <text:p>2.15044</text:p>
          </table:table-cell>
          <table:table-cell office:value-type="float" office:value="-0.814228" calcext:value-type="float">
            <text:p>-0.81</text:p>
          </table:table-cell>
          <table:table-cell table:formula="of:=20*LOG([.E67]/[.D67])" office:value-type="float" office:value="6.38402543705754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5889.93" calcext:value-type="float">
            <text:p>75889.9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2.15655" calcext:value-type="float">
            <text:p>2.15655</text:p>
          </table:table-cell>
          <table:table-cell office:value-type="float" office:value="0.135542" calcext:value-type="float">
            <text:p>0.14</text:p>
          </table:table-cell>
          <table:table-cell table:formula="of:=20*LOG([.E68]/[.D68])" office:value-type="float" office:value="6.42156687628706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6984.56" calcext:value-type="float">
            <text:p>76984.6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13976" calcext:value-type="float">
            <text:p>2.13976</text:p>
          </table:table-cell>
          <table:table-cell office:value-type="float" office:value="1.173766" calcext:value-type="float">
            <text:p>1.17</text:p>
          </table:table-cell>
          <table:table-cell table:formula="of:=20*LOG([.E69]/[.D69])" office:value-type="float" office:value="6.36591825822453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8000.12" calcext:value-type="float">
            <text:p>78000.1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2.15472" calcext:value-type="float">
            <text:p>2.15472</text:p>
          </table:table-cell>
          <table:table-cell office:value-type="float" office:value="0.405283" calcext:value-type="float">
            <text:p>0.41</text:p>
          </table:table-cell>
          <table:table-cell table:formula="of:=20*LOG([.E70]/[.D70])" office:value-type="float" office:value="6.39935852909836" calcext:value-type="float">
            <text:p>6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9043.81" calcext:value-type="float">
            <text:p>79043.8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2.16677" calcext:value-type="float">
            <text:p>2.16677</text:p>
          </table:table-cell>
          <table:table-cell office:value-type="float" office:value="1.150993" calcext:value-type="float">
            <text:p>1.15</text:p>
          </table:table-cell>
          <table:table-cell table:formula="of:=20*LOG([.E71]/[.D71])" office:value-type="float" office:value="6.46263251910515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0020.04" calcext:value-type="float">
            <text:p>80020.0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7669" calcext:value-type="float">
            <text:p>2.17669</text:p>
          </table:table-cell>
          <table:table-cell office:value-type="float" office:value="2.220432" calcext:value-type="float">
            <text:p>2.22</text:p>
          </table:table-cell>
          <table:table-cell table:formula="of:=20*LOG([.E72]/[.D72])" office:value-type="float" office:value="6.50551412782737" calcext:value-type="float">
            <text:p>6.5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0958.16" calcext:value-type="float">
            <text:p>80958.2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2.14869" calcext:value-type="float">
            <text:p>2.14869</text:p>
          </table:table-cell>
          <table:table-cell office:value-type="float" office:value="0.337274" calcext:value-type="float">
            <text:p>0.34</text:p>
          </table:table-cell>
          <table:table-cell table:formula="of:=20*LOG([.E73]/[.D73])" office:value-type="float" office:value="6.41688851455314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1922.63" calcext:value-type="float">
            <text:p>81922.6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16189" calcext:value-type="float">
            <text:p>2.16189</text:p>
          </table:table-cell>
          <table:table-cell office:value-type="float" office:value="1.532998" calcext:value-type="float">
            <text:p>1.53</text:p>
          </table:table-cell>
          <table:table-cell table:formula="of:=20*LOG([.E74]/[.D74])" office:value-type="float" office:value="6.45072818708297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3031.77" calcext:value-type="float">
            <text:p>83031.8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4648" calcext:value-type="float">
            <text:p>2.14648</text:p>
          </table:table-cell>
          <table:table-cell office:value-type="float" office:value="1.595358" calcext:value-type="float">
            <text:p>1.60</text:p>
          </table:table-cell>
          <table:table-cell table:formula="of:=20*LOG([.E75]/[.D75])" office:value-type="float" office:value="6.39247808945062" calcext:value-type="float">
            <text:p>6.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4065.47" calcext:value-type="float">
            <text:p>84065.5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2.16822" calcext:value-type="float">
            <text:p>2.16822</text:p>
          </table:table-cell>
          <table:table-cell office:value-type="float" office:value="0.25842" calcext:value-type="float">
            <text:p>0.26</text:p>
          </table:table-cell>
          <table:table-cell table:formula="of:=20*LOG([.E76]/[.D76])" office:value-type="float" office:value="6.46970864459606" calcext:value-type="float">
            <text:p>6.4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5014" calcext:value-type="float">
            <text:p>85014.0</text:p>
          </table:table-cell>
          <table:table-cell office:value-type="float" office:value="1.0291" calcext:value-type="float">
            <text:p>1.02910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-1.281" calcext:value-type="float">
            <text:p>-1.28</text:p>
          </table:table-cell>
          <table:table-cell table:formula="of:=20*LOG([.E77]/[.D77])" office:value-type="float" office:value="6.5000735968306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5953.98" calcext:value-type="float">
            <text:p>85954.0</text:p>
          </table:table-cell>
          <table:table-cell office:value-type="float" office:value="1.02879" calcext:value-type="float">
            <text:p>1.02879</text:p>
          </table:table-cell>
          <table:table-cell office:value-type="float" office:value="2.15136" calcext:value-type="float">
            <text:p>2.15136</text:p>
          </table:table-cell>
          <table:table-cell office:value-type="float" office:value="0.854719" calcext:value-type="float">
            <text:p>0.85</text:p>
          </table:table-cell>
          <table:table-cell table:formula="of:=20*LOG([.E78]/[.D78])" office:value-type="float" office:value="6.40772710768759" calcext:value-type="float">
            <text:p>6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6987.57" calcext:value-type="float">
            <text:p>86987.6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6975" calcext:value-type="float">
            <text:p>2.16975</text:p>
          </table:table-cell>
          <table:table-cell office:value-type="float" office:value="1.159846" calcext:value-type="float">
            <text:p>1.16</text:p>
          </table:table-cell>
          <table:table-cell table:formula="of:=20*LOG([.E79]/[.D79])" office:value-type="float" office:value="6.4977154476523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7930.97" calcext:value-type="float">
            <text:p>87931.0</text:p>
          </table:table-cell>
          <table:table-cell office:value-type="float" office:value="1.02742" calcext:value-type="float">
            <text:p>1.02742</text:p>
          </table:table-cell>
          <table:table-cell office:value-type="float" office:value="2.1493" calcext:value-type="float">
            <text:p>2.14930</text:p>
          </table:table-cell>
          <table:table-cell office:value-type="float" office:value="-0.709046" calcext:value-type="float">
            <text:p>-0.71</text:p>
          </table:table-cell>
          <table:table-cell table:formula="of:=20*LOG([.E80]/[.D80])" office:value-type="float" office:value="6.41098046278968" calcext:value-type="float">
            <text:p>6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9026.98" calcext:value-type="float">
            <text:p>89027.0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5548" calcext:value-type="float">
            <text:p>2.15548</text:p>
          </table:table-cell>
          <table:table-cell office:value-type="float" office:value="0.182823" calcext:value-type="float">
            <text:p>0.18</text:p>
          </table:table-cell>
          <table:table-cell table:formula="of:=20*LOG([.E81]/[.D81])" office:value-type="float" office:value="6.4204624372280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0037.39" calcext:value-type="float">
            <text:p>90037.4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18905" calcext:value-type="float">
            <text:p>2.18905</text:p>
          </table:table-cell>
          <table:table-cell office:value-type="float" office:value="1.261914" calcext:value-type="float">
            <text:p>1.26</text:p>
          </table:table-cell>
          <table:table-cell table:formula="of:=20*LOG([.E82]/[.D82])" office:value-type="float" office:value="6.54820047715114" calcext:value-type="float">
            <text:p>6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1156.42" calcext:value-type="float">
            <text:p>91156.4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2.16311" calcext:value-type="float">
            <text:p>2.16311</text:p>
          </table:table-cell>
          <table:table-cell office:value-type="float" office:value="0.304728" calcext:value-type="float">
            <text:p>0.30</text:p>
          </table:table-cell>
          <table:table-cell table:formula="of:=20*LOG([.E83]/[.D83])" office:value-type="float" office:value="6.44853887679608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1938.61" calcext:value-type="float">
            <text:p>91938.6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8501" calcext:value-type="float">
            <text:p>2.18501</text:p>
          </table:table-cell>
          <table:table-cell office:value-type="float" office:value="0.064114" calcext:value-type="float">
            <text:p>0.06</text:p>
          </table:table-cell>
          <table:table-cell table:formula="of:=20*LOG([.E84]/[.D84])" office:value-type="float" office:value="6.55859008525183" calcext:value-type="float">
            <text:p>6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3091.06" calcext:value-type="float">
            <text:p>93091.1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18447" calcext:value-type="float">
            <text:p>2.18447</text:p>
          </table:table-cell>
          <table:table-cell office:value-type="float" office:value="1.329478" calcext:value-type="float">
            <text:p>1.33</text:p>
          </table:table-cell>
          <table:table-cell table:formula="of:=20*LOG([.E85]/[.D85])" office:value-type="float" office:value="6.52815354076952" calcext:value-type="float">
            <text:p>6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4075.48" calcext:value-type="float">
            <text:p>94075.5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2.16273" calcext:value-type="float">
            <text:p>2.16273</text:p>
          </table:table-cell>
          <table:table-cell office:value-type="float" office:value="1.336132" calcext:value-type="float">
            <text:p>1.34</text:p>
          </table:table-cell>
          <table:table-cell table:formula="of:=20*LOG([.E86]/[.D86])" office:value-type="float" office:value="6.4425426685991" calcext:value-type="float">
            <text:p>6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4929.3" calcext:value-type="float">
            <text:p>94929.3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15639" calcext:value-type="float">
            <text:p>2.15639</text:p>
          </table:table-cell>
          <table:table-cell office:value-type="float" office:value="1.651484" calcext:value-type="float">
            <text:p>1.65</text:p>
          </table:table-cell>
          <table:table-cell table:formula="of:=20*LOG([.E87]/[.D87])" office:value-type="float" office:value="6.40162558850741" calcext:value-type="float">
            <text:p>6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5939.83" calcext:value-type="float">
            <text:p>95939.8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16692" calcext:value-type="float">
            <text:p>2.16692</text:p>
          </table:table-cell>
          <table:table-cell office:value-type="float" office:value="1.668336" calcext:value-type="float">
            <text:p>1.67</text:p>
          </table:table-cell>
          <table:table-cell table:formula="of:=20*LOG([.E88]/[.D88])" office:value-type="float" office:value="6.45994440952113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7033.81" calcext:value-type="float">
            <text:p>97033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17997" calcext:value-type="float">
            <text:p>2.17997</text:p>
          </table:table-cell>
          <table:table-cell office:value-type="float" office:value="1.013999" calcext:value-type="float">
            <text:p>1.01</text:p>
          </table:table-cell>
          <table:table-cell table:formula="of:=20*LOG([.E89]/[.D89])" office:value-type="float" office:value="6.52112491057405" calcext:value-type="float">
            <text:p>6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8077.8" calcext:value-type="float">
            <text:p>98077.8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6235" calcext:value-type="float">
            <text:p>2.16235</text:p>
          </table:table-cell>
          <table:table-cell office:value-type="float" office:value="1.956264" calcext:value-type="float">
            <text:p>1.96</text:p>
          </table:table-cell>
          <table:table-cell table:formula="of:=20*LOG([.E90]/[.D90])" office:value-type="float" office:value="6.44675215633469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8996.2" calcext:value-type="float">
            <text:p>98996.2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1.702638" calcext:value-type="float">
            <text:p>1.70</text:p>
          </table:table-cell>
          <table:table-cell table:formula="of:=20*LOG([.E91]/[.D91])" office:value-type="float" office:value="6.54498777593145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9948.03" calcext:value-type="float">
            <text:p>99948.0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16906" calcext:value-type="float">
            <text:p>2.16906</text:p>
          </table:table-cell>
          <table:table-cell office:value-type="float" office:value="2.094053" calcext:value-type="float">
            <text:p>2.09</text:p>
          </table:table-cell>
          <table:table-cell table:formula="of:=20*LOG([.E92]/[.D92])" office:value-type="float" office:value="6.45251071558643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10048.08" calcext:value-type="float">
            <text:p>110048.1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2.17265" calcext:value-type="float">
            <text:p>2.17265</text:p>
          </table:table-cell>
          <table:table-cell office:value-type="float" office:value="2.287892" calcext:value-type="float">
            <text:p>2.29</text:p>
          </table:table-cell>
          <table:table-cell table:formula="of:=20*LOG([.E93]/[.D93])" office:value-type="float" office:value="6.48743712043382" calcext:value-type="float">
            <text:p>6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20032.04" calcext:value-type="float">
            <text:p>120032.0</text:p>
          </table:table-cell>
          <table:table-cell office:value-type="float" office:value="1.03482" calcext:value-type="float">
            <text:p>1.03482</text:p>
          </table:table-cell>
          <table:table-cell office:value-type="float" office:value="2.1789" calcext:value-type="float">
            <text:p>2.17890</text:p>
          </table:table-cell>
          <table:table-cell office:value-type="float" office:value="1.456217" calcext:value-type="float">
            <text:p>1.46</text:p>
          </table:table-cell>
          <table:table-cell table:formula="of:=20*LOG([.E94]/[.D94])" office:value-type="float" office:value="6.46744970263554" calcext:value-type="float">
            <text:p>6.4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30069.74" calcext:value-type="float">
            <text:p>130069.7</text:p>
          </table:table-cell>
          <table:table-cell office:value-type="float" office:value="1.02902" calcext:value-type="float">
            <text:p>1.02902</text:p>
          </table:table-cell>
          <table:table-cell office:value-type="float" office:value="2.19447" calcext:value-type="float">
            <text:p>2.19447</text:p>
          </table:table-cell>
          <table:table-cell office:value-type="float" office:value="1.345723" calcext:value-type="float">
            <text:p>1.35</text:p>
          </table:table-cell>
          <table:table-cell table:formula="of:=20*LOG([.E95]/[.D95])" office:value-type="float" office:value="6.57811664644252" calcext:value-type="float">
            <text:p>6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40171.75" calcext:value-type="float">
            <text:p>140171.8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1934" calcext:value-type="float">
            <text:p>2.19340</text:p>
          </table:table-cell>
          <table:table-cell office:value-type="float" office:value="0.907416" calcext:value-type="float">
            <text:p>0.91</text:p>
          </table:table-cell>
          <table:table-cell table:formula="of:=20*LOG([.E96]/[.D96])" office:value-type="float" office:value="6.56358862771626" calcext:value-type="float">
            <text:p>6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9953.58" calcext:value-type="float">
            <text:p>149953.6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2.21026" calcext:value-type="float">
            <text:p>2.21026</text:p>
          </table:table-cell>
          <table:table-cell office:value-type="float" office:value="1.050857" calcext:value-type="float">
            <text:p>1.05</text:p>
          </table:table-cell>
          <table:table-cell table:formula="of:=20*LOG([.E97]/[.D97])" office:value-type="float" office:value="6.62108270565569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60021.05" calcext:value-type="float">
            <text:p>160021.1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1.218923" calcext:value-type="float">
            <text:p>1.22</text:p>
          </table:table-cell>
          <table:table-cell table:formula="of:=20*LOG([.E98]/[.D98])" office:value-type="float" office:value="6.61518298869582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70003.16" calcext:value-type="float">
            <text:p>170003.2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23529" calcext:value-type="float">
            <text:p>2.23529</text:p>
          </table:table-cell>
          <table:table-cell office:value-type="float" office:value="1.81462" calcext:value-type="float">
            <text:p>1.81</text:p>
          </table:table-cell>
          <table:table-cell table:formula="of:=20*LOG([.E99]/[.D99])" office:value-type="float" office:value="6.72790934947199" calcext:value-type="float">
            <text:p>6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80071.93" calcext:value-type="float">
            <text:p>180071.9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2.23376" calcext:value-type="float">
            <text:p>2.23376</text:p>
          </table:table-cell>
          <table:table-cell office:value-type="float" office:value="1.363313" calcext:value-type="float">
            <text:p>1.36</text:p>
          </table:table-cell>
          <table:table-cell table:formula="of:=20*LOG([.E100]/[.D100])" office:value-type="float" office:value="6.72128759115461" calcext:value-type="float">
            <text:p>6.7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9852.16" calcext:value-type="float">
            <text:p>189852.2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2.24818" calcext:value-type="float">
            <text:p>2.24818</text:p>
          </table:table-cell>
          <table:table-cell office:value-type="float" office:value="1.009532" calcext:value-type="float">
            <text:p>1.01</text:p>
          </table:table-cell>
          <table:table-cell table:formula="of:=20*LOG([.E101]/[.D101])" office:value-type="float" office:value="6.7752402468554" calcext:value-type="float">
            <text:p>6.7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00163.5" calcext:value-type="float">
            <text:p>200163.5</text:p>
          </table:table-cell>
          <table:table-cell office:value-type="float" office:value="1.03505" calcext:value-type="float">
            <text:p>1.03505</text:p>
          </table:table-cell>
          <table:table-cell office:value-type="float" office:value="2.26848" calcext:value-type="float">
            <text:p>2.26848</text:p>
          </table:table-cell>
          <table:table-cell office:value-type="float" office:value="1.753398" calcext:value-type="float">
            <text:p>1.75</text:p>
          </table:table-cell>
          <table:table-cell table:formula="of:=20*LOG([.E102]/[.D102])" office:value-type="float" office:value="6.81547249952008" calcext:value-type="float">
            <text:p>6.8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0067.74" calcext:value-type="float">
            <text:p>210067.7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27229" calcext:value-type="float">
            <text:p>2.27229</text:p>
          </table:table-cell>
          <table:table-cell office:value-type="float" office:value="1.425416" calcext:value-type="float">
            <text:p>1.43</text:p>
          </table:table-cell>
          <table:table-cell table:formula="of:=20*LOG([.E103]/[.D103])" office:value-type="float" office:value="6.88789210865552" calcext:value-type="float">
            <text:p>6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9967.07" calcext:value-type="float">
            <text:p>219967.1</text:p>
          </table:table-cell>
          <table:table-cell office:value-type="float" office:value="1.03078" calcext:value-type="float">
            <text:p>1.03078</text:p>
          </table:table-cell>
          <table:table-cell office:value-type="float" office:value="2.28946" calcext:value-type="float">
            <text:p>2.28946</text:p>
          </table:table-cell>
          <table:table-cell office:value-type="float" office:value="2.070245" calcext:value-type="float">
            <text:p>2.07</text:p>
          </table:table-cell>
          <table:table-cell table:formula="of:=20*LOG([.E104]/[.D104])" office:value-type="float" office:value="6.93134153543275" calcext:value-type="float">
            <text:p>6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30127.29" calcext:value-type="float">
            <text:p>230127.3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2.31326" calcext:value-type="float">
            <text:p>2.31326</text:p>
          </table:table-cell>
          <table:table-cell office:value-type="float" office:value="1.719148" calcext:value-type="float">
            <text:p>1.72</text:p>
          </table:table-cell>
          <table:table-cell table:formula="of:=20*LOG([.E105]/[.D105])" office:value-type="float" office:value="7.0295155611234" calcext:value-type="float">
            <text:p>7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39766.42" calcext:value-type="float">
            <text:p>239766.4</text:p>
          </table:table-cell>
          <table:table-cell office:value-type="float" office:value="1.03078" calcext:value-type="float">
            <text:p>1.03078</text:p>
          </table:table-cell>
          <table:table-cell office:value-type="float" office:value="2.34035" calcext:value-type="float">
            <text:p>2.34035</text:p>
          </table:table-cell>
          <table:table-cell office:value-type="float" office:value="0.632512" calcext:value-type="float">
            <text:p>0.63</text:p>
          </table:table-cell>
          <table:table-cell table:formula="of:=20*LOG([.E106]/[.D106])" office:value-type="float" office:value="7.12229655379328" calcext:value-type="float">
            <text:p>7.1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49889.54" calcext:value-type="float">
            <text:p>249889.5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35271" calcext:value-type="float">
            <text:p>2.35271</text:p>
          </table:table-cell>
          <table:table-cell office:value-type="float" office:value="1.082928" calcext:value-type="float">
            <text:p>1.08</text:p>
          </table:table-cell>
          <table:table-cell table:formula="of:=20*LOG([.E107]/[.D107])" office:value-type="float" office:value="7.18998493274371" calcext:value-type="float">
            <text:p>7.1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60314.5" calcext:value-type="float">
            <text:p>260314.5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2.3682" calcext:value-type="float">
            <text:p>2.36820</text:p>
          </table:table-cell>
          <table:table-cell office:value-type="float" office:value="1.643313" calcext:value-type="float">
            <text:p>1.64</text:p>
          </table:table-cell>
          <table:table-cell table:formula="of:=20*LOG([.E108]/[.D108])" office:value-type="float" office:value="7.22631193697046" calcext:value-type="float">
            <text:p>7.2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70242.4" calcext:value-type="float">
            <text:p>270242.4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38239" calcext:value-type="float">
            <text:p>2.38239</text:p>
          </table:table-cell>
          <table:table-cell office:value-type="float" office:value="1.763431" calcext:value-type="float">
            <text:p>1.76</text:p>
          </table:table-cell>
          <table:table-cell table:formula="of:=20*LOG([.E109]/[.D109])" office:value-type="float" office:value="7.26733655456933" calcext:value-type="float">
            <text:p>7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79808.68" calcext:value-type="float">
            <text:p>279808.7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41481" calcext:value-type="float">
            <text:p>2.41481</text:p>
          </table:table-cell>
          <table:table-cell office:value-type="float" office:value="1.515807" calcext:value-type="float">
            <text:p>1.52</text:p>
          </table:table-cell>
          <table:table-cell table:formula="of:=20*LOG([.E110]/[.D110])" office:value-type="float" office:value="7.39948134370417" calcext:value-type="float">
            <text:p>7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90455.27" calcext:value-type="float">
            <text:p>290455.3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42168" calcext:value-type="float">
            <text:p>2.42168</text:p>
          </table:table-cell>
          <table:table-cell office:value-type="float" office:value="1.805681" calcext:value-type="float">
            <text:p>1.81</text:p>
          </table:table-cell>
          <table:table-cell table:formula="of:=20*LOG([.E111]/[.D111])" office:value-type="float" office:value="7.43444967125684" calcext:value-type="float">
            <text:p>7.4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00146.81" calcext:value-type="float">
            <text:p>300146.8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2.4509" calcext:value-type="float">
            <text:p>2.45090</text:p>
          </table:table-cell>
          <table:table-cell office:value-type="float" office:value="1.430902" calcext:value-type="float">
            <text:p>1.43</text:p>
          </table:table-cell>
          <table:table-cell table:formula="of:=20*LOG([.E112]/[.D112])" office:value-type="float" office:value="7.52706923252896" calcext:value-type="float">
            <text:p>7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10235.29" calcext:value-type="float">
            <text:p>310235.3</text:p>
          </table:table-cell>
          <table:table-cell office:value-type="float" office:value="1.0291" calcext:value-type="float">
            <text:p>1.02910</text:p>
          </table:table-cell>
          <table:table-cell office:value-type="float" office:value="2.48005" calcext:value-type="float">
            <text:p>2.48005</text:p>
          </table:table-cell>
          <table:table-cell office:value-type="float" office:value="1.381794" calcext:value-type="float">
            <text:p>1.38</text:p>
          </table:table-cell>
          <table:table-cell table:formula="of:=20*LOG([.E113]/[.D113])" office:value-type="float" office:value="7.64005716948627" calcext:value-type="float">
            <text:p>7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411.89" calcext:value-type="float">
            <text:p>320411.9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49989" calcext:value-type="float">
            <text:p>2.49989</text:p>
          </table:table-cell>
          <table:table-cell office:value-type="float" office:value="1.05946" calcext:value-type="float">
            <text:p>1.06</text:p>
          </table:table-cell>
          <table:table-cell table:formula="of:=20*LOG([.E114]/[.D114])" office:value-type="float" office:value="7.70024001664287" calcext:value-type="float">
            <text:p>7.7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30504.04" calcext:value-type="float">
            <text:p>330504.0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51698" calcext:value-type="float">
            <text:p>2.51698</text:p>
          </table:table-cell>
          <table:table-cell office:value-type="float" office:value="0.595144" calcext:value-type="float">
            <text:p>0.60</text:p>
          </table:table-cell>
          <table:table-cell table:formula="of:=20*LOG([.E115]/[.D115])" office:value-type="float" office:value="7.77165162665678" calcext:value-type="float">
            <text:p>7.7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39705.12" calcext:value-type="float">
            <text:p>339705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0.796429" calcext:value-type="float">
            <text:p>0.80</text:p>
          </table:table-cell>
          <table:table-cell table:formula="of:=20*LOG([.E116]/[.D116])" office:value-type="float" office:value="7.88418561052678" calcext:value-type="float">
            <text:p>7.8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49781.47" calcext:value-type="float">
            <text:p>349781.5</text:p>
          </table:table-cell>
          <table:table-cell office:value-type="float" office:value="1.03215" calcext:value-type="float">
            <text:p>1.03215</text:p>
          </table:table-cell>
          <table:table-cell office:value-type="float" office:value="2.56977" calcext:value-type="float">
            <text:p>2.56977</text:p>
          </table:table-cell>
          <table:table-cell office:value-type="float" office:value="0.774212" calcext:value-type="float">
            <text:p>0.77</text:p>
          </table:table-cell>
          <table:table-cell table:formula="of:=20*LOG([.E117]/[.D117])" office:value-type="float" office:value="7.92302875737205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60197.25" calcext:value-type="float">
            <text:p>360197.3</text:p>
          </table:table-cell>
          <table:table-cell office:value-type="float" office:value="1.03375" calcext:value-type="float">
            <text:p>1.03375</text:p>
          </table:table-cell>
          <table:table-cell office:value-type="float" office:value="2.60785" calcext:value-type="float">
            <text:p>2.60785</text:p>
          </table:table-cell>
          <table:table-cell office:value-type="float" office:value="0.204457" calcext:value-type="float">
            <text:p>0.20</text:p>
          </table:table-cell>
          <table:table-cell table:formula="of:=20*LOG([.E118]/[.D118])" office:value-type="float" office:value="8.03734170374516" calcext:value-type="float">
            <text:p>8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70017.46" calcext:value-type="float">
            <text:p>370017.5</text:p>
          </table:table-cell>
          <table:table-cell office:value-type="float" office:value="1.02994" calcext:value-type="float">
            <text:p>1.02994</text:p>
          </table:table-cell>
          <table:table-cell office:value-type="float" office:value="2.63806" calcext:value-type="float">
            <text:p>2.63806</text:p>
          </table:table-cell>
          <table:table-cell office:value-type="float" office:value="-0.254775" calcext:value-type="float">
            <text:p>-0.25</text:p>
          </table:table-cell>
          <table:table-cell table:formula="of:=20*LOG([.E119]/[.D119])" office:value-type="float" office:value="8.16945487299472" calcext:value-type="float">
            <text:p>8.1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80074.42" calcext:value-type="float">
            <text:p>380074.4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0.315394" calcext:value-type="float">
            <text:p>0.32</text:p>
          </table:table-cell>
          <table:table-cell table:formula="of:=20*LOG([.E120]/[.D120])" office:value-type="float" office:value="8.29498347745545" calcext:value-type="float">
            <text:p>8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90354.82" calcext:value-type="float">
            <text:p>390354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70093" calcext:value-type="float">
            <text:p>2.70093</text:p>
          </table:table-cell>
          <table:table-cell office:value-type="float" office:value="-0.99276" calcext:value-type="float">
            <text:p>-0.99</text:p>
          </table:table-cell>
          <table:table-cell table:formula="of:=20*LOG([.E121]/[.D121])" office:value-type="float" office:value="8.38238114436914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00254.38" calcext:value-type="float">
            <text:p>400254.4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2.72237" calcext:value-type="float">
            <text:p>2.72237</text:p>
          </table:table-cell>
          <table:table-cell office:value-type="float" office:value="-0.762511" calcext:value-type="float">
            <text:p>-0.76</text:p>
          </table:table-cell>
          <table:table-cell table:formula="of:=20*LOG([.E122]/[.D122])" office:value-type="float" office:value="8.41895482838931" calcext:value-type="float">
            <text:p>8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10252.66" calcext:value-type="float">
            <text:p>410252.7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75274" calcext:value-type="float">
            <text:p>2.75274</text:p>
          </table:table-cell>
          <table:table-cell office:value-type="float" office:value="-0.802844" calcext:value-type="float">
            <text:p>-0.80</text:p>
          </table:table-cell>
          <table:table-cell table:formula="of:=20*LOG([.E123]/[.D123])" office:value-type="float" office:value="8.53712590338897" calcext:value-type="float">
            <text:p>8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19889.3" calcext:value-type="float">
            <text:p>419889.3</text:p>
          </table:table-cell>
          <table:table-cell office:value-type="float" office:value="1.0262" calcext:value-type="float">
            <text:p>1.02620</text:p>
          </table:table-cell>
          <table:table-cell office:value-type="float" office:value="2.80584" calcext:value-type="float">
            <text:p>2.80584</text:p>
          </table:table-cell>
          <table:table-cell office:value-type="float" office:value="-0.896908" calcext:value-type="float">
            <text:p>-0.90</text:p>
          </table:table-cell>
          <table:table-cell table:formula="of:=20*LOG([.E124]/[.D124])" office:value-type="float" office:value="8.73661783809186" calcext:value-type="float">
            <text:p>8.7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29547.57" calcext:value-type="float">
            <text:p>429547.6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2.83636" calcext:value-type="float">
            <text:p>2.83636</text:p>
          </table:table-cell>
          <table:table-cell office:value-type="float" office:value="-2.307644" calcext:value-type="float">
            <text:p>-2.31</text:p>
          </table:table-cell>
          <table:table-cell table:formula="of:=20*LOG([.E125]/[.D125])" office:value-type="float" office:value="8.78676871499482" calcext:value-type="float">
            <text:p>8.7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439567.35" calcext:value-type="float">
            <text:p>439567.4</text:p>
          </table:table-cell>
          <table:table-cell office:value-type="float" office:value="1.03299" calcext:value-type="float">
            <text:p>1.03299</text:p>
          </table:table-cell>
          <table:table-cell office:value-type="float" office:value="2.87031" calcext:value-type="float">
            <text:p>2.87031</text:p>
          </table:table-cell>
          <table:table-cell office:value-type="float" office:value="-2.672422" calcext:value-type="float">
            <text:p>-2.67</text:p>
          </table:table-cell>
          <table:table-cell table:formula="of:=20*LOG([.E126]/[.D126])" office:value-type="float" office:value="8.8766537352879" calcext:value-type="float">
            <text:p>8.8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49863.74" calcext:value-type="float">
            <text:p>449863.7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90922" calcext:value-type="float">
            <text:p>2.90922</text:p>
          </table:table-cell>
          <table:table-cell office:value-type="float" office:value="-2.467778" calcext:value-type="float">
            <text:p>-2.47</text:p>
          </table:table-cell>
          <table:table-cell table:formula="of:=20*LOG([.E127]/[.D127])" office:value-type="float" office:value="9.01861814051746" calcext:value-type="float">
            <text:p>9.0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9761.22" calcext:value-type="float">
            <text:p>459761.2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2.95706" calcext:value-type="float">
            <text:p>2.95706</text:p>
          </table:table-cell>
          <table:table-cell office:value-type="float" office:value="-2.642641" calcext:value-type="float">
            <text:p>-2.64</text:p>
          </table:table-cell>
          <table:table-cell table:formula="of:=20*LOG([.E128]/[.D128])" office:value-type="float" office:value="9.17767841844027" calcext:value-type="float">
            <text:p>9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0492.52" calcext:value-type="float">
            <text:p>470492.5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99902" calcext:value-type="float">
            <text:p>2.99902</text:p>
          </table:table-cell>
          <table:table-cell office:value-type="float" office:value="-3.605291" calcext:value-type="float">
            <text:p>-3.61</text:p>
          </table:table-cell>
          <table:table-cell table:formula="of:=20*LOG([.E129]/[.D129])" office:value-type="float" office:value="9.2826740897195" calcext:value-type="float">
            <text:p>9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9830.78" calcext:value-type="float">
            <text:p>479830.8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3.04648" calcext:value-type="float">
            <text:p>3.04648</text:p>
          </table:table-cell>
          <table:table-cell office:value-type="float" office:value="-4.373184" calcext:value-type="float">
            <text:p>-4.37</text:p>
          </table:table-cell>
          <table:table-cell table:formula="of:=20*LOG([.E130]/[.D130])" office:value-type="float" office:value="9.41719847197306" calcext:value-type="float">
            <text:p>9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89954.88" calcext:value-type="float">
            <text:p>489954.9</text:p>
          </table:table-cell>
          <table:table-cell office:value-type="float" office:value="1.03085" calcext:value-type="float">
            <text:p>1.03085</text:p>
          </table:table-cell>
          <table:table-cell office:value-type="float" office:value="3.0873" calcext:value-type="float">
            <text:p>3.08730</text:p>
          </table:table-cell>
          <table:table-cell office:value-type="float" office:value="-4.842618" calcext:value-type="float">
            <text:p>-4.84</text:p>
          </table:table-cell>
          <table:table-cell table:formula="of:=20*LOG([.E131]/[.D131])" office:value-type="float" office:value="9.52766715315841" calcext:value-type="float">
            <text:p>9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00166.02" calcext:value-type="float">
            <text:p>500166.0</text:p>
          </table:table-cell>
          <table:table-cell office:value-type="float" office:value="1.0291" calcext:value-type="float">
            <text:p>1.02910</text:p>
          </table:table-cell>
          <table:table-cell office:value-type="float" office:value="3.13628" calcext:value-type="float">
            <text:p>3.13628</text:p>
          </table:table-cell>
          <table:table-cell office:value-type="float" office:value="-5.241723" calcext:value-type="float">
            <text:p>-5.24</text:p>
          </table:table-cell>
          <table:table-cell table:formula="of:=20*LOG([.E132]/[.D132])" office:value-type="float" office:value="9.67914500747346" calcext:value-type="float">
            <text:p>9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10061.71" calcext:value-type="float">
            <text:p>510061.7</text:p>
          </table:table-cell>
          <table:table-cell office:value-type="float" office:value="1.032" calcext:value-type="float">
            <text:p>1.03200</text:p>
          </table:table-cell>
          <table:table-cell office:value-type="float" office:value="3.17336" calcext:value-type="float">
            <text:p>3.17336</text:p>
          </table:table-cell>
          <table:table-cell office:value-type="float" office:value="-6.406652" calcext:value-type="float">
            <text:p>-6.41</text:p>
          </table:table-cell>
          <table:table-cell table:formula="of:=20*LOG([.E133]/[.D133])" office:value-type="float" office:value="9.75679291783493" calcext:value-type="float">
            <text:p>9.7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19927.61" calcext:value-type="float">
            <text:p>519927.6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3.2225" calcext:value-type="float">
            <text:p>3.22250</text:p>
          </table:table-cell>
          <table:table-cell office:value-type="float" office:value="-6.469228" calcext:value-type="float">
            <text:p>-6.47</text:p>
          </table:table-cell>
          <table:table-cell table:formula="of:=20*LOG([.E134]/[.D134])" office:value-type="float" office:value="9.91082529628718" calcext:value-type="float">
            <text:p>9.9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30211.27" calcext:value-type="float">
            <text:p>530211.3</text:p>
          </table:table-cell>
          <table:table-cell office:value-type="float" office:value="1.02841" calcext:value-type="float">
            <text:p>1.02841</text:p>
          </table:table-cell>
          <table:table-cell office:value-type="float" office:value="3.27156" calcext:value-type="float">
            <text:p>3.27156</text:p>
          </table:table-cell>
          <table:table-cell office:value-type="float" office:value="-6.634145" calcext:value-type="float">
            <text:p>-6.63</text:p>
          </table:table-cell>
          <table:table-cell table:formula="of:=20*LOG([.E135]/[.D135])" office:value-type="float" office:value="10.051771973043" calcext:value-type="float">
            <text:p>10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39618.13" calcext:value-type="float">
            <text:p>539618.1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3.3239" calcext:value-type="float">
            <text:p>3.32390</text:p>
          </table:table-cell>
          <table:table-cell office:value-type="float" office:value="-8.843005" calcext:value-type="float">
            <text:p>-8.84</text:p>
          </table:table-cell>
          <table:table-cell table:formula="of:=20*LOG([.E136]/[.D136])" office:value-type="float" office:value="10.1825414765678" calcext:value-type="float">
            <text:p>10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49756.92" calcext:value-type="float">
            <text:p>549756.9</text:p>
          </table:table-cell>
          <table:table-cell office:value-type="float" office:value="1.03162" calcext:value-type="float">
            <text:p>1.03162</text:p>
          </table:table-cell>
          <table:table-cell office:value-type="float" office:value="3.37708" calcext:value-type="float">
            <text:p>3.37708</text:p>
          </table:table-cell>
          <table:table-cell office:value-type="float" office:value="-8.847123" calcext:value-type="float">
            <text:p>-8.85</text:p>
          </table:table-cell>
          <table:table-cell table:formula="of:=20*LOG([.E137]/[.D137])" office:value-type="float" office:value="10.30043191194" calcext:value-type="float">
            <text:p>10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0541.49" calcext:value-type="float">
            <text:p>560541.5</text:p>
          </table:table-cell>
          <table:table-cell office:value-type="float" office:value="1.02918" calcext:value-type="float">
            <text:p>1.02918</text:p>
          </table:table-cell>
          <table:table-cell office:value-type="float" office:value="3.43888" calcext:value-type="float">
            <text:p>3.43888</text:p>
          </table:table-cell>
          <table:table-cell office:value-type="float" office:value="-9.696501" calcext:value-type="float">
            <text:p>-9.70</text:p>
          </table:table-cell>
          <table:table-cell table:formula="of:=20*LOG([.E138]/[.D138])" office:value-type="float" office:value="10.4785136669196" calcext:value-type="float">
            <text:p>10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9300.02" calcext:value-type="float">
            <text:p>569300.0</text:p>
          </table:table-cell>
          <table:table-cell office:value-type="float" office:value="1.03108" calcext:value-type="float">
            <text:p>1.03108</text:p>
          </table:table-cell>
          <table:table-cell office:value-type="float" office:value="3.48695" calcext:value-type="float">
            <text:p>3.48695</text:p>
          </table:table-cell>
          <table:table-cell office:value-type="float" office:value="-10.647196" calcext:value-type="float">
            <text:p>-10.65</text:p>
          </table:table-cell>
          <table:table-cell table:formula="of:=20*LOG([.E139]/[.D139])" office:value-type="float" office:value="10.5830671425061" calcext:value-type="float">
            <text:p>10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79194.27" calcext:value-type="float">
            <text:p>579194.3</text:p>
          </table:table-cell>
          <table:table-cell office:value-type="float" office:value="1.03391" calcext:value-type="float">
            <text:p>1.03391</text:p>
          </table:table-cell>
          <table:table-cell office:value-type="float" office:value="3.53654" calcext:value-type="float">
            <text:p>3.53654</text:p>
          </table:table-cell>
          <table:table-cell office:value-type="float" office:value="-11.467198" calcext:value-type="float">
            <text:p>-11.47</text:p>
          </table:table-cell>
          <table:table-cell table:formula="of:=20*LOG([.E140]/[.D140])" office:value-type="float" office:value="10.6819167735482" calcext:value-type="float">
            <text:p>10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89549.89" calcext:value-type="float">
            <text:p>589549.9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3.60032" calcext:value-type="float">
            <text:p>3.60032</text:p>
          </table:table-cell>
          <table:table-cell office:value-type="float" office:value="-12.124528" calcext:value-type="float">
            <text:p>-12.12</text:p>
          </table:table-cell>
          <table:table-cell table:formula="of:=20*LOG([.E141]/[.D141])" office:value-type="float" office:value="10.887973743188" calcext:value-type="float">
            <text:p>10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00426.46" calcext:value-type="float">
            <text:p>600426.5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3.65457" calcext:value-type="float">
            <text:p>3.65457</text:p>
          </table:table-cell>
          <table:table-cell office:value-type="float" office:value="-13.141077" calcext:value-type="float">
            <text:p>-13.14</text:p>
          </table:table-cell>
          <table:table-cell table:formula="of:=20*LOG([.E142]/[.D142])" office:value-type="float" office:value="10.9889411190833" calcext:value-type="float">
            <text:p>10.9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10070.48" calcext:value-type="float">
            <text:p>610070.5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3.70699" calcext:value-type="float">
            <text:p>3.70699</text:p>
          </table:table-cell>
          <table:table-cell office:value-type="float" office:value="-14.763954" calcext:value-type="float">
            <text:p>-14.76</text:p>
          </table:table-cell>
          <table:table-cell table:formula="of:=20*LOG([.E143]/[.D143])" office:value-type="float" office:value="11.1280700120332" calcext:value-type="float">
            <text:p>11.1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19939.04" calcext:value-type="float">
            <text:p>619939.0</text:p>
          </table:table-cell>
          <table:table-cell office:value-type="float" office:value="1.02918" calcext:value-type="float">
            <text:p>1.02918</text:p>
          </table:table-cell>
          <table:table-cell office:value-type="float" office:value="3.7652" calcext:value-type="float">
            <text:p>3.76520</text:p>
          </table:table-cell>
          <table:table-cell office:value-type="float" office:value="-16.591505" calcext:value-type="float">
            <text:p>-16.59</text:p>
          </table:table-cell>
          <table:table-cell table:formula="of:=20*LOG([.E144]/[.D144])" office:value-type="float" office:value="11.2659342403432" calcext:value-type="float">
            <text:p>11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30054.59" calcext:value-type="float">
            <text:p>630054.6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3.81739" calcext:value-type="float">
            <text:p>3.81739</text:p>
          </table:table-cell>
          <table:table-cell office:value-type="float" office:value="-17.368991" calcext:value-type="float">
            <text:p>-17.37</text:p>
          </table:table-cell>
          <table:table-cell table:formula="of:=20*LOG([.E145]/[.D145])" office:value-type="float" office:value="11.3817068703239" calcext:value-type="float">
            <text:p>11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39207.06" calcext:value-type="float">
            <text:p>639207.1</text:p>
          </table:table-cell>
          <table:table-cell office:value-type="float" office:value="1.03108" calcext:value-type="float">
            <text:p>1.03108</text:p>
          </table:table-cell>
          <table:table-cell office:value-type="float" office:value="3.87278" calcext:value-type="float">
            <text:p>3.87278</text:p>
          </table:table-cell>
          <table:table-cell office:value-type="float" office:value="-18.744206" calcext:value-type="float">
            <text:p>-18.74</text:p>
          </table:table-cell>
          <table:table-cell table:formula="of:=20*LOG([.E146]/[.D146])" office:value-type="float" office:value="11.4946092792955" calcext:value-type="float">
            <text:p>11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50643.22" calcext:value-type="float">
            <text:p>650643.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3.93992" calcext:value-type="float">
            <text:p>3.93992</text:p>
          </table:table-cell>
          <table:table-cell office:value-type="float" office:value="-19.823318" calcext:value-type="float">
            <text:p>-19.82</text:p>
          </table:table-cell>
          <table:table-cell table:formula="of:=20*LOG([.E147]/[.D147])" office:value-type="float" office:value="11.6541842639774" calcext:value-type="float">
            <text:p>11.6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59870.01" calcext:value-type="float">
            <text:p>659870.0</text:p>
          </table:table-cell>
          <table:table-cell office:value-type="float" office:value="1.03215" calcext:value-type="float">
            <text:p>1.03215</text:p>
          </table:table-cell>
          <table:table-cell office:value-type="float" office:value="3.97311" calcext:value-type="float">
            <text:p>3.97311</text:p>
          </table:table-cell>
          <table:table-cell office:value-type="float" office:value="-21.252184" calcext:value-type="float">
            <text:p>-21.25</text:p>
          </table:table-cell>
          <table:table-cell table:formula="of:=20*LOG([.E148]/[.D148])" office:value-type="float" office:value="11.7077554449771" calcext:value-type="float">
            <text:p>11.7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69668.75" calcext:value-type="float">
            <text:p>669668.8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03621" calcext:value-type="float">
            <text:p>4.03621</text:p>
          </table:table-cell>
          <table:table-cell office:value-type="float" office:value="-22.579548" calcext:value-type="float">
            <text:p>-22.58</text:p>
          </table:table-cell>
          <table:table-cell table:formula="of:=20*LOG([.E149]/[.D149])" office:value-type="float" office:value="11.8690575678802" calcext:value-type="float">
            <text:p>11.8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80678.63" calcext:value-type="float">
            <text:p>680678.6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4.07215" calcext:value-type="float">
            <text:p>4.07215</text:p>
          </table:table-cell>
          <table:table-cell office:value-type="float" office:value="-24.2699" calcext:value-type="float">
            <text:p>-24.27</text:p>
          </table:table-cell>
          <table:table-cell table:formula="of:=20*LOG([.E150]/[.D150])" office:value-type="float" office:value="11.928017015788" calcext:value-type="float">
            <text:p>11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89852.82" calcext:value-type="float">
            <text:p>689852.8</text:p>
          </table:table-cell>
          <table:table-cell office:value-type="float" office:value="1.0278" calcext:value-type="float">
            <text:p>1.02780</text:p>
          </table:table-cell>
          <table:table-cell office:value-type="float" office:value="4.13265" calcext:value-type="float">
            <text:p>4.13265</text:p>
          </table:table-cell>
          <table:table-cell office:value-type="float" office:value="-26.347578" calcext:value-type="float">
            <text:p>-26.35</text:p>
          </table:table-cell>
          <table:table-cell table:formula="of:=20*LOG([.E151]/[.D151])" office:value-type="float" office:value="12.0864002494657" calcext:value-type="float">
            <text:p>12.0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99687.59" calcext:value-type="float">
            <text:p>699687.6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4.17225" calcext:value-type="float">
            <text:p>4.17225</text:p>
          </table:table-cell>
          <table:table-cell office:value-type="float" office:value="-27.799378" calcext:value-type="float">
            <text:p>-27.80</text:p>
          </table:table-cell>
          <table:table-cell table:formula="of:=20*LOG([.E152]/[.D152])" office:value-type="float" office:value="12.1460251140245" calcext:value-type="float">
            <text:p>12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709442.05" calcext:value-type="float">
            <text:p>709442.1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22283" calcext:value-type="float">
            <text:p>4.22283</text:p>
          </table:table-cell>
          <table:table-cell office:value-type="float" office:value="-29.942672" calcext:value-type="float">
            <text:p>-29.94</text:p>
          </table:table-cell>
          <table:table-cell table:formula="of:=20*LOG([.E153]/[.D153])" office:value-type="float" office:value="12.2616544511342" calcext:value-type="float">
            <text:p>12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19338.55" calcext:value-type="float">
            <text:p>719338.6</text:p>
          </table:table-cell>
          <table:table-cell office:value-type="float" office:value="1.03047" calcext:value-type="float">
            <text:p>1.03047</text:p>
          </table:table-cell>
          <table:table-cell office:value-type="float" office:value="4.23687" calcext:value-type="float">
            <text:p>4.23687</text:p>
          </table:table-cell>
          <table:table-cell office:value-type="float" office:value="-31.662893" calcext:value-type="float">
            <text:p>-31.66</text:p>
          </table:table-cell>
          <table:table-cell table:formula="of:=20*LOG([.E154]/[.D154])" office:value-type="float" office:value="12.2801957204184" calcext:value-type="float">
            <text:p>12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29672.8" calcext:value-type="float">
            <text:p>729672.8</text:p>
          </table:table-cell>
          <table:table-cell office:value-type="float" office:value="1.03269" calcext:value-type="float">
            <text:p>1.03269</text:p>
          </table:table-cell>
          <table:table-cell office:value-type="float" office:value="4.2593" calcext:value-type="float">
            <text:p>4.25930</text:p>
          </table:table-cell>
          <table:table-cell office:value-type="float" office:value="-33.650158" calcext:value-type="float">
            <text:p>-33.65</text:p>
          </table:table-cell>
          <table:table-cell table:formula="of:=20*LOG([.E155]/[.D155])" office:value-type="float" office:value="12.3073651744536" calcext:value-type="float">
            <text:p>12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39894.02" calcext:value-type="float">
            <text:p>739894.0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4.29387" calcext:value-type="float">
            <text:p>4.29387</text:p>
          </table:table-cell>
          <table:table-cell office:value-type="float" office:value="-35.446877" calcext:value-type="float">
            <text:p>-35.45</text:p>
          </table:table-cell>
          <table:table-cell table:formula="of:=20*LOG([.E156]/[.D156])" office:value-type="float" office:value="12.4129763662442" calcext:value-type="float">
            <text:p>12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49616.54" calcext:value-type="float">
            <text:p>749616.5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4.31454" calcext:value-type="float">
            <text:p>4.31454</text:p>
          </table:table-cell>
          <table:table-cell office:value-type="float" office:value="-37.37162" calcext:value-type="float">
            <text:p>-37.37</text:p>
          </table:table-cell>
          <table:table-cell table:formula="of:=20*LOG([.E157]/[.D157])" office:value-type="float" office:value="12.4450662339559" calcext:value-type="float">
            <text:p>12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59599.23" calcext:value-type="float">
            <text:p>759599.2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4.34102" calcext:value-type="float">
            <text:p>4.34102</text:p>
          </table:table-cell>
          <table:table-cell office:value-type="float" office:value="-39.730247" calcext:value-type="float">
            <text:p>-39.73</text:p>
          </table:table-cell>
          <table:table-cell table:formula="of:=20*LOG([.E158]/[.D158])" office:value-type="float" office:value="12.4936577653567" calcext:value-type="float">
            <text:p>12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770109.7" calcext:value-type="float">
            <text:p>770109.7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4.33179" calcext:value-type="float">
            <text:p>4.33179</text:p>
          </table:table-cell>
          <table:table-cell office:value-type="float" office:value="-41.026881" calcext:value-type="float">
            <text:p>-41.03</text:p>
          </table:table-cell>
          <table:table-cell table:formula="of:=20*LOG([.E159]/[.D159])" office:value-type="float" office:value="12.4758444655501" calcext:value-type="float">
            <text:p>12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779571.04" calcext:value-type="float">
            <text:p>779571.0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4.34712" calcext:value-type="float">
            <text:p>4.34712</text:p>
          </table:table-cell>
          <table:table-cell office:value-type="float" office:value="-43.612053" calcext:value-type="float">
            <text:p>-43.61</text:p>
          </table:table-cell>
          <table:table-cell table:formula="of:=20*LOG([.E160]/[.D160])" office:value-type="float" office:value="12.5226495409511" calcext:value-type="float">
            <text:p>12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789899.53" calcext:value-type="float">
            <text:p>789899.5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34544" calcext:value-type="float">
            <text:p>4.34544</text:p>
          </table:table-cell>
          <table:table-cell office:value-type="float" office:value="-45.186802" calcext:value-type="float">
            <text:p>-45.19</text:p>
          </table:table-cell>
          <table:table-cell table:formula="of:=20*LOG([.E161]/[.D161])" office:value-type="float" office:value="12.5102576415312" calcext:value-type="float">
            <text:p>12.5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99451.88" calcext:value-type="float">
            <text:p>799451.9</text:p>
          </table:table-cell>
          <table:table-cell office:value-type="float" office:value="1.0336" calcext:value-type="float">
            <text:p>1.03360</text:p>
          </table:table-cell>
          <table:table-cell office:value-type="float" office:value="4.32698" calcext:value-type="float">
            <text:p>4.32698</text:p>
          </table:table-cell>
          <table:table-cell office:value-type="float" office:value="-47.495458" calcext:value-type="float">
            <text:p>-47.50</text:p>
          </table:table-cell>
          <table:table-cell table:formula="of:=20*LOG([.E162]/[.D162])" office:value-type="float" office:value="12.4366477434632" calcext:value-type="float">
            <text:p>12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10445.89" calcext:value-type="float">
            <text:p>810445.9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4.30325" calcext:value-type="float">
            <text:p>4.30325</text:p>
          </table:table-cell>
          <table:table-cell office:value-type="float" office:value="-49.671806" calcext:value-type="float">
            <text:p>-49.67</text:p>
          </table:table-cell>
          <table:table-cell table:formula="of:=20*LOG([.E163]/[.D163])" office:value-type="float" office:value="12.3972050179912" calcext:value-type="float">
            <text:p>12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20364.52" calcext:value-type="float">
            <text:p>820364.5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4.2867" calcext:value-type="float">
            <text:p>4.28670</text:p>
          </table:table-cell>
          <table:table-cell office:value-type="float" office:value="-50.817453" calcext:value-type="float">
            <text:p>-50.82</text:p>
          </table:table-cell>
          <table:table-cell table:formula="of:=20*LOG([.E164]/[.D164])" office:value-type="float" office:value="12.3842838497727" calcext:value-type="float">
            <text:p>12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30024.11" calcext:value-type="float">
            <text:p>830024.1</text:p>
          </table:table-cell>
          <table:table-cell office:value-type="float" office:value="1.02902" calcext:value-type="float">
            <text:p>1.02902</text:p>
          </table:table-cell>
          <table:table-cell office:value-type="float" office:value="4.26136" calcext:value-type="float">
            <text:p>4.26136</text:p>
          </table:table-cell>
          <table:table-cell office:value-type="float" office:value="-52.349816" calcext:value-type="float">
            <text:p>-52.35</text:p>
          </table:table-cell>
          <table:table-cell table:formula="of:=20*LOG([.E165]/[.D165])" office:value-type="float" office:value="12.3424881840246" calcext:value-type="float">
            <text:p>12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39148.27" calcext:value-type="float">
            <text:p>839148.3</text:p>
          </table:table-cell>
          <table:table-cell office:value-type="float" office:value="1.03177" calcext:value-type="float">
            <text:p>1.03177</text:p>
          </table:table-cell>
          <table:table-cell office:value-type="float" office:value="4.23199" calcext:value-type="float">
            <text:p>4.23199</text:p>
          </table:table-cell>
          <table:table-cell office:value-type="float" office:value="-55.257888" calcext:value-type="float">
            <text:p>-55.26</text:p>
          </table:table-cell>
          <table:table-cell table:formula="of:=20*LOG([.E166]/[.D166])" office:value-type="float" office:value="12.2592347348649" calcext:value-type="float">
            <text:p>12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50229.5" calcext:value-type="float">
            <text:p>850229.5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4.19918" calcext:value-type="float">
            <text:p>4.19918</text:p>
          </table:table-cell>
          <table:table-cell office:value-type="float" office:value="-56.541416" calcext:value-type="float">
            <text:p>-56.54</text:p>
          </table:table-cell>
          <table:table-cell table:formula="of:=20*LOG([.E167]/[.D167])" office:value-type="float" office:value="12.1987062708199" calcext:value-type="float">
            <text:p>12.2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860850.64" calcext:value-type="float">
            <text:p>860850.6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4.17248" calcext:value-type="float">
            <text:p>4.17248</text:p>
          </table:table-cell>
          <table:table-cell office:value-type="float" office:value="-58.29189" calcext:value-type="float">
            <text:p>-58.29</text:p>
          </table:table-cell>
          <table:table-cell table:formula="of:=20*LOG([.E168]/[.D168])" office:value-type="float" office:value="12.1381638077107" calcext:value-type="float">
            <text:p>12.1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70475.5" calcext:value-type="float">
            <text:p>870475.5</text:p>
          </table:table-cell>
          <table:table-cell office:value-type="float" office:value="1.02933" calcext:value-type="float">
            <text:p>1.02933</text:p>
          </table:table-cell>
          <table:table-cell office:value-type="float" office:value="4.11495" calcext:value-type="float">
            <text:p>4.11495</text:p>
          </table:table-cell>
          <table:table-cell office:value-type="float" office:value="-60.260423" calcext:value-type="float">
            <text:p>-60.26</text:p>
          </table:table-cell>
          <table:table-cell table:formula="of:=20*LOG([.E169]/[.D169])" office:value-type="float" office:value="12.0361986400066" calcext:value-type="float">
            <text:p>12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79545" calcext:value-type="float">
            <text:p>879545.0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4.06665" calcext:value-type="float">
            <text:p>4.06665</text:p>
          </table:table-cell>
          <table:table-cell office:value-type="float" office:value="-62.114849" calcext:value-type="float">
            <text:p>-62.11</text:p>
          </table:table-cell>
          <table:table-cell table:formula="of:=20*LOG([.E170]/[.D170])" office:value-type="float" office:value="11.9156038977955" calcext:value-type="float">
            <text:p>11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89864.26" calcext:value-type="float">
            <text:p>889864.3</text:p>
          </table:table-cell>
          <table:table-cell office:value-type="float" office:value="1.03337" calcext:value-type="float">
            <text:p>1.03337</text:p>
          </table:table-cell>
          <table:table-cell office:value-type="float" office:value="4.03285" calcext:value-type="float">
            <text:p>4.03285</text:p>
          </table:table-cell>
          <table:table-cell office:value-type="float" office:value="-64.08457" calcext:value-type="float">
            <text:p>-64.08</text:p>
          </table:table-cell>
          <table:table-cell table:formula="of:=20*LOG([.E171]/[.D171])" office:value-type="float" office:value="11.8271243926809" calcext:value-type="float">
            <text:p>11.8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99778.1" calcext:value-type="float">
            <text:p>899778.1</text:p>
          </table:table-cell>
          <table:table-cell office:value-type="float" office:value="1.02841" calcext:value-type="float">
            <text:p>1.02841</text:p>
          </table:table-cell>
          <table:table-cell office:value-type="float" office:value="3.978" calcext:value-type="float">
            <text:p>3.97800</text:p>
          </table:table-cell>
          <table:table-cell office:value-type="float" office:value="-64.964687" calcext:value-type="float">
            <text:p>-64.96</text:p>
          </table:table-cell>
          <table:table-cell table:formula="of:=20*LOG([.E172]/[.D172])" office:value-type="float" office:value="11.7499697565366" calcext:value-type="float">
            <text:p>11.7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10431.3" calcext:value-type="float">
            <text:p>910431.3</text:p>
          </table:table-cell>
          <table:table-cell office:value-type="float" office:value="1.03322" calcext:value-type="float">
            <text:p>1.03322</text:p>
          </table:table-cell>
          <table:table-cell office:value-type="float" office:value="3.94435" calcext:value-type="float">
            <text:p>3.94435</text:p>
          </table:table-cell>
          <table:table-cell office:value-type="float" office:value="-66.498679" calcext:value-type="float">
            <text:p>-66.50</text:p>
          </table:table-cell>
          <table:table-cell table:formula="of:=20*LOG([.E173]/[.D173])" office:value-type="float" office:value="11.6356528137339" calcext:value-type="float">
            <text:p>11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19798.18" calcext:value-type="float">
            <text:p>919798.2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3.8753" calcext:value-type="float">
            <text:p>3.87530</text:p>
          </table:table-cell>
          <table:table-cell office:value-type="float" office:value="-68.452921" calcext:value-type="float">
            <text:p>-68.45</text:p>
          </table:table-cell>
          <table:table-cell table:formula="of:=20*LOG([.E174]/[.D174])" office:value-type="float" office:value="11.522105098599" calcext:value-type="float">
            <text:p>11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29992.2" calcext:value-type="float">
            <text:p>929992.2</text:p>
          </table:table-cell>
          <table:table-cell office:value-type="float" office:value="1.0304" calcext:value-type="float">
            <text:p>1.03040</text:p>
          </table:table-cell>
          <table:table-cell office:value-type="float" office:value="3.8315" calcext:value-type="float">
            <text:p>3.83150</text:p>
          </table:table-cell>
          <table:table-cell office:value-type="float" office:value="-69.492277" calcext:value-type="float">
            <text:p>-69.49</text:p>
          </table:table-cell>
          <table:table-cell table:formula="of:=20*LOG([.E175]/[.D175])" office:value-type="float" office:value="11.4072595975394" calcext:value-type="float">
            <text:p>11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0039.87" calcext:value-type="float">
            <text:p>940039.9</text:p>
          </table:table-cell>
          <table:table-cell office:value-type="float" office:value="1.02933" calcext:value-type="float">
            <text:p>1.02933</text:p>
          </table:table-cell>
          <table:table-cell office:value-type="float" office:value="3.79709" calcext:value-type="float">
            <text:p>3.79709</text:p>
          </table:table-cell>
          <table:table-cell office:value-type="float" office:value="-71.082074" calcext:value-type="float">
            <text:p>-71.08</text:p>
          </table:table-cell>
          <table:table-cell table:formula="of:=20*LOG([.E176]/[.D176])" office:value-type="float" office:value="11.3379252103782" calcext:value-type="float">
            <text:p>11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8620.44" calcext:value-type="float">
            <text:p>948620.4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3.71645" calcext:value-type="float">
            <text:p>3.71645</text:p>
          </table:table-cell>
          <table:table-cell office:value-type="float" office:value="-73.045548" calcext:value-type="float">
            <text:p>-73.05</text:p>
          </table:table-cell>
          <table:table-cell table:formula="of:=20*LOG([.E177]/[.D177])" office:value-type="float" office:value="11.1521483728294" calcext:value-type="float">
            <text:p>11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59142.23" calcext:value-type="float">
            <text:p>959142.2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3.6712" calcext:value-type="float">
            <text:p>3.67120</text:p>
          </table:table-cell>
          <table:table-cell office:value-type="float" office:value="-74.443463" calcext:value-type="float">
            <text:p>-74.44</text:p>
          </table:table-cell>
          <table:table-cell table:formula="of:=20*LOG([.E178]/[.D178])" office:value-type="float" office:value="11.0264394284995" calcext:value-type="float">
            <text:p>11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69209.15" calcext:value-type="float">
            <text:p>969209.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3.63603" calcext:value-type="float">
            <text:p>3.63603</text:p>
          </table:table-cell>
          <table:table-cell office:value-type="float" office:value="-74.994177" calcext:value-type="float">
            <text:p>-74.99</text:p>
          </table:table-cell>
          <table:table-cell table:formula="of:=20*LOG([.E179]/[.D179])" office:value-type="float" office:value="10.9569853489568" calcext:value-type="float">
            <text:p>10.9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79958.7" calcext:value-type="float">
            <text:p>979958.7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3.57011" calcext:value-type="float">
            <text:p>3.57011</text:p>
          </table:table-cell>
          <table:table-cell office:value-type="float" office:value="-76.924125" calcext:value-type="float">
            <text:p>-76.92</text:p>
          </table:table-cell>
          <table:table-cell table:formula="of:=20*LOG([.E180]/[.D180])" office:value-type="float" office:value="10.7915763519619" calcext:value-type="float">
            <text:p>10.7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90321.54" calcext:value-type="float">
            <text:p>990321.5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3.51739" calcext:value-type="float">
            <text:p>3.51739</text:p>
          </table:table-cell>
          <table:table-cell office:value-type="float" office:value="-77.391478" calcext:value-type="float">
            <text:p>-77.39</text:p>
          </table:table-cell>
          <table:table-cell table:formula="of:=20*LOG([.E181]/[.D181])" office:value-type="float" office:value="10.6552784675954" calcext:value-type="float">
            <text:p>10.6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99744.79" calcext:value-type="float">
            <text:p>999744.8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3.46512" calcext:value-type="float">
            <text:p>3.46512</text:p>
          </table:table-cell>
          <table:table-cell office:value-type="float" office:value="-78.663461" calcext:value-type="float">
            <text:p>-78.66</text:p>
          </table:table-cell>
          <table:table-cell table:formula="of:=20*LOG([.E182]/[.D182])" office:value-type="float" office:value="10.5567849036611" calcext:value-type="float">
            <text:p>10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1100941.2" calcext:value-type="float">
            <text:p>1100941.2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2.96675" calcext:value-type="float">
            <text:p>2.96675</text:p>
          </table:table-cell>
          <table:table-cell office:value-type="float" office:value="-87.525943" calcext:value-type="float">
            <text:p>-87.53</text:p>
          </table:table-cell>
          <table:table-cell table:formula="of:=20*LOG([.E183]/[.D183])" office:value-type="float" office:value="9.17648699741735" calcext:value-type="float">
            <text:p>9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201148.72" calcext:value-type="float">
            <text:p>1201148.7</text:p>
          </table:table-cell>
          <table:table-cell office:value-type="float" office:value="1.03223" calcext:value-type="float">
            <text:p>1.03223</text:p>
          </table:table-cell>
          <table:table-cell office:value-type="float" office:value="2.5346" calcext:value-type="float">
            <text:p>2.53460</text:p>
          </table:table-cell>
          <table:table-cell office:value-type="float" office:value="-94.182932" calcext:value-type="float">
            <text:p>-94.18</text:p>
          </table:table-cell>
          <table:table-cell table:formula="of:=20*LOG([.E184]/[.D184])" office:value-type="float" office:value="7.80265907178924" calcext:value-type="float">
            <text:p>7.8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301035.38" calcext:value-type="float">
            <text:p>1301035.4</text:p>
          </table:table-cell>
          <table:table-cell office:value-type="float" office:value="1.02971" calcext:value-type="float">
            <text:p>1.02971</text:p>
          </table:table-cell>
          <table:table-cell office:value-type="float" office:value="2.18562" calcext:value-type="float">
            <text:p>2.18562</text:p>
          </table:table-cell>
          <table:table-cell office:value-type="float" office:value="-98.720566" calcext:value-type="float">
            <text:p>-98.72</text:p>
          </table:table-cell>
          <table:table-cell table:formula="of:=20*LOG([.E185]/[.D185])" office:value-type="float" office:value="6.53719451452903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00468.76" calcext:value-type="float">
            <text:p>1400468.8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92338" calcext:value-type="float">
            <text:p>1.92338</text:p>
          </table:table-cell>
          <table:table-cell office:value-type="float" office:value="-103.074835" calcext:value-type="float">
            <text:p>-103.07</text:p>
          </table:table-cell>
          <table:table-cell table:formula="of:=20*LOG([.E186]/[.D186])" office:value-type="float" office:value="5.43856733237618" calcext:value-type="float">
            <text:p>5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99064.15" calcext:value-type="float">
            <text:p>1499064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70563" calcext:value-type="float">
            <text:p>1.70563</text:p>
          </table:table-cell>
          <table:table-cell office:value-type="float" office:value="-104.748483" calcext:value-type="float">
            <text:p>-104.75</text:p>
          </table:table-cell>
          <table:table-cell table:formula="of:=20*LOG([.E187]/[.D187])" office:value-type="float" office:value="4.39496193944838" calcext:value-type="float">
            <text:p>4.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599193.66" calcext:value-type="float">
            <text:p>1599193.7</text:p>
          </table:table-cell>
          <table:table-cell office:value-type="float" office:value="1.0291" calcext:value-type="float">
            <text:p>1.02910</text:p>
          </table:table-cell>
          <table:table-cell office:value-type="float" office:value="1.53549" calcext:value-type="float">
            <text:p>1.53549</text:p>
          </table:table-cell>
          <table:table-cell office:value-type="float" office:value="-106.976192" calcext:value-type="float">
            <text:p>-106.98</text:p>
          </table:table-cell>
          <table:table-cell table:formula="of:=20*LOG([.E188]/[.D188])" office:value-type="float" office:value="3.47578828420763" calcext:value-type="float">
            <text:p>3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1700932.54" calcext:value-type="float">
            <text:p>1700932.5</text:p>
          </table:table-cell>
          <table:table-cell office:value-type="float" office:value="1.03307" calcext:value-type="float">
            <text:p>1.03307</text:p>
          </table:table-cell>
          <table:table-cell office:value-type="float" office:value="1.39105" calcext:value-type="float">
            <text:p>1.39105</text:p>
          </table:table-cell>
          <table:table-cell office:value-type="float" office:value="-107.705618" calcext:value-type="float">
            <text:p>-107.71</text:p>
          </table:table-cell>
          <table:table-cell table:formula="of:=20*LOG([.E189]/[.D189])" office:value-type="float" office:value="2.58425981239246" calcext:value-type="float">
            <text:p>2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799678.71" calcext:value-type="float">
            <text:p>1799678.7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1.2863" calcext:value-type="float">
            <text:p>1.28630</text:p>
          </table:table-cell>
          <table:table-cell office:value-type="float" office:value="-111.469089" calcext:value-type="float">
            <text:p>-111.47</text:p>
          </table:table-cell>
          <table:table-cell table:formula="of:=20*LOG([.E190]/[.D190])" office:value-type="float" office:value="1.919060815449" calcext:value-type="float">
            <text:p>1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98854.3" calcext:value-type="float">
            <text:p>1898854.3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-110.986768" calcext:value-type="float">
            <text:p>-110.99</text:p>
          </table:table-cell>
          <table:table-cell table:formula="of:=20*LOG([.E191]/[.D191])" office:value-type="float" office:value="1.20089325470609" calcext:value-type="float">
            <text:p>1.2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002503.13" calcext:value-type="float">
            <text:p>2002503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1.09189" calcext:value-type="float">
            <text:p>1.09189</text:p>
          </table:table-cell>
          <table:table-cell office:value-type="float" office:value="-111.802193" calcext:value-type="float">
            <text:p>-111.80</text:p>
          </table:table-cell>
          <table:table-cell table:formula="of:=20*LOG([.E192]/[.D192])" office:value-type="float" office:value="0.524729454126264" calcext:value-type="float">
            <text:p>0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099341.07" calcext:value-type="float">
            <text:p>2099341.1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03162" calcext:value-type="float">
            <text:p>1.03162</text:p>
          </table:table-cell>
          <table:table-cell office:value-type="float" office:value="-114.263419" calcext:value-type="float">
            <text:p>-114.26</text:p>
          </table:table-cell>
          <table:table-cell table:formula="of:=20*LOG([.E193]/[.D193])" office:value-type="float" office:value="0.0173618399284883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200592.61" calcext:value-type="float">
            <text:p>2200592.6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0.96369" calcext:value-type="float">
            <text:p>0.96369</text:p>
          </table:table-cell>
          <table:table-cell office:value-type="float" office:value="-112.477271" calcext:value-type="float">
            <text:p>-112.48</text:p>
          </table:table-cell>
          <table:table-cell table:formula="of:=20*LOG([.E194]/[.D194])" office:value-type="float" office:value="-0.573611228906533" calcext:value-type="float">
            <text:p>-0.5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300715.28" calcext:value-type="float">
            <text:p>2300715.3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-115.39615" calcext:value-type="float">
            <text:p>-115.40</text:p>
          </table:table-cell>
          <table:table-cell table:formula="of:=20*LOG([.E195]/[.D195])" office:value-type="float" office:value="-0.968692383483221" calcext:value-type="float">
            <text:p>-0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399937.87" calcext:value-type="float">
            <text:p>2399937.9</text:p>
          </table:table-cell>
          <table:table-cell office:value-type="float" office:value="1.02635" calcext:value-type="float">
            <text:p>1.02635</text:p>
          </table:table-cell>
          <table:table-cell office:value-type="float" office:value="0.86202" calcext:value-type="float">
            <text:p>0.86202</text:p>
          </table:table-cell>
          <table:table-cell office:value-type="float" office:value="-113.912934" calcext:value-type="float">
            <text:p>-113.91</text:p>
          </table:table-cell>
          <table:table-cell table:formula="of:=20*LOG([.E196]/[.D196])" office:value-type="float" office:value="-1.51556289010472" calcext:value-type="float">
            <text:p>-1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498640.27" calcext:value-type="float">
            <text:p>2498640.3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0.82053" calcext:value-type="float">
            <text:p>0.82053</text:p>
          </table:table-cell>
          <table:table-cell office:value-type="float" office:value="-116.165385" calcext:value-type="float">
            <text:p>-116.17</text:p>
          </table:table-cell>
          <table:table-cell table:formula="of:=20*LOG([.E197]/[.D197])" office:value-type="float" office:value="-1.93885654916075" calcext:value-type="float">
            <text:p>-1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598566.96" calcext:value-type="float">
            <text:p>2598567.0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0.78969" calcext:value-type="float">
            <text:p>0.78969</text:p>
          </table:table-cell>
          <table:table-cell office:value-type="float" office:value="-116.873745" calcext:value-type="float">
            <text:p>-116.87</text:p>
          </table:table-cell>
          <table:table-cell table:formula="of:=20*LOG([.E198]/[.D198])" office:value-type="float" office:value="-2.30584063418493" calcext:value-type="float">
            <text:p>-2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698538.94" calcext:value-type="float">
            <text:p>2698538.9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0.75742" calcext:value-type="float">
            <text:p>0.75742</text:p>
          </table:table-cell>
          <table:table-cell office:value-type="float" office:value="-119.740048" calcext:value-type="float">
            <text:p>-119.74</text:p>
          </table:table-cell>
          <table:table-cell table:formula="of:=20*LOG([.E199]/[.D199])" office:value-type="float" office:value="-2.68298609186648" calcext:value-type="float">
            <text:p>-2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804283.98" calcext:value-type="float">
            <text:p>2804284.0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0.71549" calcext:value-type="float">
            <text:p>0.71549</text:p>
          </table:table-cell>
          <table:table-cell office:value-type="float" office:value="-118.2844" calcext:value-type="float">
            <text:p>-118.28</text:p>
          </table:table-cell>
          <table:table-cell table:formula="of:=20*LOG([.E200]/[.D200])" office:value-type="float" office:value="-3.15066321829113" calcext:value-type="float">
            <text:p>-3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901975.3" calcext:value-type="float">
            <text:p>2901975.3</text:p>
          </table:table-cell>
          <table:table-cell office:value-type="float" office:value="1.02475" calcext:value-type="float">
            <text:p>1.02475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-117.105613" calcext:value-type="float">
            <text:p>-117.11</text:p>
          </table:table-cell>
          <table:table-cell table:formula="of:=20*LOG([.E201]/[.D201])" office:value-type="float" office:value="-3.33711688309612" calcext:value-type="float">
            <text:p>-3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002172.76" calcext:value-type="float">
            <text:p>3002172.8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0.6559" calcext:value-type="float">
            <text:p>0.65590</text:p>
          </table:table-cell>
          <table:table-cell office:value-type="float" office:value="-119.456704" calcext:value-type="float">
            <text:p>-119.46</text:p>
          </table:table-cell>
          <table:table-cell table:formula="of:=20*LOG([.E202]/[.D202])" office:value-type="float" office:value="-3.90336315071547" calcext:value-type="float">
            <text:p>-3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096981.57" calcext:value-type="float">
            <text:p>3096981.6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63468" calcext:value-type="float">
            <text:p>0.63468</text:p>
          </table:table-cell>
          <table:table-cell office:value-type="float" office:value="-119.48173" calcext:value-type="float">
            <text:p>-119.48</text:p>
          </table:table-cell>
          <table:table-cell table:formula="of:=20*LOG([.E203]/[.D203])" office:value-type="float" office:value="-4.15736239429712" calcext:value-type="float">
            <text:p>-4.1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1637.59" calcext:value-type="float">
            <text:p>3201637.6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-120.028496" calcext:value-type="float">
            <text:p>-120.03</text:p>
          </table:table-cell>
          <table:table-cell table:formula="of:=20*LOG([.E204]/[.D204])" office:value-type="float" office:value="-4.4171264263228" calcext:value-type="float">
            <text:p>-4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297395.53" calcext:value-type="float">
            <text:p>3297395.5</text:p>
          </table:table-cell>
          <table:table-cell office:value-type="float" office:value="1.02391" calcext:value-type="float">
            <text:p>1.02391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-114.264863" calcext:value-type="float">
            <text:p>-114.26</text:p>
          </table:table-cell>
          <table:table-cell table:formula="of:=20*LOG([.E205]/[.D205])" office:value-type="float" office:value="-4.5579334464637" calcext:value-type="float">
            <text:p>-4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398754.09" calcext:value-type="float">
            <text:p>3398754.1</text:p>
          </table:table-cell>
          <table:table-cell office:value-type="float" office:value="1.02345" calcext:value-type="float">
            <text:p>1.02345</text:p>
          </table:table-cell>
          <table:table-cell office:value-type="float" office:value="0.57518" calcext:value-type="float">
            <text:p>0.57518</text:p>
          </table:table-cell>
          <table:table-cell office:value-type="float" office:value="-120.871704" calcext:value-type="float">
            <text:p>-120.87</text:p>
          </table:table-cell>
          <table:table-cell table:formula="of:=20*LOG([.E206]/[.D206])" office:value-type="float" office:value="-5.00525707731842" calcext:value-type="float">
            <text:p>-5.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500821.79" calcext:value-type="float">
            <text:p>3500821.8</text:p>
          </table:table-cell>
          <table:table-cell office:value-type="float" office:value="1.02315" calcext:value-type="float">
            <text:p>1.02315</text:p>
          </table:table-cell>
          <table:table-cell office:value-type="float" office:value="0.5635" calcext:value-type="float">
            <text:p>0.56350</text:p>
          </table:table-cell>
          <table:table-cell office:value-type="float" office:value="-123.761513" calcext:value-type="float">
            <text:p>-123.76</text:p>
          </table:table-cell>
          <table:table-cell table:formula="of:=20*LOG([.E207]/[.D207])" office:value-type="float" office:value="-5.18090776409408" calcext:value-type="float">
            <text:p>-5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595386.32" calcext:value-type="float">
            <text:p>3595386.3</text:p>
          </table:table-cell>
          <table:table-cell office:value-type="float" office:value="1.02269" calcext:value-type="float">
            <text:p>1.02269</text:p>
          </table:table-cell>
          <table:table-cell office:value-type="float" office:value="0.54674" calcext:value-type="float">
            <text:p>0.54674</text:p>
          </table:table-cell>
          <table:table-cell office:value-type="float" office:value="-125.143846" calcext:value-type="float">
            <text:p>-125.14</text:p>
          </table:table-cell>
          <table:table-cell table:formula="of:=20*LOG([.E208]/[.D208])" office:value-type="float" office:value="-5.43926321885967" calcext:value-type="float">
            <text:p>-5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700221.03" calcext:value-type="float">
            <text:p>3700221.0</text:p>
          </table:table-cell>
          <table:table-cell office:value-type="float" office:value="1.02246" calcext:value-type="float">
            <text:p>1.02246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-127.765422" calcext:value-type="float">
            <text:p>-127.77</text:p>
          </table:table-cell>
          <table:table-cell table:formula="of:=20*LOG([.E209]/[.D209])" office:value-type="float" office:value="-5.54907351651209" calcext:value-type="float">
            <text:p>-5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804169.24" calcext:value-type="float">
            <text:p>3804169.2</text:p>
          </table:table-cell>
          <table:table-cell office:value-type="float" office:value="1.02162" calcext:value-type="float">
            <text:p>1.02162</text:p>
          </table:table-cell>
          <table:table-cell office:value-type="float" office:value="0.5162" calcext:value-type="float">
            <text:p>0.51620</text:p>
          </table:table-cell>
          <table:table-cell office:value-type="float" office:value="-125.498234" calcext:value-type="float">
            <text:p>-125.50</text:p>
          </table:table-cell>
          <table:table-cell table:formula="of:=20*LOG([.E210]/[.D210])" office:value-type="float" office:value="-5.92942772411025" calcext:value-type="float">
            <text:p>-5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3901205.4" calcext:value-type="float">
            <text:p>3901205.4</text:p>
          </table:table-cell>
          <table:table-cell office:value-type="float" office:value="1.01964" calcext:value-type="float">
            <text:p>1.01964</text:p>
          </table:table-cell>
          <table:table-cell office:value-type="float" office:value="0.51607" calcext:value-type="float">
            <text:p>0.51607</text:p>
          </table:table-cell>
          <table:table-cell office:value-type="float" office:value="-129.196838" calcext:value-type="float">
            <text:p>-129.20</text:p>
          </table:table-cell>
          <table:table-cell table:formula="of:=20*LOG([.E211]/[.D211])" office:value-type="float" office:value="-5.9147650150253" calcext:value-type="float">
            <text:p>-5.9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999182" calcext:value-type="float">
            <text:p>3999182.0</text:p>
          </table:table-cell>
          <table:table-cell office:value-type="float" office:value="1.02338" calcext:value-type="float">
            <text:p>1.02338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-125.211684" calcext:value-type="float">
            <text:p>-125.21</text:p>
          </table:table-cell>
          <table:table-cell table:formula="of:=20*LOG([.E212]/[.D212])" office:value-type="float" office:value="-6.33059633263058" calcext:value-type="float">
            <text:p>-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099908.24" calcext:value-type="float">
            <text:p>4099908.2</text:p>
          </table:table-cell>
          <table:table-cell office:value-type="float" office:value="1.02155" calcext:value-type="float">
            <text:p>1.02155</text:p>
          </table:table-cell>
          <table:table-cell office:value-type="float" office:value="0.4795" calcext:value-type="float">
            <text:p>0.47950</text:p>
          </table:table-cell>
          <table:table-cell office:value-type="float" office:value="-126.985032" calcext:value-type="float">
            <text:p>-126.99</text:p>
          </table:table-cell>
          <table:table-cell table:formula="of:=20*LOG([.E213]/[.D213])" office:value-type="float" office:value="-6.56942033250872" calcext:value-type="float">
            <text:p>-6.5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99278.31" calcext:value-type="float">
            <text:p>4199278.3</text:p>
          </table:table-cell>
          <table:table-cell office:value-type="float" office:value="1.01987" calcext:value-type="float">
            <text:p>1.01987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-128.913156" calcext:value-type="float">
            <text:p>-128.91</text:p>
          </table:table-cell>
          <table:table-cell table:formula="of:=20*LOG([.E214]/[.D214])" office:value-type="float" office:value="-6.72432025508835" calcext:value-type="float">
            <text:p>-6.7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301826.48" calcext:value-type="float">
            <text:p>4301826.5</text:p>
          </table:table-cell>
          <table:table-cell office:value-type="float" office:value="1.0172" calcext:value-type="float">
            <text:p>1.01720</text:p>
          </table:table-cell>
          <table:table-cell office:value-type="float" office:value="0.47122" calcext:value-type="float">
            <text:p>0.47122</text:p>
          </table:table-cell>
          <table:table-cell office:value-type="float" office:value="-132.93624" calcext:value-type="float">
            <text:p>-132.94</text:p>
          </table:table-cell>
          <table:table-cell table:formula="of:=20*LOG([.E215]/[.D215])" office:value-type="float" office:value="-6.68365273127912" calcext:value-type="float">
            <text:p>-6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405901.41" calcext:value-type="float">
            <text:p>4405901.4</text:p>
          </table:table-cell>
          <table:table-cell office:value-type="float" office:value="1.01865" calcext:value-type="float">
            <text:p>1.01865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-128.145571" calcext:value-type="float">
            <text:p>-128.15</text:p>
          </table:table-cell>
          <table:table-cell table:formula="of:=20*LOG([.E216]/[.D216])" office:value-type="float" office:value="-7.14910440116899" calcext:value-type="float">
            <text:p>-7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4493951.54" calcext:value-type="float">
            <text:p>4493951.5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3749" calcext:value-type="float">
            <text:p>0.43749</text:p>
          </table:table-cell>
          <table:table-cell office:value-type="float" office:value="-129.691654" calcext:value-type="float">
            <text:p>-129.69</text:p>
          </table:table-cell>
          <table:table-cell table:formula="of:=20*LOG([.E217]/[.D217])" office:value-type="float" office:value="-7.32090496800679" calcext:value-type="float">
            <text:p>-7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598641.13" calcext:value-type="float">
            <text:p>4598641.1</text:p>
          </table:table-cell>
          <table:table-cell office:value-type="float" office:value="1.0172" calcext:value-type="float">
            <text:p>1.01720</text:p>
          </table:table-cell>
          <table:table-cell office:value-type="float" office:value="0.43103" calcext:value-type="float">
            <text:p>0.43103</text:p>
          </table:table-cell>
          <table:table-cell office:value-type="float" office:value="-130.563108" calcext:value-type="float">
            <text:p>-130.56</text:p>
          </table:table-cell>
          <table:table-cell table:formula="of:=20*LOG([.E218]/[.D218])" office:value-type="float" office:value="-7.45797706161339" calcext:value-type="float">
            <text:p>-7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699602.63" calcext:value-type="float">
            <text:p>4699602.6</text:p>
          </table:table-cell>
          <table:table-cell office:value-type="float" office:value="1.01636" calcext:value-type="float">
            <text:p>1.01636</text:p>
          </table:table-cell>
          <table:table-cell office:value-type="float" office:value="0.42874" calcext:value-type="float">
            <text:p>0.42874</text:p>
          </table:table-cell>
          <table:table-cell office:value-type="float" office:value="-130.050886" calcext:value-type="float">
            <text:p>-130.05</text:p>
          </table:table-cell>
          <table:table-cell table:formula="of:=20*LOG([.E219]/[.D219])" office:value-type="float" office:value="-7.49707121895304" calcext:value-type="float">
            <text:p>-7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97162.37" calcext:value-type="float">
            <text:p>4797162.4</text:p>
          </table:table-cell>
          <table:table-cell office:value-type="float" office:value="1.01552" calcext:value-type="float">
            <text:p>1.01552</text:p>
          </table:table-cell>
          <table:table-cell office:value-type="float" office:value="0.41493" calcext:value-type="float">
            <text:p>0.41493</text:p>
          </table:table-cell>
          <table:table-cell office:value-type="float" office:value="-132.541513" calcext:value-type="float">
            <text:p>-132.54</text:p>
          </table:table-cell>
          <table:table-cell table:formula="of:=20*LOG([.E220]/[.D220])" office:value-type="float" office:value="-7.77427289854993" calcext:value-type="float">
            <text:p>-7.7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899613.25" calcext:value-type="float">
            <text:p>4899613.3</text:p>
          </table:table-cell>
          <table:table-cell office:value-type="float" office:value="1.01392" calcext:value-type="float">
            <text:p>1.01392</text:p>
          </table:table-cell>
          <table:table-cell office:value-type="float" office:value="0.4099" calcext:value-type="float">
            <text:p>0.40990</text:p>
          </table:table-cell>
          <table:table-cell office:value-type="float" office:value="-132.341614" calcext:value-type="float">
            <text:p>-132.34</text:p>
          </table:table-cell>
          <table:table-cell table:formula="of:=20*LOG([.E221]/[.D221])" office:value-type="float" office:value="-7.86651542929325" calcext:value-type="float">
            <text:p>-7.8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002365.93" calcext:value-type="float">
            <text:p>5002365.9</text:p>
          </table:table-cell>
          <table:table-cell office:value-type="float" office:value="1.01048" calcext:value-type="float">
            <text:p>1.01048</text:p>
          </table:table-cell>
          <table:table-cell office:value-type="float" office:value="0.39957" calcext:value-type="float">
            <text:p>0.39957</text:p>
          </table:table-cell>
          <table:table-cell office:value-type="float" office:value="-132.35734" calcext:value-type="float">
            <text:p>-132.36</text:p>
          </table:table-cell>
          <table:table-cell table:formula="of:=20*LOG([.E222]/[.D222])" office:value-type="float" office:value="-8.05869696983286" calcext:value-type="float">
            <text:p>-8.0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099217.82" calcext:value-type="float">
            <text:p>5099217.8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012" calcext:value-type="float">
            <text:p>0.40120</text:p>
          </table:table-cell>
          <table:table-cell office:value-type="float" office:value="-136.754191" calcext:value-type="float">
            <text:p>-136.75</text:p>
          </table:table-cell>
          <table:table-cell table:formula="of:=20*LOG([.E223]/[.D223])" office:value-type="float" office:value="-8.07304909131652" calcext:value-type="float">
            <text:p>-8.0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199221.84" calcext:value-type="float">
            <text:p>5199221.8</text:p>
          </table:table-cell>
          <table:table-cell office:value-type="float" office:value="1.01117" calcext:value-type="float">
            <text:p>1.01117</text:p>
          </table:table-cell>
          <table:table-cell office:value-type="float" office:value="0.38986" calcext:value-type="float">
            <text:p>0.38986</text:p>
          </table:table-cell>
          <table:table-cell office:value-type="float" office:value="-133.757358" calcext:value-type="float">
            <text:p>-133.76</text:p>
          </table:table-cell>
          <table:table-cell table:formula="of:=20*LOG([.E224]/[.D224])" office:value-type="float" office:value="-8.2783099553007" calcext:value-type="float">
            <text:p>-8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304266.92" calcext:value-type="float">
            <text:p>5304266.9</text:p>
          </table:table-cell>
          <table:table-cell office:value-type="float" office:value="1.01086" calcext:value-type="float">
            <text:p>1.01086</text:p>
          </table:table-cell>
          <table:table-cell office:value-type="float" office:value="0.39226" calcext:value-type="float">
            <text:p>0.39226</text:p>
          </table:table-cell>
          <table:table-cell office:value-type="float" office:value="-138.356724" calcext:value-type="float">
            <text:p>-138.36</text:p>
          </table:table-cell>
          <table:table-cell table:formula="of:=20*LOG([.E225]/[.D225])" office:value-type="float" office:value="-8.22233975476428" calcext:value-type="float">
            <text:p>-8.2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402201.56" calcext:value-type="float">
            <text:p>5402201.6</text:p>
          </table:table-cell>
          <table:table-cell office:value-type="float" office:value="1.0098" calcext:value-type="float">
            <text:p>1.00980</text:p>
          </table:table-cell>
          <table:table-cell office:value-type="float" office:value="0.37558" calcext:value-type="float">
            <text:p>0.37558</text:p>
          </table:table-cell>
          <table:table-cell office:value-type="float" office:value="-134.471551" calcext:value-type="float">
            <text:p>-134.47</text:p>
          </table:table-cell>
          <table:table-cell table:formula="of:=20*LOG([.E226]/[.D226])" office:value-type="float" office:value="-8.59065817505762" calcext:value-type="float">
            <text:p>-8.5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495338.49" calcext:value-type="float">
            <text:p>5495338.5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0.37966" calcext:value-type="float">
            <text:p>0.37966</text:p>
          </table:table-cell>
          <table:table-cell office:value-type="float" office:value="-135.222303" calcext:value-type="float">
            <text:p>-135.22</text:p>
          </table:table-cell>
          <table:table-cell table:formula="of:=20*LOG([.E227]/[.D227])" office:value-type="float" office:value="-8.49483186719371" calcext:value-type="float">
            <text:p>-8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601447.95" calcext:value-type="float">
            <text:p>5601448.0</text:p>
          </table:table-cell>
          <table:table-cell office:value-type="float" office:value="1.01025" calcext:value-type="float">
            <text:p>1.01025</text:p>
          </table:table-cell>
          <table:table-cell office:value-type="float" office:value="0.38428" calcext:value-type="float">
            <text:p>0.38428</text:p>
          </table:table-cell>
          <table:table-cell office:value-type="float" office:value="-132.881452" calcext:value-type="float">
            <text:p>-132.88</text:p>
          </table:table-cell>
          <table:table-cell table:formula="of:=20*LOG([.E228]/[.D228])" office:value-type="float" office:value="-8.39562154170121" calcext:value-type="float">
            <text:p>-8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98579.64" calcext:value-type="float">
            <text:p>5698579.6</text:p>
          </table:table-cell>
          <table:table-cell office:value-type="float" office:value="1.01186" calcext:value-type="float">
            <text:p>1.01186</text:p>
          </table:table-cell>
          <table:table-cell office:value-type="float" office:value="0.36692" calcext:value-type="float">
            <text:p>0.36692</text:p>
          </table:table-cell>
          <table:table-cell office:value-type="float" office:value="-139.191888" calcext:value-type="float">
            <text:p>-139.19</text:p>
          </table:table-cell>
          <table:table-cell table:formula="of:=20*LOG([.E229]/[.D229])" office:value-type="float" office:value="-8.81098086495586" calcext:value-type="float">
            <text:p>-8.8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795203.1" calcext:value-type="float">
            <text:p>5795203.1</text:p>
          </table:table-cell>
          <table:table-cell office:value-type="float" office:value="1.00972" calcext:value-type="float">
            <text:p>1.00972</text:p>
          </table:table-cell>
          <table:table-cell office:value-type="float" office:value="0.36089" calcext:value-type="float">
            <text:p>0.36089</text:p>
          </table:table-cell>
          <table:table-cell office:value-type="float" office:value="-141.425993" calcext:value-type="float">
            <text:p>-141.43</text:p>
          </table:table-cell>
          <table:table-cell table:formula="of:=20*LOG([.E230]/[.D230])" office:value-type="float" office:value="-8.93652220758246" calcext:value-type="float">
            <text:p>-8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901080.26" calcext:value-type="float">
            <text:p>5901080.3</text:p>
          </table:table-cell>
          <table:table-cell office:value-type="float" office:value="1.0098" calcext:value-type="float">
            <text:p>1.00980</text:p>
          </table:table-cell>
          <table:table-cell office:value-type="float" office:value="0.35375" calcext:value-type="float">
            <text:p>0.35375</text:p>
          </table:table-cell>
          <table:table-cell office:value-type="float" office:value="-140.794767" calcext:value-type="float">
            <text:p>-140.79</text:p>
          </table:table-cell>
          <table:table-cell table:formula="of:=20*LOG([.E231]/[.D231])" office:value-type="float" office:value="-9.11077835654242" calcext:value-type="float">
            <text:p>-9.1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998175.65" calcext:value-type="float">
            <text:p>5998175.7</text:p>
          </table:table-cell>
          <table:table-cell office:value-type="float" office:value="1.00964" calcext:value-type="float">
            <text:p>1.00964</text:p>
          </table:table-cell>
          <table:table-cell office:value-type="float" office:value="0.35635" calcext:value-type="float">
            <text:p>0.35635</text:p>
          </table:table-cell>
          <table:table-cell office:value-type="float" office:value="-142.495094" calcext:value-type="float">
            <text:p>-142.50</text:p>
          </table:table-cell>
          <table:table-cell table:formula="of:=20*LOG([.E232]/[.D232])" office:value-type="float" office:value="-9.04579570044382" calcext:value-type="float">
            <text:p>-9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099484.59" calcext:value-type="float">
            <text:p>6099484.6</text:p>
          </table:table-cell>
          <table:table-cell office:value-type="float" office:value="1.00781" calcext:value-type="float">
            <text:p>1.00781</text:p>
          </table:table-cell>
          <table:table-cell office:value-type="float" office:value="0.34769" calcext:value-type="float">
            <text:p>0.34769</text:p>
          </table:table-cell>
          <table:table-cell office:value-type="float" office:value="-140.364754" calcext:value-type="float">
            <text:p>-140.36</text:p>
          </table:table-cell>
          <table:table-cell table:formula="of:=20*LOG([.E233]/[.D233])" office:value-type="float" office:value="-9.24372926641838" calcext:value-type="float">
            <text:p>-9.2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196652.96" calcext:value-type="float">
            <text:p>6196653.0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0.34663" calcext:value-type="float">
            <text:p>0.34663</text:p>
          </table:table-cell>
          <table:table-cell office:value-type="float" office:value="-141.293395" calcext:value-type="float">
            <text:p>-141.29</text:p>
          </table:table-cell>
          <table:table-cell table:formula="of:=20*LOG([.E234]/[.D234])" office:value-type="float" office:value="-9.27550606597028" calcext:value-type="float">
            <text:p>-9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296850.42" calcext:value-type="float">
            <text:p>6296850.4</text:p>
          </table:table-cell>
          <table:table-cell office:value-type="float" office:value="1.0068" calcext:value-type="float">
            <text:p>1.00680</text:p>
          </table:table-cell>
          <table:table-cell office:value-type="float" office:value="0.34675" calcext:value-type="float">
            <text:p>0.34675</text:p>
          </table:table-cell>
          <table:table-cell office:value-type="float" office:value="-146.073701" calcext:value-type="float">
            <text:p>-146.07</text:p>
          </table:table-cell>
          <table:table-cell table:formula="of:=20*LOG([.E235]/[.D235])" office:value-type="float" office:value="-9.25853474262005" calcext:value-type="float">
            <text:p>-9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405283.66" calcext:value-type="float">
            <text:p>6405283.7</text:p>
          </table:table-cell>
          <table:table-cell office:value-type="float" office:value="1.0119" calcext:value-type="float">
            <text:p>1.01190</text:p>
          </table:table-cell>
          <table:table-cell office:value-type="float" office:value="0.34811" calcext:value-type="float">
            <text:p>0.34811</text:p>
          </table:table-cell>
          <table:table-cell office:value-type="float" office:value="-148.683674" calcext:value-type="float">
            <text:p>-148.68</text:p>
          </table:table-cell>
          <table:table-cell table:formula="of:=20*LOG([.E236]/[.D236])" office:value-type="float" office:value="-9.26842193324764" calcext:value-type="float">
            <text:p>-9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6499105" calcext:value-type="float">
            <text:p>6499105.0</text:p>
          </table:table-cell>
          <table:table-cell office:value-type="float" office:value="1.00614" calcext:value-type="float">
            <text:p>1.00614</text:p>
          </table:table-cell>
          <table:table-cell office:value-type="float" office:value="0.33149" calcext:value-type="float">
            <text:p>0.33149</text:p>
          </table:table-cell>
          <table:table-cell office:value-type="float" office:value="-145.860293" calcext:value-type="float">
            <text:p>-145.86</text:p>
          </table:table-cell>
          <table:table-cell table:formula="of:=20*LOG([.E237]/[.D237])" office:value-type="float" office:value="-9.64375966913763" calcext:value-type="float">
            <text:p>-9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592212.89" calcext:value-type="float">
            <text:p>6592212.9</text:p>
          </table:table-cell>
          <table:table-cell office:value-type="float" office:value="1.00526" calcext:value-type="float">
            <text:p>1.00526</text:p>
          </table:table-cell>
          <table:table-cell office:value-type="float" office:value="0.336" calcext:value-type="float">
            <text:p>0.33600</text:p>
          </table:table-cell>
          <table:table-cell office:value-type="float" office:value="-142.324219" calcext:value-type="float">
            <text:p>-142.32</text:p>
          </table:table-cell>
          <table:table-cell table:formula="of:=20*LOG([.E238]/[.D238])" office:value-type="float" office:value="-9.51878249254104" calcext:value-type="float">
            <text:p>-9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702930.79" calcext:value-type="float">
            <text:p>6702930.8</text:p>
          </table:table-cell>
          <table:table-cell office:value-type="float" office:value="1.00341" calcext:value-type="float">
            <text:p>1.00341</text:p>
          </table:table-cell>
          <table:table-cell office:value-type="float" office:value="0.32447" calcext:value-type="float">
            <text:p>0.32447</text:p>
          </table:table-cell>
          <table:table-cell office:value-type="float" office:value="-143.781822" calcext:value-type="float">
            <text:p>-143.78</text:p>
          </table:table-cell>
          <table:table-cell table:formula="of:=20*LOG([.E239]/[.D239])" office:value-type="float" office:value="-9.80607752220161" calcext:value-type="float">
            <text:p>-9.8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796457.93" calcext:value-type="float">
            <text:p>6796457.9</text:p>
          </table:table-cell>
          <table:table-cell office:value-type="float" office:value="1.00595" calcext:value-type="float">
            <text:p>1.00595</text:p>
          </table:table-cell>
          <table:table-cell office:value-type="float" office:value="0.33479" calcext:value-type="float">
            <text:p>0.33479</text:p>
          </table:table-cell>
          <table:table-cell office:value-type="float" office:value="-151.09569" calcext:value-type="float">
            <text:p>-151.10</text:p>
          </table:table-cell>
          <table:table-cell table:formula="of:=20*LOG([.E240]/[.D240])" office:value-type="float" office:value="-9.5560783520377" calcext:value-type="float">
            <text:p>-9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900174.25" calcext:value-type="float">
            <text:p>6900174.3</text:p>
          </table:table-cell>
          <table:table-cell office:value-type="float" office:value="1.0056" calcext:value-type="float">
            <text:p>1.00560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-146.869884" calcext:value-type="float">
            <text:p>-146.87</text:p>
          </table:table-cell>
          <table:table-cell table:formula="of:=20*LOG([.E241]/[.D241])" office:value-type="float" office:value="-9.89543502425827" calcext:value-type="float">
            <text:p>-9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990728.24" calcext:value-type="float">
            <text:p>6990728.2</text:p>
          </table:table-cell>
          <table:table-cell office:value-type="float" office:value="1.00379" calcext:value-type="float">
            <text:p>1.00379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-149.560763" calcext:value-type="float">
            <text:p>-149.56</text:p>
          </table:table-cell>
          <table:table-cell table:formula="of:=20*LOG([.E242]/[.D242])" office:value-type="float" office:value="-9.93230098006841" calcext:value-type="float">
            <text:p>-9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109951.18" calcext:value-type="float">
            <text:p>7109951.2</text:p>
          </table:table-cell>
          <table:table-cell office:value-type="float" office:value="1.00504" calcext:value-type="float">
            <text:p>1.00504</text:p>
          </table:table-cell>
          <table:table-cell office:value-type="float" office:value="0.31336" calcext:value-type="float">
            <text:p>0.31336</text:p>
          </table:table-cell>
          <table:table-cell office:value-type="float" office:value="-147.228739" calcext:value-type="float">
            <text:p>-147.23</text:p>
          </table:table-cell>
          <table:table-cell table:formula="of:=20*LOG([.E243]/[.D243])" office:value-type="float" office:value="-10.1227957645047" calcext:value-type="float">
            <text:p>-10.1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204248.17" calcext:value-type="float">
            <text:p>7204248.2</text:p>
          </table:table-cell>
          <table:table-cell office:value-type="float" office:value="1.00428" calcext:value-type="float">
            <text:p>1.00428</text:p>
          </table:table-cell>
          <table:table-cell office:value-type="float" office:value="0.31155" calcext:value-type="float">
            <text:p>0.31155</text:p>
          </table:table-cell>
          <table:table-cell office:value-type="float" office:value="-149.206591" calcext:value-type="float">
            <text:p>-149.21</text:p>
          </table:table-cell>
          <table:table-cell table:formula="of:=20*LOG([.E244]/[.D244])" office:value-type="float" office:value="-10.166541166308" calcext:value-type="float">
            <text:p>-10.1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301684.59" calcext:value-type="float">
            <text:p>7301684.6</text:p>
          </table:table-cell>
          <table:table-cell office:value-type="float" office:value="1.00487" calcext:value-type="float">
            <text:p>1.00487</text:p>
          </table:table-cell>
          <table:table-cell office:value-type="float" office:value="0.30864" calcext:value-type="float">
            <text:p>0.30864</text:p>
          </table:table-cell>
          <table:table-cell office:value-type="float" office:value="-149.386696" calcext:value-type="float">
            <text:p>-149.39</text:p>
          </table:table-cell>
          <table:table-cell table:formula="of:=20*LOG([.E245]/[.D245])" office:value-type="float" office:value="-10.253153408547" calcext:value-type="float">
            <text:p>-10.2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401785.62" calcext:value-type="float">
            <text:p>7401785.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30845" calcext:value-type="float">
            <text:p>0.30845</text:p>
          </table:table-cell>
          <table:table-cell office:value-type="float" office:value="-148.794833" calcext:value-type="float">
            <text:p>-148.79</text:p>
          </table:table-cell>
          <table:table-cell table:formula="of:=20*LOG([.E246]/[.D246])" office:value-type="float" office:value="-10.2147409075369" calcext:value-type="float">
            <text:p>-10.2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502016.42" calcext:value-type="float">
            <text:p>7502016.4</text:p>
          </table:table-cell>
          <table:table-cell office:value-type="float" office:value="1.0012" calcext:value-type="float">
            <text:p>1.00120</text:p>
          </table:table-cell>
          <table:table-cell office:value-type="float" office:value="0.31778" calcext:value-type="float">
            <text:p>0.31778</text:p>
          </table:table-cell>
          <table:table-cell office:value-type="float" office:value="-156.177353" calcext:value-type="float">
            <text:p>-156.18</text:p>
          </table:table-cell>
          <table:table-cell table:formula="of:=20*LOG([.E247]/[.D247])" office:value-type="float" office:value="-9.96788560465475" calcext:value-type="float">
            <text:p>-9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7602349.05" calcext:value-type="float">
            <text:p>7602349.1</text:p>
          </table:table-cell>
          <table:table-cell office:value-type="float" office:value="0.9991" calcext:value-type="float">
            <text:p>0.99910</text:p>
          </table:table-cell>
          <table:table-cell office:value-type="float" office:value="0.30822" calcext:value-type="float">
            <text:p>0.30822</text:p>
          </table:table-cell>
          <table:table-cell office:value-type="float" office:value="-154.862176" calcext:value-type="float">
            <text:p>-154.86</text:p>
          </table:table-cell>
          <table:table-cell table:formula="of:=20*LOG([.E248]/[.D248])" office:value-type="float" office:value="-10.2149628572687" calcext:value-type="float">
            <text:p>-10.2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700917.14" calcext:value-type="float">
            <text:p>7700917.1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-152.560012" calcext:value-type="float">
            <text:p>-152.56</text:p>
          </table:table-cell>
          <table:table-cell table:formula="of:=20*LOG([.E249]/[.D249])" office:value-type="float" office:value="-10.3623636945938" calcext:value-type="float">
            <text:p>-10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795175.59" calcext:value-type="float">
            <text:p>7795175.6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30136" calcext:value-type="float">
            <text:p>0.30136</text:p>
          </table:table-cell>
          <table:table-cell office:value-type="float" office:value="-154.829614" calcext:value-type="float">
            <text:p>-154.83</text:p>
          </table:table-cell>
          <table:table-cell table:formula="of:=20*LOG([.E250]/[.D250])" office:value-type="float" office:value="-10.420285381006" calcext:value-type="float">
            <text:p>-10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908151.18" calcext:value-type="float">
            <text:p>7908151.2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29895" calcext:value-type="float">
            <text:p>0.29895</text:p>
          </table:table-cell>
          <table:table-cell office:value-type="float" office:value="-155.058192" calcext:value-type="float">
            <text:p>-155.06</text:p>
          </table:table-cell>
          <table:table-cell table:formula="of:=20*LOG([.E251]/[.D251])" office:value-type="float" office:value="-10.4492031312467" calcext:value-type="float">
            <text:p>-10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999238.35" calcext:value-type="float">
            <text:p>7999238.4</text:p>
          </table:table-cell>
          <table:table-cell office:value-type="float" office:value="0.99714" calcext:value-type="float">
            <text:p>0.99714</text:p>
          </table:table-cell>
          <table:table-cell office:value-type="float" office:value="0.299" calcext:value-type="float">
            <text:p>0.29900</text:p>
          </table:table-cell>
          <table:table-cell office:value-type="float" office:value="-153.400951" calcext:value-type="float">
            <text:p>-153.40</text:p>
          </table:table-cell>
          <table:table-cell table:formula="of:=20*LOG([.E252]/[.D252])" office:value-type="float" office:value="-10.4616989977179" calcext:value-type="float">
            <text:p>-10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103635.98" calcext:value-type="float">
            <text:p>8103636.0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2949" calcext:value-type="float">
            <text:p>0.29490</text:p>
          </table:table-cell>
          <table:table-cell office:value-type="float" office:value="-154.863237" calcext:value-type="float">
            <text:p>-154.86</text:p>
          </table:table-cell>
          <table:table-cell table:formula="of:=20*LOG([.E253]/[.D253])" office:value-type="float" office:value="-10.612322146344" calcext:value-type="float">
            <text:p>-10.6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202182.71" calcext:value-type="float">
            <text:p>8202182.7</text:p>
          </table:table-cell>
          <table:table-cell office:value-type="float" office:value="0.99652" calcext:value-type="float">
            <text:p>0.99652</text:p>
          </table:table-cell>
          <table:table-cell office:value-type="float" office:value="0.29985" calcext:value-type="float">
            <text:p>0.29985</text:p>
          </table:table-cell>
          <table:table-cell office:value-type="float" office:value="-159.301425" calcext:value-type="float">
            <text:p>-159.30</text:p>
          </table:table-cell>
          <table:table-cell table:formula="of:=20*LOG([.E254]/[.D254])" office:value-type="float" office:value="-10.4316393234453" calcext:value-type="float">
            <text:p>-10.4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311907.4" calcext:value-type="float">
            <text:p>8311907.4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29149" calcext:value-type="float">
            <text:p>0.29149</text:p>
          </table:table-cell>
          <table:table-cell office:value-type="float" office:value="-155.587676" calcext:value-type="float">
            <text:p>-155.59</text:p>
          </table:table-cell>
          <table:table-cell table:formula="of:=20*LOG([.E255]/[.D255])" office:value-type="float" office:value="-10.6594478643387" calcext:value-type="float">
            <text:p>-10.6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395696.21" calcext:value-type="float">
            <text:p>8395696.2</text:p>
          </table:table-cell>
          <table:table-cell office:value-type="float" office:value="0.9943" calcext:value-type="float">
            <text:p>0.99430</text:p>
          </table:table-cell>
          <table:table-cell office:value-type="float" office:value="0.29032" calcext:value-type="float">
            <text:p>0.29032</text:p>
          </table:table-cell>
          <table:table-cell office:value-type="float" office:value="-159.547112" calcext:value-type="float">
            <text:p>-159.55</text:p>
          </table:table-cell>
          <table:table-cell table:formula="of:=20*LOG([.E256]/[.D256])" office:value-type="float" office:value="-10.6928096844445" calcext:value-type="float">
            <text:p>-10.6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505260.63" calcext:value-type="float">
            <text:p>8505260.6</text:p>
          </table:table-cell>
          <table:table-cell office:value-type="float" office:value="0.99429" calcext:value-type="float">
            <text:p>0.99429</text:p>
          </table:table-cell>
          <table:table-cell office:value-type="float" office:value="0.29297" calcext:value-type="float">
            <text:p>0.29297</text:p>
          </table:table-cell>
          <table:table-cell office:value-type="float" office:value="-161.551463" calcext:value-type="float">
            <text:p>-161.55</text:p>
          </table:table-cell>
          <table:table-cell table:formula="of:=20*LOG([.E257]/[.D257])" office:value-type="float" office:value="-10.6137984097112" calcext:value-type="float">
            <text:p>-10.6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8605615.53" calcext:value-type="float">
            <text:p>8605615.5</text:p>
          </table:table-cell>
          <table:table-cell office:value-type="float" office:value="0.9937" calcext:value-type="float">
            <text:p>0.99370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-158.804114" calcext:value-type="float">
            <text:p>-158.80</text:p>
          </table:table-cell>
          <table:table-cell table:formula="of:=20*LOG([.E258]/[.D258])" office:value-type="float" office:value="-10.7250453473201" calcext:value-type="float">
            <text:p>-10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8703311.42" calcext:value-type="float">
            <text:p>8703311.4</text:p>
          </table:table-cell>
          <table:table-cell office:value-type="float" office:value="0.99106" calcext:value-type="float">
            <text:p>0.99106</text:p>
          </table:table-cell>
          <table:table-cell office:value-type="float" office:value="0.294042" calcext:value-type="float">
            <text:p>0.29404</text:p>
          </table:table-cell>
          <table:table-cell office:value-type="float" office:value="-158.742251" calcext:value-type="float">
            <text:p>-158.74</text:p>
          </table:table-cell>
          <table:table-cell table:formula="of:=20*LOG([.E259]/[.D259])" office:value-type="float" office:value="-10.5538115991448" calcext:value-type="float">
            <text:p>-10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797001.27" calcext:value-type="float">
            <text:p>8797001.3</text:p>
          </table:table-cell>
          <table:table-cell office:value-type="float" office:value="0.99011" calcext:value-type="float">
            <text:p>0.99011</text:p>
          </table:table-cell>
          <table:table-cell office:value-type="float" office:value="0.287906" calcext:value-type="float">
            <text:p>0.28791</text:p>
          </table:table-cell>
          <table:table-cell office:value-type="float" office:value="-163.464185" calcext:value-type="float">
            <text:p>-163.46</text:p>
          </table:table-cell>
          <table:table-cell table:formula="of:=20*LOG([.E260]/[.D260])" office:value-type="float" office:value="-10.7286546226237" calcext:value-type="float">
            <text:p>-10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903266.59" calcext:value-type="float">
            <text:p>8903266.6</text:p>
          </table:table-cell>
          <table:table-cell office:value-type="float" office:value="0.99117" calcext:value-type="float">
            <text:p>0.99117</text:p>
          </table:table-cell>
          <table:table-cell office:value-type="float" office:value="0.282961" calcext:value-type="float">
            <text:p>0.28296</text:p>
          </table:table-cell>
          <table:table-cell office:value-type="float" office:value="-162.55534" calcext:value-type="float">
            <text:p>-162.56</text:p>
          </table:table-cell>
          <table:table-cell table:formula="of:=20*LOG([.E261]/[.D261])" office:value-type="float" office:value="-10.8884313406516" calcext:value-type="float">
            <text:p>-10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005618.21" calcext:value-type="float">
            <text:p>9005618.2</text:p>
          </table:table-cell>
          <table:table-cell office:value-type="float" office:value="0.9882" calcext:value-type="float">
            <text:p>0.98820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-164.898101" calcext:value-type="float">
            <text:p>-164.90</text:p>
          </table:table-cell>
          <table:table-cell table:formula="of:=20*LOG([.E262]/[.D262])" office:value-type="float" office:value="-10.7619870841091" calcext:value-type="float">
            <text:p>-10.7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101893.68" calcext:value-type="float">
            <text:p>9101893.7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279497" calcext:value-type="float">
            <text:p>0.27950</text:p>
          </table:table-cell>
          <table:table-cell office:value-type="float" office:value="-163.62109" calcext:value-type="float">
            <text:p>-163.62</text:p>
          </table:table-cell>
          <table:table-cell table:formula="of:=20*LOG([.E263]/[.D263])" office:value-type="float" office:value="-10.9676837908066" calcext:value-type="float">
            <text:p>-10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202318.27" calcext:value-type="float">
            <text:p>9202318.3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0.279333" calcext:value-type="float">
            <text:p>0.27933</text:p>
          </table:table-cell>
          <table:table-cell office:value-type="float" office:value="-164.011736" calcext:value-type="float">
            <text:p>-164.01</text:p>
          </table:table-cell>
          <table:table-cell table:formula="of:=20*LOG([.E264]/[.D264])" office:value-type="float" office:value="-10.9825347544816" calcext:value-type="float">
            <text:p>-10.9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293720.61" calcext:value-type="float">
            <text:p>9293720.6</text:p>
          </table:table-cell>
          <table:table-cell office:value-type="float" office:value="0.98421" calcext:value-type="float">
            <text:p>0.98421</text:p>
          </table:table-cell>
          <table:table-cell office:value-type="float" office:value="0.282742" calcext:value-type="float">
            <text:p>0.28274</text:p>
          </table:table-cell>
          <table:table-cell office:value-type="float" office:value="-167.284864" calcext:value-type="float">
            <text:p>-167.28</text:p>
          </table:table-cell>
          <table:table-cell table:formula="of:=20*LOG([.E265]/[.D265])" office:value-type="float" office:value="-10.8339489529522" calcext:value-type="float">
            <text:p>-10.8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399901.75" calcext:value-type="float">
            <text:p>9399901.8</text:p>
          </table:table-cell>
          <table:table-cell office:value-type="float" office:value="0.9841" calcext:value-type="float">
            <text:p>0.98410</text:p>
          </table:table-cell>
          <table:table-cell office:value-type="float" office:value="0.281756" calcext:value-type="float">
            <text:p>0.28176</text:p>
          </table:table-cell>
          <table:table-cell office:value-type="float" office:value="-168.051127" calcext:value-type="float">
            <text:p>-168.05</text:p>
          </table:table-cell>
          <table:table-cell table:formula="of:=20*LOG([.E266]/[.D266])" office:value-type="float" office:value="-10.8633211736017" calcext:value-type="float">
            <text:p>-10.8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95582.27" calcext:value-type="float">
            <text:p>9495582.3</text:p>
          </table:table-cell>
          <table:table-cell office:value-type="float" office:value="0.98051" calcext:value-type="float">
            <text:p>0.98051</text:p>
          </table:table-cell>
          <table:table-cell office:value-type="float" office:value="0.278333" calcext:value-type="float">
            <text:p>0.27833</text:p>
          </table:table-cell>
          <table:table-cell office:value-type="float" office:value="-167.716692" calcext:value-type="float">
            <text:p>-167.72</text:p>
          </table:table-cell>
          <table:table-cell table:formula="of:=20*LOG([.E267]/[.D267])" office:value-type="float" office:value="-10.9377465329446" calcext:value-type="float">
            <text:p>-10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591428.07" calcext:value-type="float">
            <text:p>9591428.1</text:p>
          </table:table-cell>
          <table:table-cell office:value-type="float" office:value="0.98131" calcext:value-type="float">
            <text:p>0.98131</text:p>
          </table:table-cell>
          <table:table-cell office:value-type="float" office:value="0.279723" calcext:value-type="float">
            <text:p>0.27972</text:p>
          </table:table-cell>
          <table:table-cell office:value-type="float" office:value="-169.301022" calcext:value-type="float">
            <text:p>-169.30</text:p>
          </table:table-cell>
          <table:table-cell table:formula="of:=20*LOG([.E268]/[.D268])" office:value-type="float" office:value="-10.9015609434281" calcext:value-type="float">
            <text:p>-10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704603.82" calcext:value-type="float">
            <text:p>9704603.8</text:p>
          </table:table-cell>
          <table:table-cell office:value-type="float" office:value="0.97811" calcext:value-type="float">
            <text:p>0.97811</text:p>
          </table:table-cell>
          <table:table-cell office:value-type="float" office:value="0.276111" calcext:value-type="float">
            <text:p>0.27611</text:p>
          </table:table-cell>
          <table:table-cell office:value-type="float" office:value="-167.674953" calcext:value-type="float">
            <text:p>-167.67</text:p>
          </table:table-cell>
          <table:table-cell table:formula="of:=20*LOG([.E269]/[.D269])" office:value-type="float" office:value="-10.9860798040961" calcext:value-type="float">
            <text:p>-10.9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803066.45" calcext:value-type="float">
            <text:p>9803066.5</text:p>
          </table:table-cell>
          <table:table-cell office:value-type="float" office:value="0.97925" calcext:value-type="float">
            <text:p>0.97925</text:p>
          </table:table-cell>
          <table:table-cell office:value-type="float" office:value="0.27468" calcext:value-type="float">
            <text:p>0.27468</text:p>
          </table:table-cell>
          <table:table-cell office:value-type="float" office:value="-169.472377" calcext:value-type="float">
            <text:p>-169.47</text:p>
          </table:table-cell>
          <table:table-cell table:formula="of:=20*LOG([.E270]/[.D270])" office:value-type="float" office:value="-11.0413308299547" calcext:value-type="float">
            <text:p>-11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894465.92" calcext:value-type="float">
            <text:p>9894465.9</text:p>
          </table:table-cell>
          <table:table-cell office:value-type="float" office:value="0.97742" calcext:value-type="float">
            <text:p>0.97742</text:p>
          </table:table-cell>
          <table:table-cell office:value-type="float" office:value="0.2842" calcext:value-type="float">
            <text:p>0.28420</text:p>
          </table:table-cell>
          <table:table-cell office:value-type="float" office:value="-164.951187" calcext:value-type="float">
            <text:p>-164.95</text:p>
          </table:table-cell>
          <table:table-cell table:formula="of:=20*LOG([.E271]/[.D271])" office:value-type="float" office:value="-10.7291429547902" calcext:value-type="float">
            <text:p>-10.73</text:p>
          </table:table-cell>
          <table:table-cell table:number-columns-repeated="1017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8:56:46.56326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1:53:04.949855610</meta:creation-date>
    <dc:date>2022-11-29T18:58:36.598664437</dc:date>
    <meta:editing-duration>PT15M30S</meta:editing-duration>
    <meta:editing-cycles>6</meta:editing-cycles>
    <meta:generator>LibreOffice/7.0.4.2$Linux_AARCH64 LibreOffice_project/00$Build-2</meta:generator>
    <meta:document-statistic meta:table-count="1" meta:cell-count="18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18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svg:stroke-width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677cm" svg:y="3.952cm" style:legend-expansion="high" chart:style-name="ch2"/>
        <chart:plot-area chart:style-name="ch3" table:cell-range-address="'Sweep 1'.C2:'Sweep 1'.C271 'Sweep 1'.F1:'Sweep 1'.G271" chart:data-source-has-labels="both" svg:x="0.522cm" svg:y="0.68cm" svg:width="13.031cm" svg:height="7.629cm">
          <chart:coordinate-region svg:x="1.726cm" svg:y="0.88cm" svg:width="10.437cm" svg:height="6.782cm"/>
          <chart:axis chart:dimension="x" chart:name="primary-x" chart:style-name="ch4" chartooo:axis-type="auto">
            <chart:categories table:cell-range-address="'Sweep 1'.C2:'Sweep 1'.C27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Sweep 1'.G2:'Sweep 1'.G271" chart:label-cell-address="'Sweep 1'.G1:'Sweep 1'.G1" chart:class="chart:scatter">
            <chart:domain table:cell-range-address="'Sweep 1'.C2:'Sweep 1'.C271"/>
            <chart:data-point chart:repeated="194"/>
            <chart:data-point chart:style-name="ch9"/>
            <chart:data-point chart:repeated="75"/>
          </chart:series>
          <chart:series chart:attached-axis="secondary-y" chart:style-name="ch10" chart:values-cell-range-address="'Sweep 1'.F2:'Sweep 1'.F271" chart:label-cell-address="'Sweep 1'.F1:'Sweep 1'.F1" chart:class="chart:scatter">
            <chart:data-point chart:repeated="208"/>
            <chart:data-point chart:style-name="ch9"/>
            <chart:data-point chart:repeated="13"/>
            <chart:data-point chart:style-name="ch11"/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in</text:p>
                <draw:g>
                  <svg:desc>'Sweep 1'.G1:'Sweep 1'.G1</svg:desc>
                </draw:g>
              </table:table-cell>
              <table:table-cell office:value-type="string">
                <text:p>Phase</text:p>
                <draw:g>
                  <svg:desc>'Sweep 1'.F1:'Sweep 1'.F1</svg:desc>
                </draw:g>
              </table:table-cell>
            </table:table-row>
          </table:table-header-rows>
          <table:table-rows>
            <table:table-row>
              <table:table-cell office:value-type="float" office:value="10007.16">
                <text:p>10007.16</text:p>
                <draw:g>
                  <svg:desc>'Sweep 1'.C2:'Sweep 1'.C271</svg:desc>
                </draw:g>
              </table:table-cell>
              <table:table-cell office:value-type="float" office:value="10007.16">
                <text:p>10007.16</text:p>
                <draw:g>
                  <svg:desc>'Sweep 1'.C2:'Sweep 1'.C271</svg:desc>
                </draw:g>
              </table:table-cell>
              <table:table-cell office:value-type="float" office:value="6.29421128671787">
                <text:p>6.29421128671787</text:p>
                <draw:g>
                  <svg:desc>'Sweep 1'.G2:'Sweep 1'.G271</svg:desc>
                </draw:g>
              </table:table-cell>
              <table:table-cell office:value-type="float" office:value="0.601423">
                <text:p>0.601423</text:p>
                <draw:g>
                  <svg:desc>'Sweep 1'.F2:'Sweep 1'.F271</svg:desc>
                </draw:g>
              </table:table-cell>
            </table:table-row>
            <table:table-row>
              <table:table-cell office:value-type="float" office:value="11006.19">
                <text:p>11006.19</text:p>
              </table:table-cell>
              <table:table-cell office:value-type="float" office:value="11006.19">
                <text:p>11006.19</text:p>
              </table:table-cell>
              <table:table-cell office:value-type="float" office:value="6.28569427754193">
                <text:p>6.28569427754193</text:p>
              </table:table-cell>
              <table:table-cell office:value-type="float" office:value="-0.004186">
                <text:p>-0.004186</text:p>
              </table:table-cell>
            </table:table-row>
            <table:table-row>
              <table:table-cell office:value-type="float" office:value="12010.46">
                <text:p>12010.46</text:p>
              </table:table-cell>
              <table:table-cell office:value-type="float" office:value="12010.46">
                <text:p>12010.46</text:p>
              </table:table-cell>
              <table:table-cell office:value-type="float" office:value="6.2982835735433">
                <text:p>6.2982835735433</text:p>
              </table:table-cell>
              <table:table-cell office:value-type="float" office:value="0.798696">
                <text:p>0.798696</text:p>
              </table:table-cell>
            </table:table-row>
            <table:table-row>
              <table:table-cell office:value-type="float" office:value="13003.24">
                <text:p>13003.24</text:p>
              </table:table-cell>
              <table:table-cell office:value-type="float" office:value="13003.24">
                <text:p>13003.24</text:p>
              </table:table-cell>
              <table:table-cell office:value-type="float" office:value="6.30534031959175">
                <text:p>6.30534031959175</text:p>
              </table:table-cell>
              <table:table-cell office:value-type="float" office:value="0.326576">
                <text:p>0.326576</text:p>
              </table:table-cell>
            </table:table-row>
            <table:table-row>
              <table:table-cell office:value-type="float" office:value="14010.36">
                <text:p>14010.36</text:p>
              </table:table-cell>
              <table:table-cell office:value-type="float" office:value="14010.36">
                <text:p>14010.36</text:p>
              </table:table-cell>
              <table:table-cell office:value-type="float" office:value="6.30581636044066">
                <text:p>6.30581636044066</text:p>
              </table:table-cell>
              <table:table-cell office:value-type="float" office:value="0.530509">
                <text:p>0.530509</text:p>
              </table:table-cell>
            </table:table-row>
            <table:table-row>
              <table:table-cell office:value-type="float" office:value="14998.92">
                <text:p>14998.92</text:p>
              </table:table-cell>
              <table:table-cell office:value-type="float" office:value="14998.92">
                <text:p>14998.92</text:p>
              </table:table-cell>
              <table:table-cell office:value-type="float" office:value="6.31348093059244">
                <text:p>6.31348093059244</text:p>
              </table:table-cell>
              <table:table-cell office:value-type="float" office:value="0.513858">
                <text:p>0.513858</text:p>
              </table:table-cell>
            </table:table-row>
            <table:table-row>
              <table:table-cell office:value-type="float" office:value="15998.84">
                <text:p>15998.84</text:p>
              </table:table-cell>
              <table:table-cell office:value-type="float" office:value="15998.84">
                <text:p>15998.84</text:p>
              </table:table-cell>
              <table:table-cell office:value-type="float" office:value="6.34768552656104">
                <text:p>6.34768552656104</text:p>
              </table:table-cell>
              <table:table-cell office:value-type="float" office:value="0.544075">
                <text:p>0.544075</text:p>
              </table:table-cell>
            </table:table-row>
            <table:table-row>
              <table:table-cell office:value-type="float" office:value="17008.72">
                <text:p>17008.72</text:p>
              </table:table-cell>
              <table:table-cell office:value-type="float" office:value="17008.72">
                <text:p>17008.72</text:p>
              </table:table-cell>
              <table:table-cell office:value-type="float" office:value="6.2813113753166">
                <text:p>6.2813113753166</text:p>
              </table:table-cell>
              <table:table-cell office:value-type="float" office:value="-0.07174">
                <text:p>-0.07174</text:p>
              </table:table-cell>
            </table:table-row>
            <table:table-row>
              <table:table-cell office:value-type="float" office:value="18016.94">
                <text:p>18016.94</text:p>
              </table:table-cell>
              <table:table-cell office:value-type="float" office:value="18016.94">
                <text:p>18016.94</text:p>
              </table:table-cell>
              <table:table-cell office:value-type="float" office:value="6.35812880990805">
                <text:p>6.35812880990805</text:p>
              </table:table-cell>
              <table:table-cell office:value-type="float" office:value="0.836356">
                <text:p>0.836356</text:p>
              </table:table-cell>
            </table:table-row>
            <table:table-row>
              <table:table-cell office:value-type="float" office:value="19003.31">
                <text:p>19003.31</text:p>
              </table:table-cell>
              <table:table-cell office:value-type="float" office:value="19003.31">
                <text:p>19003.31</text:p>
              </table:table-cell>
              <table:table-cell office:value-type="float" office:value="6.31222991239872">
                <text:p>6.31222991239872</text:p>
              </table:table-cell>
              <table:table-cell office:value-type="float" office:value="-0.378132">
                <text:p>-0.378132</text:p>
              </table:table-cell>
            </table:table-row>
            <table:table-row>
              <table:table-cell office:value-type="float" office:value="19994.94">
                <text:p>19994.94</text:p>
              </table:table-cell>
              <table:table-cell office:value-type="float" office:value="19994.94">
                <text:p>19994.94</text:p>
              </table:table-cell>
              <table:table-cell office:value-type="float" office:value="6.32504586867015">
                <text:p>6.32504586867015</text:p>
              </table:table-cell>
              <table:table-cell office:value-type="float" office:value="0.682482">
                <text:p>0.682482</text:p>
              </table:table-cell>
            </table:table-row>
            <table:table-row>
              <table:table-cell office:value-type="float" office:value="20980.97">
                <text:p>20980.97</text:p>
              </table:table-cell>
              <table:table-cell office:value-type="float" office:value="20980.97">
                <text:p>20980.97</text:p>
              </table:table-cell>
              <table:table-cell office:value-type="float" office:value="6.31178175768786">
                <text:p>6.31178175768786</text:p>
              </table:table-cell>
              <table:table-cell office:value-type="float" office:value="-0.455805">
                <text:p>-0.455805</text:p>
              </table:table-cell>
            </table:table-row>
            <table:table-row>
              <table:table-cell office:value-type="float" office:value="21990.12">
                <text:p>21990.12</text:p>
              </table:table-cell>
              <table:table-cell office:value-type="float" office:value="21990.12">
                <text:p>21990.12</text:p>
              </table:table-cell>
              <table:table-cell office:value-type="float" office:value="6.36747155036457">
                <text:p>6.36747155036457</text:p>
              </table:table-cell>
              <table:table-cell office:value-type="float" office:value="-0.302205">
                <text:p>-0.302205</text:p>
              </table:table-cell>
            </table:table-row>
            <table:table-row>
              <table:table-cell office:value-type="float" office:value="22990.67">
                <text:p>22990.67</text:p>
              </table:table-cell>
              <table:table-cell office:value-type="float" office:value="22990.67">
                <text:p>22990.67</text:p>
              </table:table-cell>
              <table:table-cell office:value-type="float" office:value="6.31830142067436">
                <text:p>6.31830142067436</text:p>
              </table:table-cell>
              <table:table-cell office:value-type="float" office:value="-0.910558">
                <text:p>-0.910558</text:p>
              </table:table-cell>
            </table:table-row>
            <table:table-row>
              <table:table-cell office:value-type="float" office:value="23973.85">
                <text:p>23973.85</text:p>
              </table:table-cell>
              <table:table-cell office:value-type="float" office:value="23973.85">
                <text:p>23973.85</text:p>
              </table:table-cell>
              <table:table-cell office:value-type="float" office:value="6.32388600540636">
                <text:p>6.32388600540636</text:p>
              </table:table-cell>
              <table:table-cell office:value-type="float" office:value="-0.1089">
                <text:p>-0.1089</text:p>
              </table:table-cell>
            </table:table-row>
            <table:table-row>
              <table:table-cell office:value-type="float" office:value="25006.93">
                <text:p>25006.93</text:p>
              </table:table-cell>
              <table:table-cell office:value-type="float" office:value="25006.93">
                <text:p>25006.93</text:p>
              </table:table-cell>
              <table:table-cell office:value-type="float" office:value="6.29223325622195">
                <text:p>6.29223325622195</text:p>
              </table:table-cell>
              <table:table-cell office:value-type="float" office:value="0.253725">
                <text:p>0.253725</text:p>
              </table:table-cell>
            </table:table-row>
            <table:table-row>
              <table:table-cell office:value-type="float" office:value="26035.31">
                <text:p>26035.31</text:p>
              </table:table-cell>
              <table:table-cell office:value-type="float" office:value="26035.31">
                <text:p>26035.31</text:p>
              </table:table-cell>
              <table:table-cell office:value-type="float" office:value="6.28098658406339">
                <text:p>6.28098658406339</text:p>
              </table:table-cell>
              <table:table-cell office:value-type="float" office:value="1.039573">
                <text:p>1.039573</text:p>
              </table:table-cell>
            </table:table-row>
            <table:table-row>
              <table:table-cell office:value-type="float" office:value="27006.59">
                <text:p>27006.59</text:p>
              </table:table-cell>
              <table:table-cell office:value-type="float" office:value="27006.59">
                <text:p>27006.59</text:p>
              </table:table-cell>
              <table:table-cell office:value-type="float" office:value="6.33094045596312">
                <text:p>6.33094045596312</text:p>
              </table:table-cell>
              <table:table-cell office:value-type="float" office:value="-0.038829">
                <text:p>-0.038829</text:p>
              </table:table-cell>
            </table:table-row>
            <table:table-row>
              <table:table-cell office:value-type="float" office:value="28009.63">
                <text:p>28009.63</text:p>
              </table:table-cell>
              <table:table-cell office:value-type="float" office:value="28009.63">
                <text:p>28009.63</text:p>
              </table:table-cell>
              <table:table-cell office:value-type="float" office:value="6.3222241879759">
                <text:p>6.3222241879759</text:p>
              </table:table-cell>
              <table:table-cell office:value-type="float" office:value="0.494739">
                <text:p>0.494739</text:p>
              </table:table-cell>
            </table:table-row>
            <table:table-row>
              <table:table-cell office:value-type="float" office:value="29028.75">
                <text:p>29028.75</text:p>
              </table:table-cell>
              <table:table-cell office:value-type="float" office:value="29028.75">
                <text:p>29028.75</text:p>
              </table:table-cell>
              <table:table-cell office:value-type="float" office:value="6.29414198948124">
                <text:p>6.29414198948124</text:p>
              </table:table-cell>
              <table:table-cell office:value-type="float" office:value="0.050839">
                <text:p>0.050839</text:p>
              </table:table-cell>
            </table:table-row>
            <table:table-row>
              <table:table-cell office:value-type="float" office:value="29992.08">
                <text:p>29992.08</text:p>
              </table:table-cell>
              <table:table-cell office:value-type="float" office:value="29992.08">
                <text:p>29992.08</text:p>
              </table:table-cell>
              <table:table-cell office:value-type="float" office:value="6.32575457331099">
                <text:p>6.32575457331099</text:p>
              </table:table-cell>
              <table:table-cell office:value-type="float" office:value="0.19449">
                <text:p>0.19449</text:p>
              </table:table-cell>
            </table:table-row>
            <table:table-row>
              <table:table-cell office:value-type="float" office:value="30986.63">
                <text:p>30986.63</text:p>
              </table:table-cell>
              <table:table-cell office:value-type="float" office:value="30986.63">
                <text:p>30986.63</text:p>
              </table:table-cell>
              <table:table-cell office:value-type="float" office:value="6.33677547344461">
                <text:p>6.33677547344461</text:p>
              </table:table-cell>
              <table:table-cell office:value-type="float" office:value="0.080557">
                <text:p>0.080557</text:p>
              </table:table-cell>
            </table:table-row>
            <table:table-row>
              <table:table-cell office:value-type="float" office:value="32020.08">
                <text:p>32020.08</text:p>
              </table:table-cell>
              <table:table-cell office:value-type="float" office:value="32020.08">
                <text:p>32020.08</text:p>
              </table:table-cell>
              <table:table-cell office:value-type="float" office:value="6.29323558222046">
                <text:p>6.29323558222046</text:p>
              </table:table-cell>
              <table:table-cell office:value-type="float" office:value="0.152423">
                <text:p>0.152423</text:p>
              </table:table-cell>
            </table:table-row>
            <table:table-row>
              <table:table-cell office:value-type="float" office:value="32945.77">
                <text:p>32945.77</text:p>
              </table:table-cell>
              <table:table-cell office:value-type="float" office:value="32945.77">
                <text:p>32945.77</text:p>
              </table:table-cell>
              <table:table-cell office:value-type="float" office:value="6.30068342277016">
                <text:p>6.30068342277016</text:p>
              </table:table-cell>
              <table:table-cell office:value-type="float" office:value="0.149419">
                <text:p>0.149419</text:p>
              </table:table-cell>
            </table:table-row>
            <table:table-row>
              <table:table-cell office:value-type="float" office:value="34002.15">
                <text:p>34002.15</text:p>
              </table:table-cell>
              <table:table-cell office:value-type="float" office:value="34002.15">
                <text:p>34002.15</text:p>
              </table:table-cell>
              <table:table-cell office:value-type="float" office:value="6.30865318624958">
                <text:p>6.30865318624958</text:p>
              </table:table-cell>
              <table:table-cell office:value-type="float" office:value="0.884967">
                <text:p>0.884967</text:p>
              </table:table-cell>
            </table:table-row>
            <table:table-row>
              <table:table-cell office:value-type="float" office:value="34984.89">
                <text:p>34984.89</text:p>
              </table:table-cell>
              <table:table-cell office:value-type="float" office:value="34984.89">
                <text:p>34984.89</text:p>
              </table:table-cell>
              <table:table-cell office:value-type="float" office:value="6.3506186914221">
                <text:p>6.3506186914221</text:p>
              </table:table-cell>
              <table:table-cell office:value-type="float" office:value="-0.081796">
                <text:p>-0.081796</text:p>
              </table:table-cell>
            </table:table-row>
            <table:table-row>
              <table:table-cell office:value-type="float" office:value="36005.89">
                <text:p>36005.89</text:p>
              </table:table-cell>
              <table:table-cell office:value-type="float" office:value="36005.89">
                <text:p>36005.89</text:p>
              </table:table-cell>
              <table:table-cell office:value-type="float" office:value="6.30246258518007">
                <text:p>6.30246258518007</text:p>
              </table:table-cell>
              <table:table-cell office:value-type="float" office:value="0.188167">
                <text:p>0.188167</text:p>
              </table:table-cell>
            </table:table-row>
            <table:table-row>
              <table:table-cell office:value-type="float" office:value="37002.43">
                <text:p>37002.43</text:p>
              </table:table-cell>
              <table:table-cell office:value-type="float" office:value="37002.43">
                <text:p>37002.43</text:p>
              </table:table-cell>
              <table:table-cell office:value-type="float" office:value="6.34862105669034">
                <text:p>6.34862105669034</text:p>
              </table:table-cell>
              <table:table-cell office:value-type="float" office:value="0.350447">
                <text:p>0.350447</text:p>
              </table:table-cell>
            </table:table-row>
            <table:table-row>
              <table:table-cell office:value-type="float" office:value="38006.31">
                <text:p>38006.31</text:p>
              </table:table-cell>
              <table:table-cell office:value-type="float" office:value="38006.31">
                <text:p>38006.31</text:p>
              </table:table-cell>
              <table:table-cell office:value-type="float" office:value="6.29109006797958">
                <text:p>6.29109006797958</text:p>
              </table:table-cell>
              <table:table-cell office:value-type="float" office:value="0.016422">
                <text:p>0.016422</text:p>
              </table:table-cell>
            </table:table-row>
            <table:table-row>
              <table:table-cell office:value-type="float" office:value="39025.83">
                <text:p>39025.83</text:p>
              </table:table-cell>
              <table:table-cell office:value-type="float" office:value="39025.83">
                <text:p>39025.83</text:p>
              </table:table-cell>
              <table:table-cell office:value-type="float" office:value="6.314183948958">
                <text:p>6.314183948958</text:p>
              </table:table-cell>
              <table:table-cell office:value-type="float" office:value="0.034058">
                <text:p>0.034058</text:p>
              </table:table-cell>
            </table:table-row>
            <table:table-row>
              <table:table-cell office:value-type="float" office:value="39981.59">
                <text:p>39981.59</text:p>
              </table:table-cell>
              <table:table-cell office:value-type="float" office:value="39981.59">
                <text:p>39981.59</text:p>
              </table:table-cell>
              <table:table-cell office:value-type="float" office:value="6.32723330561229">
                <text:p>6.32723330561229</text:p>
              </table:table-cell>
              <table:table-cell office:value-type="float" office:value="-0.005768">
                <text:p>-0.005768</text:p>
              </table:table-cell>
            </table:table-row>
            <table:table-row>
              <table:table-cell office:value-type="float" office:value="41014.95">
                <text:p>41014.95</text:p>
              </table:table-cell>
              <table:table-cell office:value-type="float" office:value="41014.95">
                <text:p>41014.95</text:p>
              </table:table-cell>
              <table:table-cell office:value-type="float" office:value="6.33350491493673">
                <text:p>6.33350491493673</text:p>
              </table:table-cell>
              <table:table-cell office:value-type="float" office:value="0.192644">
                <text:p>0.192644</text:p>
              </table:table-cell>
            </table:table-row>
            <table:table-row>
              <table:table-cell office:value-type="float" office:value="41963.21">
                <text:p>41963.21</text:p>
              </table:table-cell>
              <table:table-cell office:value-type="float" office:value="41963.21">
                <text:p>41963.21</text:p>
              </table:table-cell>
              <table:table-cell office:value-type="float" office:value="6.32103897566414">
                <text:p>6.32103897566414</text:p>
              </table:table-cell>
              <table:table-cell office:value-type="float" office:value="-0.566944">
                <text:p>-0.566944</text:p>
              </table:table-cell>
            </table:table-row>
            <table:table-row>
              <table:table-cell office:value-type="float" office:value="42993.59">
                <text:p>42993.59</text:p>
              </table:table-cell>
              <table:table-cell office:value-type="float" office:value="42993.59">
                <text:p>42993.59</text:p>
              </table:table-cell>
              <table:table-cell office:value-type="float" office:value="6.34571357504447">
                <text:p>6.34571357504447</text:p>
              </table:table-cell>
              <table:table-cell office:value-type="float" office:value="0.474933">
                <text:p>0.474933</text:p>
              </table:table-cell>
            </table:table-row>
            <table:table-row>
              <table:table-cell office:value-type="float" office:value="44002.86">
                <text:p>44002.86</text:p>
              </table:table-cell>
              <table:table-cell office:value-type="float" office:value="44002.86">
                <text:p>44002.86</text:p>
              </table:table-cell>
              <table:table-cell office:value-type="float" office:value="6.3302119830319">
                <text:p>6.3302119830319</text:p>
              </table:table-cell>
              <table:table-cell office:value-type="float" office:value="-0.85451">
                <text:p>-0.85451</text:p>
              </table:table-cell>
            </table:table-row>
            <table:table-row>
              <table:table-cell office:value-type="float" office:value="45061.75">
                <text:p>45061.75</text:p>
              </table:table-cell>
              <table:table-cell office:value-type="float" office:value="45061.75">
                <text:p>45061.75</text:p>
              </table:table-cell>
              <table:table-cell office:value-type="float" office:value="6.31075303680631">
                <text:p>6.31075303680631</text:p>
              </table:table-cell>
              <table:table-cell office:value-type="float" office:value="1.259389">
                <text:p>1.259389</text:p>
              </table:table-cell>
            </table:table-row>
            <table:table-row>
              <table:table-cell office:value-type="float" office:value="45995.21">
                <text:p>45995.21</text:p>
              </table:table-cell>
              <table:table-cell office:value-type="float" office:value="45995.21">
                <text:p>45995.21</text:p>
              </table:table-cell>
              <table:table-cell office:value-type="float" office:value="6.37347137322412">
                <text:p>6.37347137322412</text:p>
              </table:table-cell>
              <table:table-cell office:value-type="float" office:value="0.511777">
                <text:p>0.511777</text:p>
              </table:table-cell>
            </table:table-row>
            <table:table-row>
              <table:table-cell office:value-type="float" office:value="46969.18">
                <text:p>46969.18</text:p>
              </table:table-cell>
              <table:table-cell office:value-type="float" office:value="46969.18">
                <text:p>46969.18</text:p>
              </table:table-cell>
              <table:table-cell office:value-type="float" office:value="6.30633396027478">
                <text:p>6.30633396027478</text:p>
              </table:table-cell>
              <table:table-cell office:value-type="float" office:value="0.528965">
                <text:p>0.528965</text:p>
              </table:table-cell>
            </table:table-row>
            <table:table-row>
              <table:table-cell office:value-type="float" office:value="48033.19">
                <text:p>48033.19</text:p>
              </table:table-cell>
              <table:table-cell office:value-type="float" office:value="48033.19">
                <text:p>48033.19</text:p>
              </table:table-cell>
              <table:table-cell office:value-type="float" office:value="6.26968056934679">
                <text:p>6.26968056934679</text:p>
              </table:table-cell>
              <table:table-cell office:value-type="float" office:value="0.226133">
                <text:p>0.226133</text:p>
              </table:table-cell>
            </table:table-row>
            <table:table-row>
              <table:table-cell office:value-type="float" office:value="49060.37">
                <text:p>49060.37</text:p>
              </table:table-cell>
              <table:table-cell office:value-type="float" office:value="49060.37">
                <text:p>49060.37</text:p>
              </table:table-cell>
              <table:table-cell office:value-type="float" office:value="6.33584934007047">
                <text:p>6.33584934007047</text:p>
              </table:table-cell>
              <table:table-cell office:value-type="float" office:value="0.465724">
                <text:p>0.465724</text:p>
              </table:table-cell>
            </table:table-row>
            <table:table-row>
              <table:table-cell office:value-type="float" office:value="49969.08">
                <text:p>49969.08</text:p>
              </table:table-cell>
              <table:table-cell office:value-type="float" office:value="49969.08">
                <text:p>49969.08</text:p>
              </table:table-cell>
              <table:table-cell office:value-type="float" office:value="6.30816687016458">
                <text:p>6.30816687016458</text:p>
              </table:table-cell>
              <table:table-cell office:value-type="float" office:value="0.149951">
                <text:p>0.149951</text:p>
              </table:table-cell>
            </table:table-row>
            <table:table-row>
              <table:table-cell office:value-type="float" office:value="50950.34">
                <text:p>50950.34</text:p>
              </table:table-cell>
              <table:table-cell office:value-type="float" office:value="50950.34">
                <text:p>50950.34</text:p>
              </table:table-cell>
              <table:table-cell office:value-type="float" office:value="6.28998075092287">
                <text:p>6.28998075092287</text:p>
              </table:table-cell>
              <table:table-cell office:value-type="float" office:value="0.848096">
                <text:p>0.848096</text:p>
              </table:table-cell>
            </table:table-row>
            <table:table-row>
              <table:table-cell office:value-type="float" office:value="51987">
                <text:p>51987</text:p>
              </table:table-cell>
              <table:table-cell office:value-type="float" office:value="51987">
                <text:p>51987</text:p>
              </table:table-cell>
              <table:table-cell office:value-type="float" office:value="6.30622340077857">
                <text:p>6.30622340077857</text:p>
              </table:table-cell>
              <table:table-cell office:value-type="float" office:value="0.332295">
                <text:p>0.332295</text:p>
              </table:table-cell>
            </table:table-row>
            <table:table-row>
              <table:table-cell office:value-type="float" office:value="52959.33">
                <text:p>52959.33</text:p>
              </table:table-cell>
              <table:table-cell office:value-type="float" office:value="52959.33">
                <text:p>52959.33</text:p>
              </table:table-cell>
              <table:table-cell office:value-type="float" office:value="6.36020055835775">
                <text:p>6.36020055835775</text:p>
              </table:table-cell>
              <table:table-cell office:value-type="float" office:value="0.938479">
                <text:p>0.938479</text:p>
              </table:table-cell>
            </table:table-row>
            <table:table-row>
              <table:table-cell office:value-type="float" office:value="54007.7">
                <text:p>54007.7</text:p>
              </table:table-cell>
              <table:table-cell office:value-type="float" office:value="54007.7">
                <text:p>54007.7</text:p>
              </table:table-cell>
              <table:table-cell office:value-type="float" office:value="6.36617604285922">
                <text:p>6.36617604285922</text:p>
              </table:table-cell>
              <table:table-cell office:value-type="float" office:value="-0.355515">
                <text:p>-0.355515</text:p>
              </table:table-cell>
            </table:table-row>
            <table:table-row>
              <table:table-cell office:value-type="float" office:value="55056.01">
                <text:p>55056.01</text:p>
              </table:table-cell>
              <table:table-cell office:value-type="float" office:value="55056.01">
                <text:p>55056.01</text:p>
              </table:table-cell>
              <table:table-cell office:value-type="float" office:value="6.29615496805694">
                <text:p>6.29615496805694</text:p>
              </table:table-cell>
              <table:table-cell office:value-type="float" office:value="0.610327">
                <text:p>0.610327</text:p>
              </table:table-cell>
            </table:table-row>
            <table:table-row>
              <table:table-cell office:value-type="float" office:value="56037.52">
                <text:p>56037.52</text:p>
              </table:table-cell>
              <table:table-cell office:value-type="float" office:value="56037.52">
                <text:p>56037.52</text:p>
              </table:table-cell>
              <table:table-cell office:value-type="float" office:value="6.36047655203448">
                <text:p>6.36047655203448</text:p>
              </table:table-cell>
              <table:table-cell office:value-type="float" office:value="0.090816">
                <text:p>0.090816</text:p>
              </table:table-cell>
            </table:table-row>
            <table:table-row>
              <table:table-cell office:value-type="float" office:value="57032.54">
                <text:p>57032.54</text:p>
              </table:table-cell>
              <table:table-cell office:value-type="float" office:value="57032.54">
                <text:p>57032.54</text:p>
              </table:table-cell>
              <table:table-cell office:value-type="float" office:value="6.44600788437641">
                <text:p>6.44600788437641</text:p>
              </table:table-cell>
              <table:table-cell office:value-type="float" office:value="1.449412">
                <text:p>1.449412</text:p>
              </table:table-cell>
            </table:table-row>
            <table:table-row>
              <table:table-cell office:value-type="float" office:value="58033.58">
                <text:p>58033.58</text:p>
              </table:table-cell>
              <table:table-cell office:value-type="float" office:value="58033.58">
                <text:p>58033.58</text:p>
              </table:table-cell>
              <table:table-cell office:value-type="float" office:value="6.32585610497065">
                <text:p>6.32585610497065</text:p>
              </table:table-cell>
              <table:table-cell office:value-type="float" office:value="0.74742">
                <text:p>0.74742</text:p>
              </table:table-cell>
            </table:table-row>
            <table:table-row>
              <table:table-cell office:value-type="float" office:value="58997.67">
                <text:p>58997.67</text:p>
              </table:table-cell>
              <table:table-cell office:value-type="float" office:value="58997.67">
                <text:p>58997.67</text:p>
              </table:table-cell>
              <table:table-cell office:value-type="float" office:value="6.33708301669833">
                <text:p>6.33708301669833</text:p>
              </table:table-cell>
              <table:table-cell office:value-type="float" office:value="-0.085848">
                <text:p>-0.085848</text:p>
              </table:table-cell>
            </table:table-row>
            <table:table-row>
              <table:table-cell office:value-type="float" office:value="59999.52">
                <text:p>59999.52</text:p>
              </table:table-cell>
              <table:table-cell office:value-type="float" office:value="59999.52">
                <text:p>59999.52</text:p>
              </table:table-cell>
              <table:table-cell office:value-type="float" office:value="6.32625892634553">
                <text:p>6.32625892634553</text:p>
              </table:table-cell>
              <table:table-cell office:value-type="float" office:value="0.176805">
                <text:p>0.176805</text:p>
              </table:table-cell>
            </table:table-row>
            <table:table-row>
              <table:table-cell office:value-type="float" office:value="61010.93">
                <text:p>61010.93</text:p>
              </table:table-cell>
              <table:table-cell office:value-type="float" office:value="61010.93">
                <text:p>61010.93</text:p>
              </table:table-cell>
              <table:table-cell office:value-type="float" office:value="6.36137233552712">
                <text:p>6.36137233552712</text:p>
              </table:table-cell>
              <table:table-cell office:value-type="float" office:value="0.099066">
                <text:p>0.099066</text:p>
              </table:table-cell>
            </table:table-row>
            <table:table-row>
              <table:table-cell office:value-type="float" office:value="61943.06">
                <text:p>61943.06</text:p>
              </table:table-cell>
              <table:table-cell office:value-type="float" office:value="61943.06">
                <text:p>61943.06</text:p>
              </table:table-cell>
              <table:table-cell office:value-type="float" office:value="6.32751534989525">
                <text:p>6.32751534989525</text:p>
              </table:table-cell>
              <table:table-cell office:value-type="float" office:value="0.094249">
                <text:p>0.094249</text:p>
              </table:table-cell>
            </table:table-row>
            <table:table-row>
              <table:table-cell office:value-type="float" office:value="63067.85">
                <text:p>63067.85</text:p>
              </table:table-cell>
              <table:table-cell office:value-type="float" office:value="63067.85">
                <text:p>63067.85</text:p>
              </table:table-cell>
              <table:table-cell office:value-type="float" office:value="6.35244803537943">
                <text:p>6.35244803537943</text:p>
              </table:table-cell>
              <table:table-cell office:value-type="float" office:value="-0.167302">
                <text:p>-0.167302</text:p>
              </table:table-cell>
            </table:table-row>
            <table:table-row>
              <table:table-cell office:value-type="float" office:value="63978.32">
                <text:p>63978.32</text:p>
              </table:table-cell>
              <table:table-cell office:value-type="float" office:value="63978.32">
                <text:p>63978.32</text:p>
              </table:table-cell>
              <table:table-cell office:value-type="float" office:value="6.33545379886023">
                <text:p>6.33545379886023</text:p>
              </table:table-cell>
              <table:table-cell office:value-type="float" office:value="0.144072">
                <text:p>0.144072</text:p>
              </table:table-cell>
            </table:table-row>
            <table:table-row>
              <table:table-cell office:value-type="float" office:value="65019.14">
                <text:p>65019.14</text:p>
              </table:table-cell>
              <table:table-cell office:value-type="float" office:value="65019.14">
                <text:p>65019.14</text:p>
              </table:table-cell>
              <table:table-cell office:value-type="float" office:value="6.4539569550811">
                <text:p>6.4539569550811</text:p>
              </table:table-cell>
              <table:table-cell office:value-type="float" office:value="0.919758">
                <text:p>0.919758</text:p>
              </table:table-cell>
            </table:table-row>
            <table:table-row>
              <table:table-cell office:value-type="float" office:value="65953.46">
                <text:p>65953.46</text:p>
              </table:table-cell>
              <table:table-cell office:value-type="float" office:value="65953.46">
                <text:p>65953.46</text:p>
              </table:table-cell>
              <table:table-cell office:value-type="float" office:value="6.38288241121716">
                <text:p>6.38288241121716</text:p>
              </table:table-cell>
              <table:table-cell office:value-type="float" office:value="0.190098">
                <text:p>0.190098</text:p>
              </table:table-cell>
            </table:table-row>
            <table:table-row>
              <table:table-cell office:value-type="float" office:value="66917.62">
                <text:p>66917.62</text:p>
              </table:table-cell>
              <table:table-cell office:value-type="float" office:value="66917.62">
                <text:p>66917.62</text:p>
              </table:table-cell>
              <table:table-cell office:value-type="float" office:value="6.49027082200616">
                <text:p>6.49027082200616</text:p>
              </table:table-cell>
              <table:table-cell office:value-type="float" office:value="1.453175">
                <text:p>1.453175</text:p>
              </table:table-cell>
            </table:table-row>
            <table:table-row>
              <table:table-cell office:value-type="float" office:value="67978.83">
                <text:p>67978.83</text:p>
              </table:table-cell>
              <table:table-cell office:value-type="float" office:value="67978.83">
                <text:p>67978.83</text:p>
              </table:table-cell>
              <table:table-cell office:value-type="float" office:value="6.31951235712923">
                <text:p>6.31951235712923</text:p>
              </table:table-cell>
              <table:table-cell office:value-type="float" office:value="0.91378">
                <text:p>0.91378</text:p>
              </table:table-cell>
            </table:table-row>
            <table:table-row>
              <table:table-cell office:value-type="float" office:value="68959.05">
                <text:p>68959.05</text:p>
              </table:table-cell>
              <table:table-cell office:value-type="float" office:value="68959.05">
                <text:p>68959.05</text:p>
              </table:table-cell>
              <table:table-cell office:value-type="float" office:value="6.41814799576283">
                <text:p>6.41814799576283</text:p>
              </table:table-cell>
              <table:table-cell office:value-type="float" office:value="0.913362">
                <text:p>0.913362</text:p>
              </table:table-cell>
            </table:table-row>
            <table:table-row>
              <table:table-cell office:value-type="float" office:value="69972.51">
                <text:p>69972.51</text:p>
              </table:table-cell>
              <table:table-cell office:value-type="float" office:value="69972.51">
                <text:p>69972.51</text:p>
              </table:table-cell>
              <table:table-cell office:value-type="float" office:value="6.35325797838017">
                <text:p>6.35325797838017</text:p>
              </table:table-cell>
              <table:table-cell office:value-type="float" office:value="0.784544">
                <text:p>0.784544</text:p>
              </table:table-cell>
            </table:table-row>
            <table:table-row>
              <table:table-cell office:value-type="float" office:value="70996.44">
                <text:p>70996.44</text:p>
              </table:table-cell>
              <table:table-cell office:value-type="float" office:value="70996.44">
                <text:p>70996.44</text:p>
              </table:table-cell>
              <table:table-cell office:value-type="float" office:value="6.37554362379822">
                <text:p>6.37554362379822</text:p>
              </table:table-cell>
              <table:table-cell office:value-type="float" office:value="1.144513">
                <text:p>1.144513</text:p>
              </table:table-cell>
            </table:table-row>
            <table:table-row>
              <table:table-cell office:value-type="float" office:value="72015.46">
                <text:p>72015.46</text:p>
              </table:table-cell>
              <table:table-cell office:value-type="float" office:value="72015.46">
                <text:p>72015.46</text:p>
              </table:table-cell>
              <table:table-cell office:value-type="float" office:value="6.44830948205046">
                <text:p>6.44830948205046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float" office:value="72961.75">
                <text:p>72961.75</text:p>
              </table:table-cell>
              <table:table-cell office:value-type="float" office:value="72961.75">
                <text:p>72961.75</text:p>
              </table:table-cell>
              <table:table-cell office:value-type="float" office:value="6.41529442406833">
                <text:p>6.41529442406833</text:p>
              </table:table-cell>
              <table:table-cell office:value-type="float" office:value="0.263902">
                <text:p>0.263902</text:p>
              </table:table-cell>
            </table:table-row>
            <table:table-row>
              <table:table-cell office:value-type="float" office:value="73898.17">
                <text:p>73898.17</text:p>
              </table:table-cell>
              <table:table-cell office:value-type="float" office:value="73898.17">
                <text:p>73898.17</text:p>
              </table:table-cell>
              <table:table-cell office:value-type="float" office:value="6.49642113796492">
                <text:p>6.49642113796492</text:p>
              </table:table-cell>
              <table:table-cell office:value-type="float" office:value="0.031886">
                <text:p>0.031886</text:p>
              </table:table-cell>
            </table:table-row>
            <table:table-row>
              <table:table-cell office:value-type="float" office:value="74988.38">
                <text:p>74988.38</text:p>
              </table:table-cell>
              <table:table-cell office:value-type="float" office:value="74988.38">
                <text:p>74988.38</text:p>
              </table:table-cell>
              <table:table-cell office:value-type="float" office:value="6.38402543705754">
                <text:p>6.38402543705754</text:p>
              </table:table-cell>
              <table:table-cell office:value-type="float" office:value="-0.814228">
                <text:p>-0.814228</text:p>
              </table:table-cell>
            </table:table-row>
            <table:table-row>
              <table:table-cell office:value-type="float" office:value="75889.93">
                <text:p>75889.93</text:p>
              </table:table-cell>
              <table:table-cell office:value-type="float" office:value="75889.93">
                <text:p>75889.93</text:p>
              </table:table-cell>
              <table:table-cell office:value-type="float" office:value="6.42156687628706">
                <text:p>6.42156687628706</text:p>
              </table:table-cell>
              <table:table-cell office:value-type="float" office:value="0.135542">
                <text:p>0.135542</text:p>
              </table:table-cell>
            </table:table-row>
            <table:table-row>
              <table:table-cell office:value-type="float" office:value="76984.56">
                <text:p>76984.56</text:p>
              </table:table-cell>
              <table:table-cell office:value-type="float" office:value="76984.56">
                <text:p>76984.56</text:p>
              </table:table-cell>
              <table:table-cell office:value-type="float" office:value="6.36591825822453">
                <text:p>6.36591825822453</text:p>
              </table:table-cell>
              <table:table-cell office:value-type="float" office:value="1.173766">
                <text:p>1.173766</text:p>
              </table:table-cell>
            </table:table-row>
            <table:table-row>
              <table:table-cell office:value-type="float" office:value="78000.12">
                <text:p>78000.12</text:p>
              </table:table-cell>
              <table:table-cell office:value-type="float" office:value="78000.12">
                <text:p>78000.12</text:p>
              </table:table-cell>
              <table:table-cell office:value-type="float" office:value="6.39935852909836">
                <text:p>6.39935852909836</text:p>
              </table:table-cell>
              <table:table-cell office:value-type="float" office:value="0.405283">
                <text:p>0.405283</text:p>
              </table:table-cell>
            </table:table-row>
            <table:table-row>
              <table:table-cell office:value-type="float" office:value="79043.81">
                <text:p>79043.81</text:p>
              </table:table-cell>
              <table:table-cell office:value-type="float" office:value="79043.81">
                <text:p>79043.81</text:p>
              </table:table-cell>
              <table:table-cell office:value-type="float" office:value="6.46263251910515">
                <text:p>6.46263251910515</text:p>
              </table:table-cell>
              <table:table-cell office:value-type="float" office:value="1.150993">
                <text:p>1.150993</text:p>
              </table:table-cell>
            </table:table-row>
            <table:table-row>
              <table:table-cell office:value-type="float" office:value="80020.04">
                <text:p>80020.04</text:p>
              </table:table-cell>
              <table:table-cell office:value-type="float" office:value="80020.04">
                <text:p>80020.04</text:p>
              </table:table-cell>
              <table:table-cell office:value-type="float" office:value="6.50551412782737">
                <text:p>6.50551412782737</text:p>
              </table:table-cell>
              <table:table-cell office:value-type="float" office:value="2.220432">
                <text:p>2.220432</text:p>
              </table:table-cell>
            </table:table-row>
            <table:table-row>
              <table:table-cell office:value-type="float" office:value="80958.16">
                <text:p>80958.16</text:p>
              </table:table-cell>
              <table:table-cell office:value-type="float" office:value="80958.16">
                <text:p>80958.16</text:p>
              </table:table-cell>
              <table:table-cell office:value-type="float" office:value="6.41688851455314">
                <text:p>6.41688851455314</text:p>
              </table:table-cell>
              <table:table-cell office:value-type="float" office:value="0.337274">
                <text:p>0.337274</text:p>
              </table:table-cell>
            </table:table-row>
            <table:table-row>
              <table:table-cell office:value-type="float" office:value="81922.63">
                <text:p>81922.63</text:p>
              </table:table-cell>
              <table:table-cell office:value-type="float" office:value="81922.63">
                <text:p>81922.63</text:p>
              </table:table-cell>
              <table:table-cell office:value-type="float" office:value="6.45072818708297">
                <text:p>6.45072818708297</text:p>
              </table:table-cell>
              <table:table-cell office:value-type="float" office:value="1.532998">
                <text:p>1.532998</text:p>
              </table:table-cell>
            </table:table-row>
            <table:table-row>
              <table:table-cell office:value-type="float" office:value="83031.77">
                <text:p>83031.77</text:p>
              </table:table-cell>
              <table:table-cell office:value-type="float" office:value="83031.77">
                <text:p>83031.77</text:p>
              </table:table-cell>
              <table:table-cell office:value-type="float" office:value="6.39247808945062">
                <text:p>6.39247808945062</text:p>
              </table:table-cell>
              <table:table-cell office:value-type="float" office:value="1.595358">
                <text:p>1.595358</text:p>
              </table:table-cell>
            </table:table-row>
            <table:table-row>
              <table:table-cell office:value-type="float" office:value="84065.47">
                <text:p>84065.47</text:p>
              </table:table-cell>
              <table:table-cell office:value-type="float" office:value="84065.47">
                <text:p>84065.47</text:p>
              </table:table-cell>
              <table:table-cell office:value-type="float" office:value="6.46970864459606">
                <text:p>6.46970864459606</text:p>
              </table:table-cell>
              <table:table-cell office:value-type="float" office:value="0.25842">
                <text:p>0.25842</text:p>
              </table:table-cell>
            </table:table-row>
            <table:table-row>
              <table:table-cell office:value-type="float" office:value="85014">
                <text:p>85014</text:p>
              </table:table-cell>
              <table:table-cell office:value-type="float" office:value="85014">
                <text:p>85014</text:p>
              </table:table-cell>
              <table:table-cell office:value-type="float" office:value="6.50007359683062">
                <text:p>6.50007359683062</text:p>
              </table:table-cell>
              <table:table-cell office:value-type="float" office:value="-1.281">
                <text:p>-1.281</text:p>
              </table:table-cell>
            </table:table-row>
            <table:table-row>
              <table:table-cell office:value-type="float" office:value="85953.98">
                <text:p>85953.98</text:p>
              </table:table-cell>
              <table:table-cell office:value-type="float" office:value="85953.98">
                <text:p>85953.98</text:p>
              </table:table-cell>
              <table:table-cell office:value-type="float" office:value="6.40772710768759">
                <text:p>6.40772710768759</text:p>
              </table:table-cell>
              <table:table-cell office:value-type="float" office:value="0.854719">
                <text:p>0.854719</text:p>
              </table:table-cell>
            </table:table-row>
            <table:table-row>
              <table:table-cell office:value-type="float" office:value="86987.57">
                <text:p>86987.57</text:p>
              </table:table-cell>
              <table:table-cell office:value-type="float" office:value="86987.57">
                <text:p>86987.57</text:p>
              </table:table-cell>
              <table:table-cell office:value-type="float" office:value="6.49771544765232">
                <text:p>6.49771544765232</text:p>
              </table:table-cell>
              <table:table-cell office:value-type="float" office:value="1.159846">
                <text:p>1.159846</text:p>
              </table:table-cell>
            </table:table-row>
            <table:table-row>
              <table:table-cell office:value-type="float" office:value="87930.97">
                <text:p>87930.97</text:p>
              </table:table-cell>
              <table:table-cell office:value-type="float" office:value="87930.97">
                <text:p>87930.97</text:p>
              </table:table-cell>
              <table:table-cell office:value-type="float" office:value="6.41098046278968">
                <text:p>6.41098046278968</text:p>
              </table:table-cell>
              <table:table-cell office:value-type="float" office:value="-0.709046">
                <text:p>-0.709046</text:p>
              </table:table-cell>
            </table:table-row>
            <table:table-row>
              <table:table-cell office:value-type="float" office:value="89026.98">
                <text:p>89026.98</text:p>
              </table:table-cell>
              <table:table-cell office:value-type="float" office:value="89026.98">
                <text:p>89026.98</text:p>
              </table:table-cell>
              <table:table-cell office:value-type="float" office:value="6.42046243722803">
                <text:p>6.42046243722803</text:p>
              </table:table-cell>
              <table:table-cell office:value-type="float" office:value="0.182823">
                <text:p>0.182823</text:p>
              </table:table-cell>
            </table:table-row>
            <table:table-row>
              <table:table-cell office:value-type="float" office:value="90037.39">
                <text:p>90037.39</text:p>
              </table:table-cell>
              <table:table-cell office:value-type="float" office:value="90037.39">
                <text:p>90037.39</text:p>
              </table:table-cell>
              <table:table-cell office:value-type="float" office:value="6.54820047715114">
                <text:p>6.54820047715114</text:p>
              </table:table-cell>
              <table:table-cell office:value-type="float" office:value="1.261914">
                <text:p>1.261914</text:p>
              </table:table-cell>
            </table:table-row>
            <table:table-row>
              <table:table-cell office:value-type="float" office:value="91156.42">
                <text:p>91156.42</text:p>
              </table:table-cell>
              <table:table-cell office:value-type="float" office:value="91156.42">
                <text:p>91156.42</text:p>
              </table:table-cell>
              <table:table-cell office:value-type="float" office:value="6.44853887679608">
                <text:p>6.44853887679608</text:p>
              </table:table-cell>
              <table:table-cell office:value-type="float" office:value="0.304728">
                <text:p>0.304728</text:p>
              </table:table-cell>
            </table:table-row>
            <table:table-row>
              <table:table-cell office:value-type="float" office:value="91938.61">
                <text:p>91938.61</text:p>
              </table:table-cell>
              <table:table-cell office:value-type="float" office:value="91938.61">
                <text:p>91938.61</text:p>
              </table:table-cell>
              <table:table-cell office:value-type="float" office:value="6.55859008525183">
                <text:p>6.55859008525183</text:p>
              </table:table-cell>
              <table:table-cell office:value-type="float" office:value="0.064114">
                <text:p>0.064114</text:p>
              </table:table-cell>
            </table:table-row>
            <table:table-row>
              <table:table-cell office:value-type="float" office:value="93091.06">
                <text:p>93091.06</text:p>
              </table:table-cell>
              <table:table-cell office:value-type="float" office:value="93091.06">
                <text:p>93091.06</text:p>
              </table:table-cell>
              <table:table-cell office:value-type="float" office:value="6.52815354076952">
                <text:p>6.52815354076952</text:p>
              </table:table-cell>
              <table:table-cell office:value-type="float" office:value="1.329478">
                <text:p>1.329478</text:p>
              </table:table-cell>
            </table:table-row>
            <table:table-row>
              <table:table-cell office:value-type="float" office:value="94075.48">
                <text:p>94075.48</text:p>
              </table:table-cell>
              <table:table-cell office:value-type="float" office:value="94075.48">
                <text:p>94075.48</text:p>
              </table:table-cell>
              <table:table-cell office:value-type="float" office:value="6.4425426685991">
                <text:p>6.4425426685991</text:p>
              </table:table-cell>
              <table:table-cell office:value-type="float" office:value="1.336132">
                <text:p>1.336132</text:p>
              </table:table-cell>
            </table:table-row>
            <table:table-row>
              <table:table-cell office:value-type="float" office:value="94929.3">
                <text:p>94929.3</text:p>
              </table:table-cell>
              <table:table-cell office:value-type="float" office:value="94929.3">
                <text:p>94929.3</text:p>
              </table:table-cell>
              <table:table-cell office:value-type="float" office:value="6.40162558850741">
                <text:p>6.40162558850741</text:p>
              </table:table-cell>
              <table:table-cell office:value-type="float" office:value="1.651484">
                <text:p>1.651484</text:p>
              </table:table-cell>
            </table:table-row>
            <table:table-row>
              <table:table-cell office:value-type="float" office:value="95939.83">
                <text:p>95939.83</text:p>
              </table:table-cell>
              <table:table-cell office:value-type="float" office:value="95939.83">
                <text:p>95939.83</text:p>
              </table:table-cell>
              <table:table-cell office:value-type="float" office:value="6.45994440952113">
                <text:p>6.45994440952113</text:p>
              </table:table-cell>
              <table:table-cell office:value-type="float" office:value="1.668336">
                <text:p>1.668336</text:p>
              </table:table-cell>
            </table:table-row>
            <table:table-row>
              <table:table-cell office:value-type="float" office:value="97033.81">
                <text:p>97033.81</text:p>
              </table:table-cell>
              <table:table-cell office:value-type="float" office:value="97033.81">
                <text:p>97033.81</text:p>
              </table:table-cell>
              <table:table-cell office:value-type="float" office:value="6.52112491057405">
                <text:p>6.52112491057405</text:p>
              </table:table-cell>
              <table:table-cell office:value-type="float" office:value="1.013999">
                <text:p>1.013999</text:p>
              </table:table-cell>
            </table:table-row>
            <table:table-row>
              <table:table-cell office:value-type="float" office:value="98077.8">
                <text:p>98077.8</text:p>
              </table:table-cell>
              <table:table-cell office:value-type="float" office:value="98077.8">
                <text:p>98077.8</text:p>
              </table:table-cell>
              <table:table-cell office:value-type="float" office:value="6.44675215633469">
                <text:p>6.44675215633469</text:p>
              </table:table-cell>
              <table:table-cell office:value-type="float" office:value="1.956264">
                <text:p>1.956264</text:p>
              </table:table-cell>
            </table:table-row>
            <table:table-row>
              <table:table-cell office:value-type="float" office:value="98996.2">
                <text:p>98996.2</text:p>
              </table:table-cell>
              <table:table-cell office:value-type="float" office:value="98996.2">
                <text:p>98996.2</text:p>
              </table:table-cell>
              <table:table-cell office:value-type="float" office:value="6.54498777593145">
                <text:p>6.54498777593145</text:p>
              </table:table-cell>
              <table:table-cell office:value-type="float" office:value="1.702638">
                <text:p>1.702638</text:p>
              </table:table-cell>
            </table:table-row>
            <table:table-row>
              <table:table-cell office:value-type="float" office:value="99948.03">
                <text:p>99948.03</text:p>
              </table:table-cell>
              <table:table-cell office:value-type="float" office:value="99948.03">
                <text:p>99948.03</text:p>
              </table:table-cell>
              <table:table-cell office:value-type="float" office:value="6.45251071558643">
                <text:p>6.45251071558643</text:p>
              </table:table-cell>
              <table:table-cell office:value-type="float" office:value="2.094053">
                <text:p>2.094053</text:p>
              </table:table-cell>
            </table:table-row>
            <table:table-row>
              <table:table-cell office:value-type="float" office:value="110048.08">
                <text:p>110048.08</text:p>
              </table:table-cell>
              <table:table-cell office:value-type="float" office:value="110048.08">
                <text:p>110048.08</text:p>
              </table:table-cell>
              <table:table-cell office:value-type="float" office:value="6.48743712043382">
                <text:p>6.48743712043382</text:p>
              </table:table-cell>
              <table:table-cell office:value-type="float" office:value="2.287892">
                <text:p>2.287892</text:p>
              </table:table-cell>
            </table:table-row>
            <table:table-row>
              <table:table-cell office:value-type="float" office:value="120032.04">
                <text:p>120032.04</text:p>
              </table:table-cell>
              <table:table-cell office:value-type="float" office:value="120032.04">
                <text:p>120032.04</text:p>
              </table:table-cell>
              <table:table-cell office:value-type="float" office:value="6.46744970263554">
                <text:p>6.46744970263554</text:p>
              </table:table-cell>
              <table:table-cell office:value-type="float" office:value="1.456217">
                <text:p>1.456217</text:p>
              </table:table-cell>
            </table:table-row>
            <table:table-row>
              <table:table-cell office:value-type="float" office:value="130069.74">
                <text:p>130069.74</text:p>
              </table:table-cell>
              <table:table-cell office:value-type="float" office:value="130069.74">
                <text:p>130069.74</text:p>
              </table:table-cell>
              <table:table-cell office:value-type="float" office:value="6.57811664644252">
                <text:p>6.57811664644252</text:p>
              </table:table-cell>
              <table:table-cell office:value-type="float" office:value="1.345723">
                <text:p>1.345723</text:p>
              </table:table-cell>
            </table:table-row>
            <table:table-row>
              <table:table-cell office:value-type="float" office:value="140171.75">
                <text:p>140171.75</text:p>
              </table:table-cell>
              <table:table-cell office:value-type="float" office:value="140171.75">
                <text:p>140171.75</text:p>
              </table:table-cell>
              <table:table-cell office:value-type="float" office:value="6.56358862771626">
                <text:p>6.56358862771626</text:p>
              </table:table-cell>
              <table:table-cell office:value-type="float" office:value="0.907416">
                <text:p>0.907416</text:p>
              </table:table-cell>
            </table:table-row>
            <table:table-row>
              <table:table-cell office:value-type="float" office:value="149953.58">
                <text:p>149953.58</text:p>
              </table:table-cell>
              <table:table-cell office:value-type="float" office:value="149953.58">
                <text:p>149953.58</text:p>
              </table:table-cell>
              <table:table-cell office:value-type="float" office:value="6.62108270565569">
                <text:p>6.62108270565569</text:p>
              </table:table-cell>
              <table:table-cell office:value-type="float" office:value="1.050857">
                <text:p>1.050857</text:p>
              </table:table-cell>
            </table:table-row>
            <table:table-row>
              <table:table-cell office:value-type="float" office:value="160021.05">
                <text:p>160021.05</text:p>
              </table:table-cell>
              <table:table-cell office:value-type="float" office:value="160021.05">
                <text:p>160021.05</text:p>
              </table:table-cell>
              <table:table-cell office:value-type="float" office:value="6.61518298869582">
                <text:p>6.61518298869582</text:p>
              </table:table-cell>
              <table:table-cell office:value-type="float" office:value="1.218923">
                <text:p>1.218923</text:p>
              </table:table-cell>
            </table:table-row>
            <table:table-row>
              <table:table-cell office:value-type="float" office:value="170003.16">
                <text:p>170003.16</text:p>
              </table:table-cell>
              <table:table-cell office:value-type="float" office:value="170003.16">
                <text:p>170003.16</text:p>
              </table:table-cell>
              <table:table-cell office:value-type="float" office:value="6.72790934947199">
                <text:p>6.72790934947199</text:p>
              </table:table-cell>
              <table:table-cell office:value-type="float" office:value="1.81462">
                <text:p>1.81462</text:p>
              </table:table-cell>
            </table:table-row>
            <table:table-row>
              <table:table-cell office:value-type="float" office:value="180071.93">
                <text:p>180071.93</text:p>
              </table:table-cell>
              <table:table-cell office:value-type="float" office:value="180071.93">
                <text:p>180071.93</text:p>
              </table:table-cell>
              <table:table-cell office:value-type="float" office:value="6.72128759115461">
                <text:p>6.72128759115461</text:p>
              </table:table-cell>
              <table:table-cell office:value-type="float" office:value="1.363313">
                <text:p>1.363313</text:p>
              </table:table-cell>
            </table:table-row>
            <table:table-row>
              <table:table-cell office:value-type="float" office:value="189852.16">
                <text:p>189852.16</text:p>
              </table:table-cell>
              <table:table-cell office:value-type="float" office:value="189852.16">
                <text:p>189852.16</text:p>
              </table:table-cell>
              <table:table-cell office:value-type="float" office:value="6.7752402468554">
                <text:p>6.7752402468554</text:p>
              </table:table-cell>
              <table:table-cell office:value-type="float" office:value="1.009532">
                <text:p>1.009532</text:p>
              </table:table-cell>
            </table:table-row>
            <table:table-row>
              <table:table-cell office:value-type="float" office:value="200163.5">
                <text:p>200163.5</text:p>
              </table:table-cell>
              <table:table-cell office:value-type="float" office:value="200163.5">
                <text:p>200163.5</text:p>
              </table:table-cell>
              <table:table-cell office:value-type="float" office:value="6.81547249952008">
                <text:p>6.81547249952008</text:p>
              </table:table-cell>
              <table:table-cell office:value-type="float" office:value="1.753398">
                <text:p>1.753398</text:p>
              </table:table-cell>
            </table:table-row>
            <table:table-row>
              <table:table-cell office:value-type="float" office:value="210067.74">
                <text:p>210067.74</text:p>
              </table:table-cell>
              <table:table-cell office:value-type="float" office:value="210067.74">
                <text:p>210067.74</text:p>
              </table:table-cell>
              <table:table-cell office:value-type="float" office:value="6.88789210865552">
                <text:p>6.88789210865552</text:p>
              </table:table-cell>
              <table:table-cell office:value-type="float" office:value="1.425416">
                <text:p>1.425416</text:p>
              </table:table-cell>
            </table:table-row>
            <table:table-row>
              <table:table-cell office:value-type="float" office:value="219967.07">
                <text:p>219967.07</text:p>
              </table:table-cell>
              <table:table-cell office:value-type="float" office:value="219967.07">
                <text:p>219967.07</text:p>
              </table:table-cell>
              <table:table-cell office:value-type="float" office:value="6.93134153543275">
                <text:p>6.93134153543275</text:p>
              </table:table-cell>
              <table:table-cell office:value-type="float" office:value="2.070245">
                <text:p>2.070245</text:p>
              </table:table-cell>
            </table:table-row>
            <table:table-row>
              <table:table-cell office:value-type="float" office:value="230127.29">
                <text:p>230127.29</text:p>
              </table:table-cell>
              <table:table-cell office:value-type="float" office:value="230127.29">
                <text:p>230127.29</text:p>
              </table:table-cell>
              <table:table-cell office:value-type="float" office:value="7.0295155611234">
                <text:p>7.0295155611234</text:p>
              </table:table-cell>
              <table:table-cell office:value-type="float" office:value="1.719148">
                <text:p>1.719148</text:p>
              </table:table-cell>
            </table:table-row>
            <table:table-row>
              <table:table-cell office:value-type="float" office:value="239766.42">
                <text:p>239766.42</text:p>
              </table:table-cell>
              <table:table-cell office:value-type="float" office:value="239766.42">
                <text:p>239766.42</text:p>
              </table:table-cell>
              <table:table-cell office:value-type="float" office:value="7.12229655379328">
                <text:p>7.12229655379328</text:p>
              </table:table-cell>
              <table:table-cell office:value-type="float" office:value="0.632512">
                <text:p>0.632512</text:p>
              </table:table-cell>
            </table:table-row>
            <table:table-row>
              <table:table-cell office:value-type="float" office:value="249889.54">
                <text:p>249889.54</text:p>
              </table:table-cell>
              <table:table-cell office:value-type="float" office:value="249889.54">
                <text:p>249889.54</text:p>
              </table:table-cell>
              <table:table-cell office:value-type="float" office:value="7.18998493274371">
                <text:p>7.18998493274371</text:p>
              </table:table-cell>
              <table:table-cell office:value-type="float" office:value="1.082928">
                <text:p>1.082928</text:p>
              </table:table-cell>
            </table:table-row>
            <table:table-row>
              <table:table-cell office:value-type="float" office:value="260314.5">
                <text:p>260314.5</text:p>
              </table:table-cell>
              <table:table-cell office:value-type="float" office:value="260314.5">
                <text:p>260314.5</text:p>
              </table:table-cell>
              <table:table-cell office:value-type="float" office:value="7.22631193697046">
                <text:p>7.22631193697046</text:p>
              </table:table-cell>
              <table:table-cell office:value-type="float" office:value="1.643313">
                <text:p>1.643313</text:p>
              </table:table-cell>
            </table:table-row>
            <table:table-row>
              <table:table-cell office:value-type="float" office:value="270242.4">
                <text:p>270242.4</text:p>
              </table:table-cell>
              <table:table-cell office:value-type="float" office:value="270242.4">
                <text:p>270242.4</text:p>
              </table:table-cell>
              <table:table-cell office:value-type="float" office:value="7.26733655456933">
                <text:p>7.26733655456933</text:p>
              </table:table-cell>
              <table:table-cell office:value-type="float" office:value="1.763431">
                <text:p>1.763431</text:p>
              </table:table-cell>
            </table:table-row>
            <table:table-row>
              <table:table-cell office:value-type="float" office:value="279808.68">
                <text:p>279808.68</text:p>
              </table:table-cell>
              <table:table-cell office:value-type="float" office:value="279808.68">
                <text:p>279808.68</text:p>
              </table:table-cell>
              <table:table-cell office:value-type="float" office:value="7.39948134370417">
                <text:p>7.39948134370417</text:p>
              </table:table-cell>
              <table:table-cell office:value-type="float" office:value="1.515807">
                <text:p>1.515807</text:p>
              </table:table-cell>
            </table:table-row>
            <table:table-row>
              <table:table-cell office:value-type="float" office:value="290455.27">
                <text:p>290455.27</text:p>
              </table:table-cell>
              <table:table-cell office:value-type="float" office:value="290455.27">
                <text:p>290455.27</text:p>
              </table:table-cell>
              <table:table-cell office:value-type="float" office:value="7.43444967125684">
                <text:p>7.43444967125684</text:p>
              </table:table-cell>
              <table:table-cell office:value-type="float" office:value="1.805681">
                <text:p>1.805681</text:p>
              </table:table-cell>
            </table:table-row>
            <table:table-row>
              <table:table-cell office:value-type="float" office:value="300146.81">
                <text:p>300146.81</text:p>
              </table:table-cell>
              <table:table-cell office:value-type="float" office:value="300146.81">
                <text:p>300146.81</text:p>
              </table:table-cell>
              <table:table-cell office:value-type="float" office:value="7.52706923252896">
                <text:p>7.52706923252896</text:p>
              </table:table-cell>
              <table:table-cell office:value-type="float" office:value="1.430902">
                <text:p>1.430902</text:p>
              </table:table-cell>
            </table:table-row>
            <table:table-row>
              <table:table-cell office:value-type="float" office:value="310235.29">
                <text:p>310235.29</text:p>
              </table:table-cell>
              <table:table-cell office:value-type="float" office:value="310235.29">
                <text:p>310235.29</text:p>
              </table:table-cell>
              <table:table-cell office:value-type="float" office:value="7.64005716948627">
                <text:p>7.64005716948627</text:p>
              </table:table-cell>
              <table:table-cell office:value-type="float" office:value="1.381794">
                <text:p>1.381794</text:p>
              </table:table-cell>
            </table:table-row>
            <table:table-row>
              <table:table-cell office:value-type="float" office:value="320411.89">
                <text:p>320411.89</text:p>
              </table:table-cell>
              <table:table-cell office:value-type="float" office:value="320411.89">
                <text:p>320411.89</text:p>
              </table:table-cell>
              <table:table-cell office:value-type="float" office:value="7.70024001664287">
                <text:p>7.70024001664287</text:p>
              </table:table-cell>
              <table:table-cell office:value-type="float" office:value="1.05946">
                <text:p>1.05946</text:p>
              </table:table-cell>
            </table:table-row>
            <table:table-row>
              <table:table-cell office:value-type="float" office:value="330504.04">
                <text:p>330504.04</text:p>
              </table:table-cell>
              <table:table-cell office:value-type="float" office:value="330504.04">
                <text:p>330504.04</text:p>
              </table:table-cell>
              <table:table-cell office:value-type="float" office:value="7.77165162665678">
                <text:p>7.77165162665678</text:p>
              </table:table-cell>
              <table:table-cell office:value-type="float" office:value="0.595144">
                <text:p>0.595144</text:p>
              </table:table-cell>
            </table:table-row>
            <table:table-row>
              <table:table-cell office:value-type="float" office:value="339705.12">
                <text:p>339705.12</text:p>
              </table:table-cell>
              <table:table-cell office:value-type="float" office:value="339705.12">
                <text:p>339705.12</text:p>
              </table:table-cell>
              <table:table-cell office:value-type="float" office:value="7.88418561052678">
                <text:p>7.88418561052678</text:p>
              </table:table-cell>
              <table:table-cell office:value-type="float" office:value="0.796429">
                <text:p>0.796429</text:p>
              </table:table-cell>
            </table:table-row>
            <table:table-row>
              <table:table-cell office:value-type="float" office:value="349781.47">
                <text:p>349781.47</text:p>
              </table:table-cell>
              <table:table-cell office:value-type="float" office:value="349781.47">
                <text:p>349781.47</text:p>
              </table:table-cell>
              <table:table-cell office:value-type="float" office:value="7.92302875737205">
                <text:p>7.92302875737205</text:p>
              </table:table-cell>
              <table:table-cell office:value-type="float" office:value="0.774212">
                <text:p>0.774212</text:p>
              </table:table-cell>
            </table:table-row>
            <table:table-row>
              <table:table-cell office:value-type="float" office:value="360197.25">
                <text:p>360197.25</text:p>
              </table:table-cell>
              <table:table-cell office:value-type="float" office:value="360197.25">
                <text:p>360197.25</text:p>
              </table:table-cell>
              <table:table-cell office:value-type="float" office:value="8.03734170374516">
                <text:p>8.03734170374516</text:p>
              </table:table-cell>
              <table:table-cell office:value-type="float" office:value="0.204457">
                <text:p>0.204457</text:p>
              </table:table-cell>
            </table:table-row>
            <table:table-row>
              <table:table-cell office:value-type="float" office:value="370017.46">
                <text:p>370017.46</text:p>
              </table:table-cell>
              <table:table-cell office:value-type="float" office:value="370017.46">
                <text:p>370017.46</text:p>
              </table:table-cell>
              <table:table-cell office:value-type="float" office:value="8.16945487299472">
                <text:p>8.16945487299472</text:p>
              </table:table-cell>
              <table:table-cell office:value-type="float" office:value="-0.254775">
                <text:p>-0.254775</text:p>
              </table:table-cell>
            </table:table-row>
            <table:table-row>
              <table:table-cell office:value-type="float" office:value="380074.42">
                <text:p>380074.42</text:p>
              </table:table-cell>
              <table:table-cell office:value-type="float" office:value="380074.42">
                <text:p>380074.42</text:p>
              </table:table-cell>
              <table:table-cell office:value-type="float" office:value="8.29498347745545">
                <text:p>8.29498347745545</text:p>
              </table:table-cell>
              <table:table-cell office:value-type="float" office:value="0.315394">
                <text:p>0.315394</text:p>
              </table:table-cell>
            </table:table-row>
            <table:table-row>
              <table:table-cell office:value-type="float" office:value="390354.82">
                <text:p>390354.82</text:p>
              </table:table-cell>
              <table:table-cell office:value-type="float" office:value="390354.82">
                <text:p>390354.82</text:p>
              </table:table-cell>
              <table:table-cell office:value-type="float" office:value="8.38238114436914">
                <text:p>8.38238114436914</text:p>
              </table:table-cell>
              <table:table-cell office:value-type="float" office:value="-0.99276">
                <text:p>-0.99276</text:p>
              </table:table-cell>
            </table:table-row>
            <table:table-row>
              <table:table-cell office:value-type="float" office:value="400254.38">
                <text:p>400254.38</text:p>
              </table:table-cell>
              <table:table-cell office:value-type="float" office:value="400254.38">
                <text:p>400254.38</text:p>
              </table:table-cell>
              <table:table-cell office:value-type="float" office:value="8.41895482838931">
                <text:p>8.41895482838931</text:p>
              </table:table-cell>
              <table:table-cell office:value-type="float" office:value="-0.762511">
                <text:p>-0.762511</text:p>
              </table:table-cell>
            </table:table-row>
            <table:table-row>
              <table:table-cell office:value-type="float" office:value="410252.66">
                <text:p>410252.66</text:p>
              </table:table-cell>
              <table:table-cell office:value-type="float" office:value="410252.66">
                <text:p>410252.66</text:p>
              </table:table-cell>
              <table:table-cell office:value-type="float" office:value="8.53712590338897">
                <text:p>8.53712590338897</text:p>
              </table:table-cell>
              <table:table-cell office:value-type="float" office:value="-0.802844">
                <text:p>-0.802844</text:p>
              </table:table-cell>
            </table:table-row>
            <table:table-row>
              <table:table-cell office:value-type="float" office:value="419889.3">
                <text:p>419889.3</text:p>
              </table:table-cell>
              <table:table-cell office:value-type="float" office:value="419889.3">
                <text:p>419889.3</text:p>
              </table:table-cell>
              <table:table-cell office:value-type="float" office:value="8.73661783809186">
                <text:p>8.73661783809186</text:p>
              </table:table-cell>
              <table:table-cell office:value-type="float" office:value="-0.896908">
                <text:p>-0.896908</text:p>
              </table:table-cell>
            </table:table-row>
            <table:table-row>
              <table:table-cell office:value-type="float" office:value="429547.57">
                <text:p>429547.57</text:p>
              </table:table-cell>
              <table:table-cell office:value-type="float" office:value="429547.57">
                <text:p>429547.57</text:p>
              </table:table-cell>
              <table:table-cell office:value-type="float" office:value="8.78676871499482">
                <text:p>8.78676871499482</text:p>
              </table:table-cell>
              <table:table-cell office:value-type="float" office:value="-2.307644">
                <text:p>-2.307644</text:p>
              </table:table-cell>
            </table:table-row>
            <table:table-row>
              <table:table-cell office:value-type="float" office:value="439567.35">
                <text:p>439567.35</text:p>
              </table:table-cell>
              <table:table-cell office:value-type="float" office:value="439567.35">
                <text:p>439567.35</text:p>
              </table:table-cell>
              <table:table-cell office:value-type="float" office:value="8.8766537352879">
                <text:p>8.8766537352879</text:p>
              </table:table-cell>
              <table:table-cell office:value-type="float" office:value="-2.672422">
                <text:p>-2.672422</text:p>
              </table:table-cell>
            </table:table-row>
            <table:table-row>
              <table:table-cell office:value-type="float" office:value="449863.74">
                <text:p>449863.74</text:p>
              </table:table-cell>
              <table:table-cell office:value-type="float" office:value="449863.74">
                <text:p>449863.74</text:p>
              </table:table-cell>
              <table:table-cell office:value-type="float" office:value="9.01861814051746">
                <text:p>9.01861814051746</text:p>
              </table:table-cell>
              <table:table-cell office:value-type="float" office:value="-2.467778">
                <text:p>-2.467778</text:p>
              </table:table-cell>
            </table:table-row>
            <table:table-row>
              <table:table-cell office:value-type="float" office:value="459761.22">
                <text:p>459761.22</text:p>
              </table:table-cell>
              <table:table-cell office:value-type="float" office:value="459761.22">
                <text:p>459761.22</text:p>
              </table:table-cell>
              <table:table-cell office:value-type="float" office:value="9.17767841844027">
                <text:p>9.17767841844027</text:p>
              </table:table-cell>
              <table:table-cell office:value-type="float" office:value="-2.642641">
                <text:p>-2.642641</text:p>
              </table:table-cell>
            </table:table-row>
            <table:table-row>
              <table:table-cell office:value-type="float" office:value="470492.52">
                <text:p>470492.52</text:p>
              </table:table-cell>
              <table:table-cell office:value-type="float" office:value="470492.52">
                <text:p>470492.52</text:p>
              </table:table-cell>
              <table:table-cell office:value-type="float" office:value="9.2826740897195">
                <text:p>9.2826740897195</text:p>
              </table:table-cell>
              <table:table-cell office:value-type="float" office:value="-3.605291">
                <text:p>-3.605291</text:p>
              </table:table-cell>
            </table:table-row>
            <table:table-row>
              <table:table-cell office:value-type="float" office:value="479830.78">
                <text:p>479830.78</text:p>
              </table:table-cell>
              <table:table-cell office:value-type="float" office:value="479830.78">
                <text:p>479830.78</text:p>
              </table:table-cell>
              <table:table-cell office:value-type="float" office:value="9.41719847197306">
                <text:p>9.41719847197306</text:p>
              </table:table-cell>
              <table:table-cell office:value-type="float" office:value="-4.373184">
                <text:p>-4.373184</text:p>
              </table:table-cell>
            </table:table-row>
            <table:table-row>
              <table:table-cell office:value-type="float" office:value="489954.88">
                <text:p>489954.88</text:p>
              </table:table-cell>
              <table:table-cell office:value-type="float" office:value="489954.88">
                <text:p>489954.88</text:p>
              </table:table-cell>
              <table:table-cell office:value-type="float" office:value="9.52766715315841">
                <text:p>9.52766715315841</text:p>
              </table:table-cell>
              <table:table-cell office:value-type="float" office:value="-4.842618">
                <text:p>-4.842618</text:p>
              </table:table-cell>
            </table:table-row>
            <table:table-row>
              <table:table-cell office:value-type="float" office:value="500166.02">
                <text:p>500166.02</text:p>
              </table:table-cell>
              <table:table-cell office:value-type="float" office:value="500166.02">
                <text:p>500166.02</text:p>
              </table:table-cell>
              <table:table-cell office:value-type="float" office:value="9.67914500747346">
                <text:p>9.67914500747346</text:p>
              </table:table-cell>
              <table:table-cell office:value-type="float" office:value="-5.241723">
                <text:p>-5.241723</text:p>
              </table:table-cell>
            </table:table-row>
            <table:table-row>
              <table:table-cell office:value-type="float" office:value="510061.71">
                <text:p>510061.71</text:p>
              </table:table-cell>
              <table:table-cell office:value-type="float" office:value="510061.71">
                <text:p>510061.71</text:p>
              </table:table-cell>
              <table:table-cell office:value-type="float" office:value="9.75679291783493">
                <text:p>9.75679291783493</text:p>
              </table:table-cell>
              <table:table-cell office:value-type="float" office:value="-6.406652">
                <text:p>-6.406652</text:p>
              </table:table-cell>
            </table:table-row>
            <table:table-row>
              <table:table-cell office:value-type="float" office:value="519927.61">
                <text:p>519927.61</text:p>
              </table:table-cell>
              <table:table-cell office:value-type="float" office:value="519927.61">
                <text:p>519927.61</text:p>
              </table:table-cell>
              <table:table-cell office:value-type="float" office:value="9.91082529628718">
                <text:p>9.91082529628718</text:p>
              </table:table-cell>
              <table:table-cell office:value-type="float" office:value="-6.469228">
                <text:p>-6.469228</text:p>
              </table:table-cell>
            </table:table-row>
            <table:table-row>
              <table:table-cell office:value-type="float" office:value="530211.27">
                <text:p>530211.27</text:p>
              </table:table-cell>
              <table:table-cell office:value-type="float" office:value="530211.27">
                <text:p>530211.27</text:p>
              </table:table-cell>
              <table:table-cell office:value-type="float" office:value="10.051771973043">
                <text:p>10.051771973043</text:p>
              </table:table-cell>
              <table:table-cell office:value-type="float" office:value="-6.634145">
                <text:p>-6.634145</text:p>
              </table:table-cell>
            </table:table-row>
            <table:table-row>
              <table:table-cell office:value-type="float" office:value="539618.13">
                <text:p>539618.13</text:p>
              </table:table-cell>
              <table:table-cell office:value-type="float" office:value="539618.13">
                <text:p>539618.13</text:p>
              </table:table-cell>
              <table:table-cell office:value-type="float" office:value="10.1825414765678">
                <text:p>10.1825414765678</text:p>
              </table:table-cell>
              <table:table-cell office:value-type="float" office:value="-8.843005">
                <text:p>-8.843005</text:p>
              </table:table-cell>
            </table:table-row>
            <table:table-row>
              <table:table-cell office:value-type="float" office:value="549756.92">
                <text:p>549756.92</text:p>
              </table:table-cell>
              <table:table-cell office:value-type="float" office:value="549756.92">
                <text:p>549756.92</text:p>
              </table:table-cell>
              <table:table-cell office:value-type="float" office:value="10.30043191194">
                <text:p>10.30043191194</text:p>
              </table:table-cell>
              <table:table-cell office:value-type="float" office:value="-8.847123">
                <text:p>-8.847123</text:p>
              </table:table-cell>
            </table:table-row>
            <table:table-row>
              <table:table-cell office:value-type="float" office:value="560541.49">
                <text:p>560541.49</text:p>
              </table:table-cell>
              <table:table-cell office:value-type="float" office:value="560541.49">
                <text:p>560541.49</text:p>
              </table:table-cell>
              <table:table-cell office:value-type="float" office:value="10.4785136669196">
                <text:p>10.4785136669196</text:p>
              </table:table-cell>
              <table:table-cell office:value-type="float" office:value="-9.696501">
                <text:p>-9.696501</text:p>
              </table:table-cell>
            </table:table-row>
            <table:table-row>
              <table:table-cell office:value-type="float" office:value="569300.02">
                <text:p>569300.02</text:p>
              </table:table-cell>
              <table:table-cell office:value-type="float" office:value="569300.02">
                <text:p>569300.02</text:p>
              </table:table-cell>
              <table:table-cell office:value-type="float" office:value="10.5830671425061">
                <text:p>10.5830671425061</text:p>
              </table:table-cell>
              <table:table-cell office:value-type="float" office:value="-10.647196">
                <text:p>-10.647196</text:p>
              </table:table-cell>
            </table:table-row>
            <table:table-row>
              <table:table-cell office:value-type="float" office:value="579194.27">
                <text:p>579194.27</text:p>
              </table:table-cell>
              <table:table-cell office:value-type="float" office:value="579194.27">
                <text:p>579194.27</text:p>
              </table:table-cell>
              <table:table-cell office:value-type="float" office:value="10.6819167735482">
                <text:p>10.6819167735482</text:p>
              </table:table-cell>
              <table:table-cell office:value-type="float" office:value="-11.467198">
                <text:p>-11.467198</text:p>
              </table:table-cell>
            </table:table-row>
            <table:table-row>
              <table:table-cell office:value-type="float" office:value="589549.89">
                <text:p>589549.89</text:p>
              </table:table-cell>
              <table:table-cell office:value-type="float" office:value="589549.89">
                <text:p>589549.89</text:p>
              </table:table-cell>
              <table:table-cell office:value-type="float" office:value="10.887973743188">
                <text:p>10.887973743188</text:p>
              </table:table-cell>
              <table:table-cell office:value-type="float" office:value="-12.124528">
                <text:p>-12.124528</text:p>
              </table:table-cell>
            </table:table-row>
            <table:table-row>
              <table:table-cell office:value-type="float" office:value="600426.46">
                <text:p>600426.46</text:p>
              </table:table-cell>
              <table:table-cell office:value-type="float" office:value="600426.46">
                <text:p>600426.46</text:p>
              </table:table-cell>
              <table:table-cell office:value-type="float" office:value="10.9889411190833">
                <text:p>10.9889411190833</text:p>
              </table:table-cell>
              <table:table-cell office:value-type="float" office:value="-13.141077">
                <text:p>-13.141077</text:p>
              </table:table-cell>
            </table:table-row>
            <table:table-row>
              <table:table-cell office:value-type="float" office:value="610070.48">
                <text:p>610070.48</text:p>
              </table:table-cell>
              <table:table-cell office:value-type="float" office:value="610070.48">
                <text:p>610070.48</text:p>
              </table:table-cell>
              <table:table-cell office:value-type="float" office:value="11.1280700120332">
                <text:p>11.1280700120332</text:p>
              </table:table-cell>
              <table:table-cell office:value-type="float" office:value="-14.763954">
                <text:p>-14.763954</text:p>
              </table:table-cell>
            </table:table-row>
            <table:table-row>
              <table:table-cell office:value-type="float" office:value="619939.04">
                <text:p>619939.04</text:p>
              </table:table-cell>
              <table:table-cell office:value-type="float" office:value="619939.04">
                <text:p>619939.04</text:p>
              </table:table-cell>
              <table:table-cell office:value-type="float" office:value="11.2659342403432">
                <text:p>11.2659342403432</text:p>
              </table:table-cell>
              <table:table-cell office:value-type="float" office:value="-16.591505">
                <text:p>-16.591505</text:p>
              </table:table-cell>
            </table:table-row>
            <table:table-row>
              <table:table-cell office:value-type="float" office:value="630054.59">
                <text:p>630054.59</text:p>
              </table:table-cell>
              <table:table-cell office:value-type="float" office:value="630054.59">
                <text:p>630054.59</text:p>
              </table:table-cell>
              <table:table-cell office:value-type="float" office:value="11.3817068703239">
                <text:p>11.3817068703239</text:p>
              </table:table-cell>
              <table:table-cell office:value-type="float" office:value="-17.368991">
                <text:p>-17.368991</text:p>
              </table:table-cell>
            </table:table-row>
            <table:table-row>
              <table:table-cell office:value-type="float" office:value="639207.06">
                <text:p>639207.06</text:p>
              </table:table-cell>
              <table:table-cell office:value-type="float" office:value="639207.06">
                <text:p>639207.06</text:p>
              </table:table-cell>
              <table:table-cell office:value-type="float" office:value="11.4946092792955">
                <text:p>11.4946092792955</text:p>
              </table:table-cell>
              <table:table-cell office:value-type="float" office:value="-18.744206">
                <text:p>-18.744206</text:p>
              </table:table-cell>
            </table:table-row>
            <table:table-row>
              <table:table-cell office:value-type="float" office:value="650643.22">
                <text:p>650643.22</text:p>
              </table:table-cell>
              <table:table-cell office:value-type="float" office:value="650643.22">
                <text:p>650643.22</text:p>
              </table:table-cell>
              <table:table-cell office:value-type="float" office:value="11.6541842639774">
                <text:p>11.6541842639774</text:p>
              </table:table-cell>
              <table:table-cell office:value-type="float" office:value="-19.823318">
                <text:p>-19.823318</text:p>
              </table:table-cell>
            </table:table-row>
            <table:table-row>
              <table:table-cell office:value-type="float" office:value="659870.01">
                <text:p>659870.01</text:p>
              </table:table-cell>
              <table:table-cell office:value-type="float" office:value="659870.01">
                <text:p>659870.01</text:p>
              </table:table-cell>
              <table:table-cell office:value-type="float" office:value="11.7077554449771">
                <text:p>11.7077554449771</text:p>
              </table:table-cell>
              <table:table-cell office:value-type="float" office:value="-21.252184">
                <text:p>-21.252184</text:p>
              </table:table-cell>
            </table:table-row>
            <table:table-row>
              <table:table-cell office:value-type="float" office:value="669668.75">
                <text:p>669668.75</text:p>
              </table:table-cell>
              <table:table-cell office:value-type="float" office:value="669668.75">
                <text:p>669668.75</text:p>
              </table:table-cell>
              <table:table-cell office:value-type="float" office:value="11.8690575678802">
                <text:p>11.8690575678802</text:p>
              </table:table-cell>
              <table:table-cell office:value-type="float" office:value="-22.579548">
                <text:p>-22.579548</text:p>
              </table:table-cell>
            </table:table-row>
            <table:table-row>
              <table:table-cell office:value-type="float" office:value="680678.63">
                <text:p>680678.63</text:p>
              </table:table-cell>
              <table:table-cell office:value-type="float" office:value="680678.63">
                <text:p>680678.63</text:p>
              </table:table-cell>
              <table:table-cell office:value-type="float" office:value="11.928017015788">
                <text:p>11.928017015788</text:p>
              </table:table-cell>
              <table:table-cell office:value-type="float" office:value="-24.2699">
                <text:p>-24.2699</text:p>
              </table:table-cell>
            </table:table-row>
            <table:table-row>
              <table:table-cell office:value-type="float" office:value="689852.82">
                <text:p>689852.82</text:p>
              </table:table-cell>
              <table:table-cell office:value-type="float" office:value="689852.82">
                <text:p>689852.82</text:p>
              </table:table-cell>
              <table:table-cell office:value-type="float" office:value="12.0864002494657">
                <text:p>12.0864002494657</text:p>
              </table:table-cell>
              <table:table-cell office:value-type="float" office:value="-26.347578">
                <text:p>-26.347578</text:p>
              </table:table-cell>
            </table:table-row>
            <table:table-row>
              <table:table-cell office:value-type="float" office:value="699687.59">
                <text:p>699687.59</text:p>
              </table:table-cell>
              <table:table-cell office:value-type="float" office:value="699687.59">
                <text:p>699687.59</text:p>
              </table:table-cell>
              <table:table-cell office:value-type="float" office:value="12.1460251140245">
                <text:p>12.1460251140245</text:p>
              </table:table-cell>
              <table:table-cell office:value-type="float" office:value="-27.799378">
                <text:p>-27.799378</text:p>
              </table:table-cell>
            </table:table-row>
            <table:table-row>
              <table:table-cell office:value-type="float" office:value="709442.05">
                <text:p>709442.05</text:p>
              </table:table-cell>
              <table:table-cell office:value-type="float" office:value="709442.05">
                <text:p>709442.05</text:p>
              </table:table-cell>
              <table:table-cell office:value-type="float" office:value="12.2616544511342">
                <text:p>12.2616544511342</text:p>
              </table:table-cell>
              <table:table-cell office:value-type="float" office:value="-29.942672">
                <text:p>-29.942672</text:p>
              </table:table-cell>
            </table:table-row>
            <table:table-row>
              <table:table-cell office:value-type="float" office:value="719338.55">
                <text:p>719338.55</text:p>
              </table:table-cell>
              <table:table-cell office:value-type="float" office:value="719338.55">
                <text:p>719338.55</text:p>
              </table:table-cell>
              <table:table-cell office:value-type="float" office:value="12.2801957204184">
                <text:p>12.2801957204184</text:p>
              </table:table-cell>
              <table:table-cell office:value-type="float" office:value="-31.662893">
                <text:p>-31.662893</text:p>
              </table:table-cell>
            </table:table-row>
            <table:table-row>
              <table:table-cell office:value-type="float" office:value="729672.8">
                <text:p>729672.8</text:p>
              </table:table-cell>
              <table:table-cell office:value-type="float" office:value="729672.8">
                <text:p>729672.8</text:p>
              </table:table-cell>
              <table:table-cell office:value-type="float" office:value="12.3073651744536">
                <text:p>12.3073651744536</text:p>
              </table:table-cell>
              <table:table-cell office:value-type="float" office:value="-33.650158">
                <text:p>-33.650158</text:p>
              </table:table-cell>
            </table:table-row>
            <table:table-row>
              <table:table-cell office:value-type="float" office:value="739894.02">
                <text:p>739894.02</text:p>
              </table:table-cell>
              <table:table-cell office:value-type="float" office:value="739894.02">
                <text:p>739894.02</text:p>
              </table:table-cell>
              <table:table-cell office:value-type="float" office:value="12.4129763662442">
                <text:p>12.4129763662442</text:p>
              </table:table-cell>
              <table:table-cell office:value-type="float" office:value="-35.446877">
                <text:p>-35.446877</text:p>
              </table:table-cell>
            </table:table-row>
            <table:table-row>
              <table:table-cell office:value-type="float" office:value="749616.54">
                <text:p>749616.54</text:p>
              </table:table-cell>
              <table:table-cell office:value-type="float" office:value="749616.54">
                <text:p>749616.54</text:p>
              </table:table-cell>
              <table:table-cell office:value-type="float" office:value="12.4450662339559">
                <text:p>12.4450662339559</text:p>
              </table:table-cell>
              <table:table-cell office:value-type="float" office:value="-37.37162">
                <text:p>-37.37162</text:p>
              </table:table-cell>
            </table:table-row>
            <table:table-row>
              <table:table-cell office:value-type="float" office:value="759599.23">
                <text:p>759599.23</text:p>
              </table:table-cell>
              <table:table-cell office:value-type="float" office:value="759599.23">
                <text:p>759599.23</text:p>
              </table:table-cell>
              <table:table-cell office:value-type="float" office:value="12.4936577653567">
                <text:p>12.4936577653567</text:p>
              </table:table-cell>
              <table:table-cell office:value-type="float" office:value="-39.730247">
                <text:p>-39.730247</text:p>
              </table:table-cell>
            </table:table-row>
            <table:table-row>
              <table:table-cell office:value-type="float" office:value="770109.7">
                <text:p>770109.7</text:p>
              </table:table-cell>
              <table:table-cell office:value-type="float" office:value="770109.7">
                <text:p>770109.7</text:p>
              </table:table-cell>
              <table:table-cell office:value-type="float" office:value="12.4758444655501">
                <text:p>12.4758444655501</text:p>
              </table:table-cell>
              <table:table-cell office:value-type="float" office:value="-41.026881">
                <text:p>-41.026881</text:p>
              </table:table-cell>
            </table:table-row>
            <table:table-row>
              <table:table-cell office:value-type="float" office:value="779571.04">
                <text:p>779571.04</text:p>
              </table:table-cell>
              <table:table-cell office:value-type="float" office:value="779571.04">
                <text:p>779571.04</text:p>
              </table:table-cell>
              <table:table-cell office:value-type="float" office:value="12.5226495409511">
                <text:p>12.5226495409511</text:p>
              </table:table-cell>
              <table:table-cell office:value-type="float" office:value="-43.612053">
                <text:p>-43.612053</text:p>
              </table:table-cell>
            </table:table-row>
            <table:table-row>
              <table:table-cell office:value-type="float" office:value="789899.53">
                <text:p>789899.53</text:p>
              </table:table-cell>
              <table:table-cell office:value-type="float" office:value="789899.53">
                <text:p>789899.53</text:p>
              </table:table-cell>
              <table:table-cell office:value-type="float" office:value="12.5102576415312">
                <text:p>12.5102576415312</text:p>
              </table:table-cell>
              <table:table-cell office:value-type="float" office:value="-45.186802">
                <text:p>-45.186802</text:p>
              </table:table-cell>
            </table:table-row>
            <table:table-row>
              <table:table-cell office:value-type="float" office:value="799451.88">
                <text:p>799451.88</text:p>
              </table:table-cell>
              <table:table-cell office:value-type="float" office:value="799451.88">
                <text:p>799451.88</text:p>
              </table:table-cell>
              <table:table-cell office:value-type="float" office:value="12.4366477434632">
                <text:p>12.4366477434632</text:p>
              </table:table-cell>
              <table:table-cell office:value-type="float" office:value="-47.495458">
                <text:p>-47.495458</text:p>
              </table:table-cell>
            </table:table-row>
            <table:table-row>
              <table:table-cell office:value-type="float" office:value="810445.89">
                <text:p>810445.89</text:p>
              </table:table-cell>
              <table:table-cell office:value-type="float" office:value="810445.89">
                <text:p>810445.89</text:p>
              </table:table-cell>
              <table:table-cell office:value-type="float" office:value="12.3972050179912">
                <text:p>12.3972050179912</text:p>
              </table:table-cell>
              <table:table-cell office:value-type="float" office:value="-49.671806">
                <text:p>-49.671806</text:p>
              </table:table-cell>
            </table:table-row>
            <table:table-row>
              <table:table-cell office:value-type="float" office:value="820364.52">
                <text:p>820364.52</text:p>
              </table:table-cell>
              <table:table-cell office:value-type="float" office:value="820364.52">
                <text:p>820364.52</text:p>
              </table:table-cell>
              <table:table-cell office:value-type="float" office:value="12.3842838497727">
                <text:p>12.3842838497727</text:p>
              </table:table-cell>
              <table:table-cell office:value-type="float" office:value="-50.817453">
                <text:p>-50.817453</text:p>
              </table:table-cell>
            </table:table-row>
            <table:table-row>
              <table:table-cell office:value-type="float" office:value="830024.11">
                <text:p>830024.11</text:p>
              </table:table-cell>
              <table:table-cell office:value-type="float" office:value="830024.11">
                <text:p>830024.11</text:p>
              </table:table-cell>
              <table:table-cell office:value-type="float" office:value="12.3424881840246">
                <text:p>12.3424881840246</text:p>
              </table:table-cell>
              <table:table-cell office:value-type="float" office:value="-52.349816">
                <text:p>-52.349816</text:p>
              </table:table-cell>
            </table:table-row>
            <table:table-row>
              <table:table-cell office:value-type="float" office:value="839148.27">
                <text:p>839148.27</text:p>
              </table:table-cell>
              <table:table-cell office:value-type="float" office:value="839148.27">
                <text:p>839148.27</text:p>
              </table:table-cell>
              <table:table-cell office:value-type="float" office:value="12.2592347348649">
                <text:p>12.2592347348649</text:p>
              </table:table-cell>
              <table:table-cell office:value-type="float" office:value="-55.257888">
                <text:p>-55.257888</text:p>
              </table:table-cell>
            </table:table-row>
            <table:table-row>
              <table:table-cell office:value-type="float" office:value="850229.5">
                <text:p>850229.5</text:p>
              </table:table-cell>
              <table:table-cell office:value-type="float" office:value="850229.5">
                <text:p>850229.5</text:p>
              </table:table-cell>
              <table:table-cell office:value-type="float" office:value="12.1987062708199">
                <text:p>12.1987062708199</text:p>
              </table:table-cell>
              <table:table-cell office:value-type="float" office:value="-56.541416">
                <text:p>-56.541416</text:p>
              </table:table-cell>
            </table:table-row>
            <table:table-row>
              <table:table-cell office:value-type="float" office:value="860850.64">
                <text:p>860850.64</text:p>
              </table:table-cell>
              <table:table-cell office:value-type="float" office:value="860850.64">
                <text:p>860850.64</text:p>
              </table:table-cell>
              <table:table-cell office:value-type="float" office:value="12.1381638077107">
                <text:p>12.1381638077107</text:p>
              </table:table-cell>
              <table:table-cell office:value-type="float" office:value="-58.29189">
                <text:p>-58.29189</text:p>
              </table:table-cell>
            </table:table-row>
            <table:table-row>
              <table:table-cell office:value-type="float" office:value="870475.5">
                <text:p>870475.5</text:p>
              </table:table-cell>
              <table:table-cell office:value-type="float" office:value="870475.5">
                <text:p>870475.5</text:p>
              </table:table-cell>
              <table:table-cell office:value-type="float" office:value="12.0361986400066">
                <text:p>12.0361986400066</text:p>
              </table:table-cell>
              <table:table-cell office:value-type="float" office:value="-60.260423">
                <text:p>-60.260423</text:p>
              </table:table-cell>
            </table:table-row>
            <table:table-row>
              <table:table-cell office:value-type="float" office:value="879545">
                <text:p>879545</text:p>
              </table:table-cell>
              <table:table-cell office:value-type="float" office:value="879545">
                <text:p>879545</text:p>
              </table:table-cell>
              <table:table-cell office:value-type="float" office:value="11.9156038977955">
                <text:p>11.9156038977955</text:p>
              </table:table-cell>
              <table:table-cell office:value-type="float" office:value="-62.114849">
                <text:p>-62.114849</text:p>
              </table:table-cell>
            </table:table-row>
            <table:table-row>
              <table:table-cell office:value-type="float" office:value="889864.26">
                <text:p>889864.26</text:p>
              </table:table-cell>
              <table:table-cell office:value-type="float" office:value="889864.26">
                <text:p>889864.26</text:p>
              </table:table-cell>
              <table:table-cell office:value-type="float" office:value="11.8271243926809">
                <text:p>11.8271243926809</text:p>
              </table:table-cell>
              <table:table-cell office:value-type="float" office:value="-64.08457">
                <text:p>-64.08457</text:p>
              </table:table-cell>
            </table:table-row>
            <table:table-row>
              <table:table-cell office:value-type="float" office:value="899778.1">
                <text:p>899778.1</text:p>
              </table:table-cell>
              <table:table-cell office:value-type="float" office:value="899778.1">
                <text:p>899778.1</text:p>
              </table:table-cell>
              <table:table-cell office:value-type="float" office:value="11.7499697565366">
                <text:p>11.7499697565366</text:p>
              </table:table-cell>
              <table:table-cell office:value-type="float" office:value="-64.964687">
                <text:p>-64.964687</text:p>
              </table:table-cell>
            </table:table-row>
            <table:table-row>
              <table:table-cell office:value-type="float" office:value="910431.3">
                <text:p>910431.3</text:p>
              </table:table-cell>
              <table:table-cell office:value-type="float" office:value="910431.3">
                <text:p>910431.3</text:p>
              </table:table-cell>
              <table:table-cell office:value-type="float" office:value="11.6356528137339">
                <text:p>11.6356528137339</text:p>
              </table:table-cell>
              <table:table-cell office:value-type="float" office:value="-66.498679">
                <text:p>-66.498679</text:p>
              </table:table-cell>
            </table:table-row>
            <table:table-row>
              <table:table-cell office:value-type="float" office:value="919798.18">
                <text:p>919798.18</text:p>
              </table:table-cell>
              <table:table-cell office:value-type="float" office:value="919798.18">
                <text:p>919798.18</text:p>
              </table:table-cell>
              <table:table-cell office:value-type="float" office:value="11.522105098599">
                <text:p>11.522105098599</text:p>
              </table:table-cell>
              <table:table-cell office:value-type="float" office:value="-68.452921">
                <text:p>-68.452921</text:p>
              </table:table-cell>
            </table:table-row>
            <table:table-row>
              <table:table-cell office:value-type="float" office:value="929992.2">
                <text:p>929992.2</text:p>
              </table:table-cell>
              <table:table-cell office:value-type="float" office:value="929992.2">
                <text:p>929992.2</text:p>
              </table:table-cell>
              <table:table-cell office:value-type="float" office:value="11.4072595975394">
                <text:p>11.4072595975394</text:p>
              </table:table-cell>
              <table:table-cell office:value-type="float" office:value="-69.492277">
                <text:p>-69.492277</text:p>
              </table:table-cell>
            </table:table-row>
            <table:table-row>
              <table:table-cell office:value-type="float" office:value="940039.87">
                <text:p>940039.87</text:p>
              </table:table-cell>
              <table:table-cell office:value-type="float" office:value="940039.87">
                <text:p>940039.87</text:p>
              </table:table-cell>
              <table:table-cell office:value-type="float" office:value="11.3379252103782">
                <text:p>11.3379252103782</text:p>
              </table:table-cell>
              <table:table-cell office:value-type="float" office:value="-71.082074">
                <text:p>-71.082074</text:p>
              </table:table-cell>
            </table:table-row>
            <table:table-row>
              <table:table-cell office:value-type="float" office:value="948620.44">
                <text:p>948620.44</text:p>
              </table:table-cell>
              <table:table-cell office:value-type="float" office:value="948620.44">
                <text:p>948620.44</text:p>
              </table:table-cell>
              <table:table-cell office:value-type="float" office:value="11.1521483728294">
                <text:p>11.1521483728294</text:p>
              </table:table-cell>
              <table:table-cell office:value-type="float" office:value="-73.045548">
                <text:p>-73.045548</text:p>
              </table:table-cell>
            </table:table-row>
            <table:table-row>
              <table:table-cell office:value-type="float" office:value="959142.23">
                <text:p>959142.23</text:p>
              </table:table-cell>
              <table:table-cell office:value-type="float" office:value="959142.23">
                <text:p>959142.23</text:p>
              </table:table-cell>
              <table:table-cell office:value-type="float" office:value="11.0264394284995">
                <text:p>11.0264394284995</text:p>
              </table:table-cell>
              <table:table-cell office:value-type="float" office:value="-74.443463">
                <text:p>-74.443463</text:p>
              </table:table-cell>
            </table:table-row>
            <table:table-row>
              <table:table-cell office:value-type="float" office:value="969209.15">
                <text:p>969209.15</text:p>
              </table:table-cell>
              <table:table-cell office:value-type="float" office:value="969209.15">
                <text:p>969209.15</text:p>
              </table:table-cell>
              <table:table-cell office:value-type="float" office:value="10.9569853489568">
                <text:p>10.9569853489568</text:p>
              </table:table-cell>
              <table:table-cell office:value-type="float" office:value="-74.994177">
                <text:p>-74.994177</text:p>
              </table:table-cell>
            </table:table-row>
            <table:table-row>
              <table:table-cell office:value-type="float" office:value="979958.7">
                <text:p>979958.7</text:p>
              </table:table-cell>
              <table:table-cell office:value-type="float" office:value="979958.7">
                <text:p>979958.7</text:p>
              </table:table-cell>
              <table:table-cell office:value-type="float" office:value="10.7915763519619">
                <text:p>10.7915763519619</text:p>
              </table:table-cell>
              <table:table-cell office:value-type="float" office:value="-76.924125">
                <text:p>-76.924125</text:p>
              </table:table-cell>
            </table:table-row>
            <table:table-row>
              <table:table-cell office:value-type="float" office:value="990321.54">
                <text:p>990321.54</text:p>
              </table:table-cell>
              <table:table-cell office:value-type="float" office:value="990321.54">
                <text:p>990321.54</text:p>
              </table:table-cell>
              <table:table-cell office:value-type="float" office:value="10.6552784675954">
                <text:p>10.6552784675954</text:p>
              </table:table-cell>
              <table:table-cell office:value-type="float" office:value="-77.391478">
                <text:p>-77.391478</text:p>
              </table:table-cell>
            </table:table-row>
            <table:table-row>
              <table:table-cell office:value-type="float" office:value="999744.79">
                <text:p>999744.79</text:p>
              </table:table-cell>
              <table:table-cell office:value-type="float" office:value="999744.79">
                <text:p>999744.79</text:p>
              </table:table-cell>
              <table:table-cell office:value-type="float" office:value="10.5567849036611">
                <text:p>10.5567849036611</text:p>
              </table:table-cell>
              <table:table-cell office:value-type="float" office:value="-78.663461">
                <text:p>-78.663461</text:p>
              </table:table-cell>
            </table:table-row>
            <table:table-row>
              <table:table-cell office:value-type="float" office:value="1100941.2">
                <text:p>1100941.2</text:p>
              </table:table-cell>
              <table:table-cell office:value-type="float" office:value="1100941.2">
                <text:p>1100941.2</text:p>
              </table:table-cell>
              <table:table-cell office:value-type="float" office:value="9.17648699741735">
                <text:p>9.17648699741735</text:p>
              </table:table-cell>
              <table:table-cell office:value-type="float" office:value="-87.525943">
                <text:p>-87.525943</text:p>
              </table:table-cell>
            </table:table-row>
            <table:table-row>
              <table:table-cell office:value-type="float" office:value="1201148.72">
                <text:p>1201148.72</text:p>
              </table:table-cell>
              <table:table-cell office:value-type="float" office:value="1201148.72">
                <text:p>1201148.72</text:p>
              </table:table-cell>
              <table:table-cell office:value-type="float" office:value="7.80265907178924">
                <text:p>7.80265907178924</text:p>
              </table:table-cell>
              <table:table-cell office:value-type="float" office:value="-94.182932">
                <text:p>-94.182932</text:p>
              </table:table-cell>
            </table:table-row>
            <table:table-row>
              <table:table-cell office:value-type="float" office:value="1301035.38">
                <text:p>1301035.38</text:p>
              </table:table-cell>
              <table:table-cell office:value-type="float" office:value="1301035.38">
                <text:p>1301035.38</text:p>
              </table:table-cell>
              <table:table-cell office:value-type="float" office:value="6.53719451452903">
                <text:p>6.53719451452903</text:p>
              </table:table-cell>
              <table:table-cell office:value-type="float" office:value="-98.720566">
                <text:p>-98.720566</text:p>
              </table:table-cell>
            </table:table-row>
            <table:table-row>
              <table:table-cell office:value-type="float" office:value="1400468.76">
                <text:p>1400468.76</text:p>
              </table:table-cell>
              <table:table-cell office:value-type="float" office:value="1400468.76">
                <text:p>1400468.76</text:p>
              </table:table-cell>
              <table:table-cell office:value-type="float" office:value="5.43856733237618">
                <text:p>5.43856733237618</text:p>
              </table:table-cell>
              <table:table-cell office:value-type="float" office:value="-103.074835">
                <text:p>-103.074835</text:p>
              </table:table-cell>
            </table:table-row>
            <table:table-row>
              <table:table-cell office:value-type="float" office:value="1499064.15">
                <text:p>1499064.15</text:p>
              </table:table-cell>
              <table:table-cell office:value-type="float" office:value="1499064.15">
                <text:p>1499064.15</text:p>
              </table:table-cell>
              <table:table-cell office:value-type="float" office:value="4.39496193944838">
                <text:p>4.39496193944838</text:p>
              </table:table-cell>
              <table:table-cell office:value-type="float" office:value="-104.748483">
                <text:p>-104.748483</text:p>
              </table:table-cell>
            </table:table-row>
            <table:table-row>
              <table:table-cell office:value-type="float" office:value="1599193.66">
                <text:p>1599193.66</text:p>
              </table:table-cell>
              <table:table-cell office:value-type="float" office:value="1599193.66">
                <text:p>1599193.66</text:p>
              </table:table-cell>
              <table:table-cell office:value-type="float" office:value="3.47578828420763">
                <text:p>3.47578828420763</text:p>
              </table:table-cell>
              <table:table-cell office:value-type="float" office:value="-106.976192">
                <text:p>-106.976192</text:p>
              </table:table-cell>
            </table:table-row>
            <table:table-row>
              <table:table-cell office:value-type="float" office:value="1700932.54">
                <text:p>1700932.54</text:p>
              </table:table-cell>
              <table:table-cell office:value-type="float" office:value="1700932.54">
                <text:p>1700932.54</text:p>
              </table:table-cell>
              <table:table-cell office:value-type="float" office:value="2.58425981239246">
                <text:p>2.58425981239246</text:p>
              </table:table-cell>
              <table:table-cell office:value-type="float" office:value="-107.705618">
                <text:p>-107.705618</text:p>
              </table:table-cell>
            </table:table-row>
            <table:table-row>
              <table:table-cell office:value-type="float" office:value="1799678.71">
                <text:p>1799678.71</text:p>
              </table:table-cell>
              <table:table-cell office:value-type="float" office:value="1799678.71">
                <text:p>1799678.71</text:p>
              </table:table-cell>
              <table:table-cell office:value-type="float" office:value="1.919060815449">
                <text:p>1.919060815449</text:p>
              </table:table-cell>
              <table:table-cell office:value-type="float" office:value="-111.469089">
                <text:p>-111.469089</text:p>
              </table:table-cell>
            </table:table-row>
            <table:table-row>
              <table:table-cell office:value-type="float" office:value="1898854.3">
                <text:p>1898854.3</text:p>
              </table:table-cell>
              <table:table-cell office:value-type="float" office:value="1898854.3">
                <text:p>1898854.3</text:p>
              </table:table-cell>
              <table:table-cell office:value-type="float" office:value="1.20089325470609">
                <text:p>1.20089325470609</text:p>
              </table:table-cell>
              <table:table-cell office:value-type="float" office:value="-110.986768">
                <text:p>-110.986768</text:p>
              </table:table-cell>
            </table:table-row>
            <table:table-row>
              <table:table-cell office:value-type="float" office:value="2002503.13">
                <text:p>2002503.13</text:p>
              </table:table-cell>
              <table:table-cell office:value-type="float" office:value="2002503.13">
                <text:p>2002503.13</text:p>
              </table:table-cell>
              <table:table-cell office:value-type="float" office:value="0.524729454126264">
                <text:p>0.524729454126264</text:p>
              </table:table-cell>
              <table:table-cell office:value-type="float" office:value="-111.802193">
                <text:p>-111.802193</text:p>
              </table:table-cell>
            </table:table-row>
            <table:table-row>
              <table:table-cell office:value-type="float" office:value="2099341.07">
                <text:p>2099341.07</text:p>
              </table:table-cell>
              <table:table-cell office:value-type="float" office:value="2099341.07">
                <text:p>2099341.07</text:p>
              </table:table-cell>
              <table:table-cell office:value-type="float" office:value="0.0173618399284883">
                <text:p>0.0173618399284883</text:p>
              </table:table-cell>
              <table:table-cell office:value-type="float" office:value="-114.263419">
                <text:p>-114.263419</text:p>
              </table:table-cell>
            </table:table-row>
            <table:table-row>
              <table:table-cell office:value-type="float" office:value="2200592.61">
                <text:p>2200592.61</text:p>
              </table:table-cell>
              <table:table-cell office:value-type="float" office:value="2200592.61">
                <text:p>2200592.61</text:p>
              </table:table-cell>
              <table:table-cell office:value-type="float" office:value="-0.573611228906533">
                <text:p>-0.573611228906533</text:p>
              </table:table-cell>
              <table:table-cell office:value-type="float" office:value="-112.477271">
                <text:p>-112.477271</text:p>
              </table:table-cell>
            </table:table-row>
            <table:table-row>
              <table:table-cell office:value-type="float" office:value="2300715.28">
                <text:p>2300715.28</text:p>
              </table:table-cell>
              <table:table-cell office:value-type="float" office:value="2300715.28">
                <text:p>2300715.28</text:p>
              </table:table-cell>
              <table:table-cell office:value-type="float" office:value="-0.968692383483221">
                <text:p>-0.968692383483221</text:p>
              </table:table-cell>
              <table:table-cell office:value-type="float" office:value="-115.39615">
                <text:p>-115.39615</text:p>
              </table:table-cell>
            </table:table-row>
            <table:table-row>
              <table:table-cell office:value-type="float" office:value="2399937.87">
                <text:p>2399937.87</text:p>
              </table:table-cell>
              <table:table-cell office:value-type="float" office:value="2399937.87">
                <text:p>2399937.87</text:p>
              </table:table-cell>
              <table:table-cell office:value-type="float" office:value="-1.51556289010472">
                <text:p>-1.51556289010472</text:p>
              </table:table-cell>
              <table:table-cell office:value-type="float" office:value="-113.912934">
                <text:p>-113.912934</text:p>
              </table:table-cell>
            </table:table-row>
            <table:table-row>
              <table:table-cell office:value-type="float" office:value="2498640.27">
                <text:p>2498640.27</text:p>
              </table:table-cell>
              <table:table-cell office:value-type="float" office:value="2498640.27">
                <text:p>2498640.27</text:p>
              </table:table-cell>
              <table:table-cell office:value-type="float" office:value="-1.93885654916075">
                <text:p>-1.93885654916075</text:p>
              </table:table-cell>
              <table:table-cell office:value-type="float" office:value="-116.165385">
                <text:p>-116.165385</text:p>
              </table:table-cell>
            </table:table-row>
            <table:table-row>
              <table:table-cell office:value-type="float" office:value="2598566.96">
                <text:p>2598566.96</text:p>
              </table:table-cell>
              <table:table-cell office:value-type="float" office:value="2598566.96">
                <text:p>2598566.96</text:p>
              </table:table-cell>
              <table:table-cell office:value-type="float" office:value="-2.30584063418493">
                <text:p>-2.30584063418493</text:p>
              </table:table-cell>
              <table:table-cell office:value-type="float" office:value="-116.873745">
                <text:p>-116.873745</text:p>
              </table:table-cell>
            </table:table-row>
            <table:table-row>
              <table:table-cell office:value-type="float" office:value="2698538.94">
                <text:p>2698538.94</text:p>
              </table:table-cell>
              <table:table-cell office:value-type="float" office:value="2698538.94">
                <text:p>2698538.94</text:p>
              </table:table-cell>
              <table:table-cell office:value-type="float" office:value="-2.68298609186648">
                <text:p>-2.68298609186648</text:p>
              </table:table-cell>
              <table:table-cell office:value-type="float" office:value="-119.740048">
                <text:p>-119.740048</text:p>
              </table:table-cell>
            </table:table-row>
            <table:table-row>
              <table:table-cell office:value-type="float" office:value="2804283.98">
                <text:p>2804283.98</text:p>
              </table:table-cell>
              <table:table-cell office:value-type="float" office:value="2804283.98">
                <text:p>2804283.98</text:p>
              </table:table-cell>
              <table:table-cell office:value-type="float" office:value="-3.15066321829113">
                <text:p>-3.15066321829113</text:p>
              </table:table-cell>
              <table:table-cell office:value-type="float" office:value="-118.2844">
                <text:p>-118.2844</text:p>
              </table:table-cell>
            </table:table-row>
            <table:table-row>
              <table:table-cell office:value-type="float" office:value="2901975.3">
                <text:p>2901975.3</text:p>
              </table:table-cell>
              <table:table-cell office:value-type="float" office:value="2901975.3">
                <text:p>2901975.3</text:p>
              </table:table-cell>
              <table:table-cell office:value-type="float" office:value="-3.33711688309612">
                <text:p>-3.33711688309612</text:p>
              </table:table-cell>
              <table:table-cell office:value-type="float" office:value="-117.105613">
                <text:p>-117.105613</text:p>
              </table:table-cell>
            </table:table-row>
            <table:table-row>
              <table:table-cell office:value-type="float" office:value="3002172.76">
                <text:p>3002172.76</text:p>
              </table:table-cell>
              <table:table-cell office:value-type="float" office:value="3002172.76">
                <text:p>3002172.76</text:p>
              </table:table-cell>
              <table:table-cell office:value-type="float" office:value="-3.90336315071547">
                <text:p>-3.90336315071547</text:p>
              </table:table-cell>
              <table:table-cell office:value-type="float" office:value="-119.456704">
                <text:p>-119.456704</text:p>
              </table:table-cell>
            </table:table-row>
            <table:table-row>
              <table:table-cell office:value-type="float" office:value="3096981.57">
                <text:p>3096981.57</text:p>
              </table:table-cell>
              <table:table-cell office:value-type="float" office:value="3096981.57">
                <text:p>3096981.57</text:p>
              </table:table-cell>
              <table:table-cell office:value-type="float" office:value="-4.15736239429712">
                <text:p>-4.15736239429712</text:p>
              </table:table-cell>
              <table:table-cell office:value-type="float" office:value="-119.48173">
                <text:p>-119.48173</text:p>
              </table:table-cell>
            </table:table-row>
            <table:table-row>
              <table:table-cell office:value-type="float" office:value="3201637.59">
                <text:p>3201637.59</text:p>
              </table:table-cell>
              <table:table-cell office:value-type="float" office:value="3201637.59">
                <text:p>3201637.59</text:p>
              </table:table-cell>
              <table:table-cell office:value-type="float" office:value="-4.4171264263228">
                <text:p>-4.4171264263228</text:p>
              </table:table-cell>
              <table:table-cell office:value-type="float" office:value="-120.028496">
                <text:p>-120.028496</text:p>
              </table:table-cell>
            </table:table-row>
            <table:table-row>
              <table:table-cell office:value-type="float" office:value="3297395.53">
                <text:p>3297395.53</text:p>
              </table:table-cell>
              <table:table-cell office:value-type="float" office:value="3297395.53">
                <text:p>3297395.53</text:p>
              </table:table-cell>
              <table:table-cell office:value-type="float" office:value="-4.5579334464637">
                <text:p>-4.5579334464637</text:p>
              </table:table-cell>
              <table:table-cell office:value-type="float" office:value="-114.264863">
                <text:p>-114.264863</text:p>
              </table:table-cell>
            </table:table-row>
            <table:table-row>
              <table:table-cell office:value-type="float" office:value="3398754.09">
                <text:p>3398754.09</text:p>
              </table:table-cell>
              <table:table-cell office:value-type="float" office:value="3398754.09">
                <text:p>3398754.09</text:p>
              </table:table-cell>
              <table:table-cell office:value-type="float" office:value="-5.00525707731842">
                <text:p>-5.00525707731842</text:p>
              </table:table-cell>
              <table:table-cell office:value-type="float" office:value="-120.871704">
                <text:p>-120.871704</text:p>
              </table:table-cell>
            </table:table-row>
            <table:table-row>
              <table:table-cell office:value-type="float" office:value="3500821.79">
                <text:p>3500821.79</text:p>
              </table:table-cell>
              <table:table-cell office:value-type="float" office:value="3500821.79">
                <text:p>3500821.79</text:p>
              </table:table-cell>
              <table:table-cell office:value-type="float" office:value="-5.18090776409408">
                <text:p>-5.18090776409408</text:p>
              </table:table-cell>
              <table:table-cell office:value-type="float" office:value="-123.761513">
                <text:p>-123.761513</text:p>
              </table:table-cell>
            </table:table-row>
            <table:table-row>
              <table:table-cell office:value-type="float" office:value="3595386.32">
                <text:p>3595386.32</text:p>
              </table:table-cell>
              <table:table-cell office:value-type="float" office:value="3595386.32">
                <text:p>3595386.32</text:p>
              </table:table-cell>
              <table:table-cell office:value-type="float" office:value="-5.43926321885967">
                <text:p>-5.43926321885967</text:p>
              </table:table-cell>
              <table:table-cell office:value-type="float" office:value="-125.143846">
                <text:p>-125.143846</text:p>
              </table:table-cell>
            </table:table-row>
            <table:table-row>
              <table:table-cell office:value-type="float" office:value="3700221.03">
                <text:p>3700221.03</text:p>
              </table:table-cell>
              <table:table-cell office:value-type="float" office:value="3700221.03">
                <text:p>3700221.03</text:p>
              </table:table-cell>
              <table:table-cell office:value-type="float" office:value="-5.54907351651209">
                <text:p>-5.54907351651209</text:p>
              </table:table-cell>
              <table:table-cell office:value-type="float" office:value="-127.765422">
                <text:p>-127.765422</text:p>
              </table:table-cell>
            </table:table-row>
            <table:table-row>
              <table:table-cell office:value-type="float" office:value="3804169.24">
                <text:p>3804169.24</text:p>
              </table:table-cell>
              <table:table-cell office:value-type="float" office:value="3804169.24">
                <text:p>3804169.24</text:p>
              </table:table-cell>
              <table:table-cell office:value-type="float" office:value="-5.92942772411025">
                <text:p>-5.92942772411025</text:p>
              </table:table-cell>
              <table:table-cell office:value-type="float" office:value="-125.498234">
                <text:p>-125.498234</text:p>
              </table:table-cell>
            </table:table-row>
            <table:table-row>
              <table:table-cell office:value-type="float" office:value="3901205.4">
                <text:p>3901205.4</text:p>
              </table:table-cell>
              <table:table-cell office:value-type="float" office:value="3901205.4">
                <text:p>3901205.4</text:p>
              </table:table-cell>
              <table:table-cell office:value-type="float" office:value="-5.9147650150253">
                <text:p>-5.9147650150253</text:p>
              </table:table-cell>
              <table:table-cell office:value-type="float" office:value="-129.196838">
                <text:p>-129.196838</text:p>
              </table:table-cell>
            </table:table-row>
            <table:table-row>
              <table:table-cell office:value-type="float" office:value="3999182">
                <text:p>3999182</text:p>
              </table:table-cell>
              <table:table-cell office:value-type="float" office:value="3999182">
                <text:p>3999182</text:p>
              </table:table-cell>
              <table:table-cell office:value-type="float" office:value="-6.33059633263058">
                <text:p>-6.33059633263058</text:p>
              </table:table-cell>
              <table:table-cell office:value-type="float" office:value="-125.211684">
                <text:p>-125.211684</text:p>
              </table:table-cell>
            </table:table-row>
            <table:table-row>
              <table:table-cell office:value-type="float" office:value="4099908.24">
                <text:p>4099908.24</text:p>
              </table:table-cell>
              <table:table-cell office:value-type="float" office:value="4099908.24">
                <text:p>4099908.24</text:p>
              </table:table-cell>
              <table:table-cell office:value-type="float" office:value="-6.56942033250872">
                <text:p>-6.56942033250872</text:p>
              </table:table-cell>
              <table:table-cell office:value-type="float" office:value="-126.985032">
                <text:p>-126.985032</text:p>
              </table:table-cell>
            </table:table-row>
            <table:table-row>
              <table:table-cell office:value-type="float" office:value="4199278.31">
                <text:p>4199278.31</text:p>
              </table:table-cell>
              <table:table-cell office:value-type="float" office:value="4199278.31">
                <text:p>4199278.31</text:p>
              </table:table-cell>
              <table:table-cell office:value-type="float" office:value="-6.72432025508835">
                <text:p>-6.72432025508835</text:p>
              </table:table-cell>
              <table:table-cell office:value-type="float" office:value="-128.913156">
                <text:p>-128.913156</text:p>
              </table:table-cell>
            </table:table-row>
            <table:table-row>
              <table:table-cell office:value-type="float" office:value="4301826.48">
                <text:p>4301826.48</text:p>
              </table:table-cell>
              <table:table-cell office:value-type="float" office:value="4301826.48">
                <text:p>4301826.48</text:p>
              </table:table-cell>
              <table:table-cell office:value-type="float" office:value="-6.68365273127912">
                <text:p>-6.68365273127912</text:p>
              </table:table-cell>
              <table:table-cell office:value-type="float" office:value="-132.93624">
                <text:p>-132.93624</text:p>
              </table:table-cell>
            </table:table-row>
            <table:table-row>
              <table:table-cell office:value-type="float" office:value="4405901.41">
                <text:p>4405901.41</text:p>
              </table:table-cell>
              <table:table-cell office:value-type="float" office:value="4405901.41">
                <text:p>4405901.41</text:p>
              </table:table-cell>
              <table:table-cell office:value-type="float" office:value="-7.14910440116899">
                <text:p>-7.14910440116899</text:p>
              </table:table-cell>
              <table:table-cell office:value-type="float" office:value="-128.145571">
                <text:p>-128.145571</text:p>
              </table:table-cell>
            </table:table-row>
            <table:table-row>
              <table:table-cell office:value-type="float" office:value="4493951.54">
                <text:p>4493951.54</text:p>
              </table:table-cell>
              <table:table-cell office:value-type="float" office:value="4493951.54">
                <text:p>4493951.54</text:p>
              </table:table-cell>
              <table:table-cell office:value-type="float" office:value="-7.32090496800679">
                <text:p>-7.32090496800679</text:p>
              </table:table-cell>
              <table:table-cell office:value-type="float" office:value="-129.691654">
                <text:p>-129.691654</text:p>
              </table:table-cell>
            </table:table-row>
            <table:table-row>
              <table:table-cell office:value-type="float" office:value="4598641.13">
                <text:p>4598641.13</text:p>
              </table:table-cell>
              <table:table-cell office:value-type="float" office:value="4598641.13">
                <text:p>4598641.13</text:p>
              </table:table-cell>
              <table:table-cell office:value-type="float" office:value="-7.45797706161339">
                <text:p>-7.45797706161339</text:p>
              </table:table-cell>
              <table:table-cell office:value-type="float" office:value="-130.563108">
                <text:p>-130.563108</text:p>
              </table:table-cell>
            </table:table-row>
            <table:table-row>
              <table:table-cell office:value-type="float" office:value="4699602.63">
                <text:p>4699602.63</text:p>
              </table:table-cell>
              <table:table-cell office:value-type="float" office:value="4699602.63">
                <text:p>4699602.63</text:p>
              </table:table-cell>
              <table:table-cell office:value-type="float" office:value="-7.49707121895304">
                <text:p>-7.49707121895304</text:p>
              </table:table-cell>
              <table:table-cell office:value-type="float" office:value="-130.050886">
                <text:p>-130.050886</text:p>
              </table:table-cell>
            </table:table-row>
            <table:table-row>
              <table:table-cell office:value-type="float" office:value="4797162.37">
                <text:p>4797162.37</text:p>
              </table:table-cell>
              <table:table-cell office:value-type="float" office:value="4797162.37">
                <text:p>4797162.37</text:p>
              </table:table-cell>
              <table:table-cell office:value-type="float" office:value="-7.77427289854993">
                <text:p>-7.77427289854993</text:p>
              </table:table-cell>
              <table:table-cell office:value-type="float" office:value="-132.541513">
                <text:p>-132.541513</text:p>
              </table:table-cell>
            </table:table-row>
            <table:table-row>
              <table:table-cell office:value-type="float" office:value="4899613.25">
                <text:p>4899613.25</text:p>
              </table:table-cell>
              <table:table-cell office:value-type="float" office:value="4899613.25">
                <text:p>4899613.25</text:p>
              </table:table-cell>
              <table:table-cell office:value-type="float" office:value="-7.86651542929325">
                <text:p>-7.86651542929325</text:p>
              </table:table-cell>
              <table:table-cell office:value-type="float" office:value="-132.341614">
                <text:p>-132.341614</text:p>
              </table:table-cell>
            </table:table-row>
            <table:table-row>
              <table:table-cell office:value-type="float" office:value="5002365.93">
                <text:p>5002365.93</text:p>
              </table:table-cell>
              <table:table-cell office:value-type="float" office:value="5002365.93">
                <text:p>5002365.93</text:p>
              </table:table-cell>
              <table:table-cell office:value-type="float" office:value="-8.05869696983286">
                <text:p>-8.05869696983286</text:p>
              </table:table-cell>
              <table:table-cell office:value-type="float" office:value="-132.35734">
                <text:p>-132.35734</text:p>
              </table:table-cell>
            </table:table-row>
            <table:table-row>
              <table:table-cell office:value-type="float" office:value="5099217.82">
                <text:p>5099217.82</text:p>
              </table:table-cell>
              <table:table-cell office:value-type="float" office:value="5099217.82">
                <text:p>5099217.82</text:p>
              </table:table-cell>
              <table:table-cell office:value-type="float" office:value="-8.07304909131652">
                <text:p>-8.07304909131652</text:p>
              </table:table-cell>
              <table:table-cell office:value-type="float" office:value="-136.754191">
                <text:p>-136.754191</text:p>
              </table:table-cell>
            </table:table-row>
            <table:table-row>
              <table:table-cell office:value-type="float" office:value="5199221.84">
                <text:p>5199221.84</text:p>
              </table:table-cell>
              <table:table-cell office:value-type="float" office:value="5199221.84">
                <text:p>5199221.84</text:p>
              </table:table-cell>
              <table:table-cell office:value-type="float" office:value="-8.2783099553007">
                <text:p>-8.2783099553007</text:p>
              </table:table-cell>
              <table:table-cell office:value-type="float" office:value="-133.757358">
                <text:p>-133.757358</text:p>
              </table:table-cell>
            </table:table-row>
            <table:table-row>
              <table:table-cell office:value-type="float" office:value="5304266.92">
                <text:p>5304266.92</text:p>
              </table:table-cell>
              <table:table-cell office:value-type="float" office:value="5304266.92">
                <text:p>5304266.92</text:p>
              </table:table-cell>
              <table:table-cell office:value-type="float" office:value="-8.22233975476428">
                <text:p>-8.22233975476428</text:p>
              </table:table-cell>
              <table:table-cell office:value-type="float" office:value="-138.356724">
                <text:p>-138.356724</text:p>
              </table:table-cell>
            </table:table-row>
            <table:table-row>
              <table:table-cell office:value-type="float" office:value="5402201.56">
                <text:p>5402201.56</text:p>
              </table:table-cell>
              <table:table-cell office:value-type="float" office:value="5402201.56">
                <text:p>5402201.56</text:p>
              </table:table-cell>
              <table:table-cell office:value-type="float" office:value="-8.59065817505762">
                <text:p>-8.59065817505762</text:p>
              </table:table-cell>
              <table:table-cell office:value-type="float" office:value="-134.471551">
                <text:p>-134.471551</text:p>
              </table:table-cell>
            </table:table-row>
            <table:table-row>
              <table:table-cell office:value-type="float" office:value="5495338.49">
                <text:p>5495338.49</text:p>
              </table:table-cell>
              <table:table-cell office:value-type="float" office:value="5495338.49">
                <text:p>5495338.49</text:p>
              </table:table-cell>
              <table:table-cell office:value-type="float" office:value="-8.49483186719371">
                <text:p>-8.49483186719371</text:p>
              </table:table-cell>
              <table:table-cell office:value-type="float" office:value="-135.222303">
                <text:p>-135.222303</text:p>
              </table:table-cell>
            </table:table-row>
            <table:table-row>
              <table:table-cell office:value-type="float" office:value="5601447.95">
                <text:p>5601447.95</text:p>
              </table:table-cell>
              <table:table-cell office:value-type="float" office:value="5601447.95">
                <text:p>5601447.95</text:p>
              </table:table-cell>
              <table:table-cell office:value-type="float" office:value="-8.39562154170121">
                <text:p>-8.39562154170121</text:p>
              </table:table-cell>
              <table:table-cell office:value-type="float" office:value="-132.881452">
                <text:p>-132.881452</text:p>
              </table:table-cell>
            </table:table-row>
            <table:table-row>
              <table:table-cell office:value-type="float" office:value="5698579.64">
                <text:p>5698579.64</text:p>
              </table:table-cell>
              <table:table-cell office:value-type="float" office:value="5698579.64">
                <text:p>5698579.64</text:p>
              </table:table-cell>
              <table:table-cell office:value-type="float" office:value="-8.81098086495586">
                <text:p>-8.81098086495586</text:p>
              </table:table-cell>
              <table:table-cell office:value-type="float" office:value="-139.191888">
                <text:p>-139.191888</text:p>
              </table:table-cell>
            </table:table-row>
            <table:table-row>
              <table:table-cell office:value-type="float" office:value="5795203.1">
                <text:p>5795203.1</text:p>
              </table:table-cell>
              <table:table-cell office:value-type="float" office:value="5795203.1">
                <text:p>5795203.1</text:p>
              </table:table-cell>
              <table:table-cell office:value-type="float" office:value="-8.93652220758246">
                <text:p>-8.93652220758246</text:p>
              </table:table-cell>
              <table:table-cell office:value-type="float" office:value="-141.425993">
                <text:p>-141.425993</text:p>
              </table:table-cell>
            </table:table-row>
            <table:table-row>
              <table:table-cell office:value-type="float" office:value="5901080.26">
                <text:p>5901080.26</text:p>
              </table:table-cell>
              <table:table-cell office:value-type="float" office:value="5901080.26">
                <text:p>5901080.26</text:p>
              </table:table-cell>
              <table:table-cell office:value-type="float" office:value="-9.11077835654242">
                <text:p>-9.11077835654242</text:p>
              </table:table-cell>
              <table:table-cell office:value-type="float" office:value="-140.794767">
                <text:p>-140.794767</text:p>
              </table:table-cell>
            </table:table-row>
            <table:table-row>
              <table:table-cell office:value-type="float" office:value="5998175.65">
                <text:p>5998175.65</text:p>
              </table:table-cell>
              <table:table-cell office:value-type="float" office:value="5998175.65">
                <text:p>5998175.65</text:p>
              </table:table-cell>
              <table:table-cell office:value-type="float" office:value="-9.04579570044382">
                <text:p>-9.04579570044382</text:p>
              </table:table-cell>
              <table:table-cell office:value-type="float" office:value="-142.495094">
                <text:p>-142.495094</text:p>
              </table:table-cell>
            </table:table-row>
            <table:table-row>
              <table:table-cell office:value-type="float" office:value="6099484.59">
                <text:p>6099484.59</text:p>
              </table:table-cell>
              <table:table-cell office:value-type="float" office:value="6099484.59">
                <text:p>6099484.59</text:p>
              </table:table-cell>
              <table:table-cell office:value-type="float" office:value="-9.24372926641838">
                <text:p>-9.24372926641838</text:p>
              </table:table-cell>
              <table:table-cell office:value-type="float" office:value="-140.364754">
                <text:p>-140.364754</text:p>
              </table:table-cell>
            </table:table-row>
            <table:table-row>
              <table:table-cell office:value-type="float" office:value="6196652.96">
                <text:p>6196652.96</text:p>
              </table:table-cell>
              <table:table-cell office:value-type="float" office:value="6196652.96">
                <text:p>6196652.96</text:p>
              </table:table-cell>
              <table:table-cell office:value-type="float" office:value="-9.27550606597028">
                <text:p>-9.27550606597028</text:p>
              </table:table-cell>
              <table:table-cell office:value-type="float" office:value="-141.293395">
                <text:p>-141.293395</text:p>
              </table:table-cell>
            </table:table-row>
            <table:table-row>
              <table:table-cell office:value-type="float" office:value="6296850.42">
                <text:p>6296850.42</text:p>
              </table:table-cell>
              <table:table-cell office:value-type="float" office:value="6296850.42">
                <text:p>6296850.42</text:p>
              </table:table-cell>
              <table:table-cell office:value-type="float" office:value="-9.25853474262005">
                <text:p>-9.25853474262005</text:p>
              </table:table-cell>
              <table:table-cell office:value-type="float" office:value="-146.073701">
                <text:p>-146.073701</text:p>
              </table:table-cell>
            </table:table-row>
            <table:table-row>
              <table:table-cell office:value-type="float" office:value="6405283.66">
                <text:p>6405283.66</text:p>
              </table:table-cell>
              <table:table-cell office:value-type="float" office:value="6405283.66">
                <text:p>6405283.66</text:p>
              </table:table-cell>
              <table:table-cell office:value-type="float" office:value="-9.26842193324764">
                <text:p>-9.26842193324764</text:p>
              </table:table-cell>
              <table:table-cell office:value-type="float" office:value="-148.683674">
                <text:p>-148.683674</text:p>
              </table:table-cell>
            </table:table-row>
            <table:table-row>
              <table:table-cell office:value-type="float" office:value="6499105">
                <text:p>6499105</text:p>
              </table:table-cell>
              <table:table-cell office:value-type="float" office:value="6499105">
                <text:p>6499105</text:p>
              </table:table-cell>
              <table:table-cell office:value-type="float" office:value="-9.64375966913763">
                <text:p>-9.64375966913763</text:p>
              </table:table-cell>
              <table:table-cell office:value-type="float" office:value="-145.860293">
                <text:p>-145.860293</text:p>
              </table:table-cell>
            </table:table-row>
            <table:table-row>
              <table:table-cell office:value-type="float" office:value="6592212.89">
                <text:p>6592212.89</text:p>
              </table:table-cell>
              <table:table-cell office:value-type="float" office:value="6592212.89">
                <text:p>6592212.89</text:p>
              </table:table-cell>
              <table:table-cell office:value-type="float" office:value="-9.51878249254104">
                <text:p>-9.51878249254104</text:p>
              </table:table-cell>
              <table:table-cell office:value-type="float" office:value="-142.324219">
                <text:p>-142.324219</text:p>
              </table:table-cell>
            </table:table-row>
            <table:table-row>
              <table:table-cell office:value-type="float" office:value="6702930.79">
                <text:p>6702930.79</text:p>
              </table:table-cell>
              <table:table-cell office:value-type="float" office:value="6702930.79">
                <text:p>6702930.79</text:p>
              </table:table-cell>
              <table:table-cell office:value-type="float" office:value="-9.80607752220161">
                <text:p>-9.80607752220161</text:p>
              </table:table-cell>
              <table:table-cell office:value-type="float" office:value="-143.781822">
                <text:p>-143.781822</text:p>
              </table:table-cell>
            </table:table-row>
            <table:table-row>
              <table:table-cell office:value-type="float" office:value="6796457.93">
                <text:p>6796457.93</text:p>
              </table:table-cell>
              <table:table-cell office:value-type="float" office:value="6796457.93">
                <text:p>6796457.93</text:p>
              </table:table-cell>
              <table:table-cell office:value-type="float" office:value="-9.5560783520377">
                <text:p>-9.5560783520377</text:p>
              </table:table-cell>
              <table:table-cell office:value-type="float" office:value="-151.09569">
                <text:p>-151.09569</text:p>
              </table:table-cell>
            </table:table-row>
            <table:table-row>
              <table:table-cell office:value-type="float" office:value="6900174.25">
                <text:p>6900174.25</text:p>
              </table:table-cell>
              <table:table-cell office:value-type="float" office:value="6900174.25">
                <text:p>6900174.25</text:p>
              </table:table-cell>
              <table:table-cell office:value-type="float" office:value="-9.89543502425827">
                <text:p>-9.89543502425827</text:p>
              </table:table-cell>
              <table:table-cell office:value-type="float" office:value="-146.869884">
                <text:p>-146.869884</text:p>
              </table:table-cell>
            </table:table-row>
            <table:table-row>
              <table:table-cell office:value-type="float" office:value="6990728.24">
                <text:p>6990728.24</text:p>
              </table:table-cell>
              <table:table-cell office:value-type="float" office:value="6990728.24">
                <text:p>6990728.24</text:p>
              </table:table-cell>
              <table:table-cell office:value-type="float" office:value="-9.93230098006841">
                <text:p>-9.93230098006841</text:p>
              </table:table-cell>
              <table:table-cell office:value-type="float" office:value="-149.560763">
                <text:p>-149.560763</text:p>
              </table:table-cell>
            </table:table-row>
            <table:table-row>
              <table:table-cell office:value-type="float" office:value="7109951.18">
                <text:p>7109951.18</text:p>
              </table:table-cell>
              <table:table-cell office:value-type="float" office:value="7109951.18">
                <text:p>7109951.18</text:p>
              </table:table-cell>
              <table:table-cell office:value-type="float" office:value="-10.1227957645047">
                <text:p>-10.1227957645047</text:p>
              </table:table-cell>
              <table:table-cell office:value-type="float" office:value="-147.228739">
                <text:p>-147.228739</text:p>
              </table:table-cell>
            </table:table-row>
            <table:table-row>
              <table:table-cell office:value-type="float" office:value="7204248.17">
                <text:p>7204248.17</text:p>
              </table:table-cell>
              <table:table-cell office:value-type="float" office:value="7204248.17">
                <text:p>7204248.17</text:p>
              </table:table-cell>
              <table:table-cell office:value-type="float" office:value="-10.166541166308">
                <text:p>-10.166541166308</text:p>
              </table:table-cell>
              <table:table-cell office:value-type="float" office:value="-149.206591">
                <text:p>-149.206591</text:p>
              </table:table-cell>
            </table:table-row>
            <table:table-row>
              <table:table-cell office:value-type="float" office:value="7301684.59">
                <text:p>7301684.59</text:p>
              </table:table-cell>
              <table:table-cell office:value-type="float" office:value="7301684.59">
                <text:p>7301684.59</text:p>
              </table:table-cell>
              <table:table-cell office:value-type="float" office:value="-10.253153408547">
                <text:p>-10.253153408547</text:p>
              </table:table-cell>
              <table:table-cell office:value-type="float" office:value="-149.386696">
                <text:p>-149.386696</text:p>
              </table:table-cell>
            </table:table-row>
            <table:table-row>
              <table:table-cell office:value-type="float" office:value="7401785.62">
                <text:p>7401785.62</text:p>
              </table:table-cell>
              <table:table-cell office:value-type="float" office:value="7401785.62">
                <text:p>7401785.62</text:p>
              </table:table-cell>
              <table:table-cell office:value-type="float" office:value="-10.2147409075369">
                <text:p>-10.2147409075369</text:p>
              </table:table-cell>
              <table:table-cell office:value-type="float" office:value="-148.794833">
                <text:p>-148.794833</text:p>
              </table:table-cell>
            </table:table-row>
            <table:table-row>
              <table:table-cell office:value-type="float" office:value="7502016.42">
                <text:p>7502016.42</text:p>
              </table:table-cell>
              <table:table-cell office:value-type="float" office:value="7502016.42">
                <text:p>7502016.42</text:p>
              </table:table-cell>
              <table:table-cell office:value-type="float" office:value="-9.96788560465475">
                <text:p>-9.96788560465475</text:p>
              </table:table-cell>
              <table:table-cell office:value-type="float" office:value="-156.177353">
                <text:p>-156.177353</text:p>
              </table:table-cell>
            </table:table-row>
            <table:table-row>
              <table:table-cell office:value-type="float" office:value="7602349.05">
                <text:p>7602349.05</text:p>
              </table:table-cell>
              <table:table-cell office:value-type="float" office:value="7602349.05">
                <text:p>7602349.05</text:p>
              </table:table-cell>
              <table:table-cell office:value-type="float" office:value="-10.2149628572687">
                <text:p>-10.2149628572687</text:p>
              </table:table-cell>
              <table:table-cell office:value-type="float" office:value="-154.862176">
                <text:p>-154.862176</text:p>
              </table:table-cell>
            </table:table-row>
            <table:table-row>
              <table:table-cell office:value-type="float" office:value="7700917.14">
                <text:p>7700917.14</text:p>
              </table:table-cell>
              <table:table-cell office:value-type="float" office:value="7700917.14">
                <text:p>7700917.14</text:p>
              </table:table-cell>
              <table:table-cell office:value-type="float" office:value="-10.3623636945938">
                <text:p>-10.3623636945938</text:p>
              </table:table-cell>
              <table:table-cell office:value-type="float" office:value="-152.560012">
                <text:p>-152.560012</text:p>
              </table:table-cell>
            </table:table-row>
            <table:table-row>
              <table:table-cell office:value-type="float" office:value="7795175.59">
                <text:p>7795175.59</text:p>
              </table:table-cell>
              <table:table-cell office:value-type="float" office:value="7795175.59">
                <text:p>7795175.59</text:p>
              </table:table-cell>
              <table:table-cell office:value-type="float" office:value="-10.420285381006">
                <text:p>-10.420285381006</text:p>
              </table:table-cell>
              <table:table-cell office:value-type="float" office:value="-154.829614">
                <text:p>-154.829614</text:p>
              </table:table-cell>
            </table:table-row>
            <table:table-row>
              <table:table-cell office:value-type="float" office:value="7908151.18">
                <text:p>7908151.18</text:p>
              </table:table-cell>
              <table:table-cell office:value-type="float" office:value="7908151.18">
                <text:p>7908151.18</text:p>
              </table:table-cell>
              <table:table-cell office:value-type="float" office:value="-10.4492031312467">
                <text:p>-10.4492031312467</text:p>
              </table:table-cell>
              <table:table-cell office:value-type="float" office:value="-155.058192">
                <text:p>-155.058192</text:p>
              </table:table-cell>
            </table:table-row>
            <table:table-row>
              <table:table-cell office:value-type="float" office:value="7999238.35">
                <text:p>7999238.35</text:p>
              </table:table-cell>
              <table:table-cell office:value-type="float" office:value="7999238.35">
                <text:p>7999238.35</text:p>
              </table:table-cell>
              <table:table-cell office:value-type="float" office:value="-10.4616989977179">
                <text:p>-10.4616989977179</text:p>
              </table:table-cell>
              <table:table-cell office:value-type="float" office:value="-153.400951">
                <text:p>-153.400951</text:p>
              </table:table-cell>
            </table:table-row>
            <table:table-row>
              <table:table-cell office:value-type="float" office:value="8103635.98">
                <text:p>8103635.98</text:p>
              </table:table-cell>
              <table:table-cell office:value-type="float" office:value="8103635.98">
                <text:p>8103635.98</text:p>
              </table:table-cell>
              <table:table-cell office:value-type="float" office:value="-10.612322146344">
                <text:p>-10.612322146344</text:p>
              </table:table-cell>
              <table:table-cell office:value-type="float" office:value="-154.863237">
                <text:p>-154.863237</text:p>
              </table:table-cell>
            </table:table-row>
            <table:table-row>
              <table:table-cell office:value-type="float" office:value="8202182.71">
                <text:p>8202182.71</text:p>
              </table:table-cell>
              <table:table-cell office:value-type="float" office:value="8202182.71">
                <text:p>8202182.71</text:p>
              </table:table-cell>
              <table:table-cell office:value-type="float" office:value="-10.4316393234453">
                <text:p>-10.4316393234453</text:p>
              </table:table-cell>
              <table:table-cell office:value-type="float" office:value="-159.301425">
                <text:p>-159.301425</text:p>
              </table:table-cell>
            </table:table-row>
            <table:table-row>
              <table:table-cell office:value-type="float" office:value="8311907.4">
                <text:p>8311907.4</text:p>
              </table:table-cell>
              <table:table-cell office:value-type="float" office:value="8311907.4">
                <text:p>8311907.4</text:p>
              </table:table-cell>
              <table:table-cell office:value-type="float" office:value="-10.6594478643387">
                <text:p>-10.6594478643387</text:p>
              </table:table-cell>
              <table:table-cell office:value-type="float" office:value="-155.587676">
                <text:p>-155.587676</text:p>
              </table:table-cell>
            </table:table-row>
            <table:table-row>
              <table:table-cell office:value-type="float" office:value="8395696.21">
                <text:p>8395696.21</text:p>
              </table:table-cell>
              <table:table-cell office:value-type="float" office:value="8395696.21">
                <text:p>8395696.21</text:p>
              </table:table-cell>
              <table:table-cell office:value-type="float" office:value="-10.6928096844445">
                <text:p>-10.6928096844445</text:p>
              </table:table-cell>
              <table:table-cell office:value-type="float" office:value="-159.547112">
                <text:p>-159.547112</text:p>
              </table:table-cell>
            </table:table-row>
            <table:table-row>
              <table:table-cell office:value-type="float" office:value="8505260.63">
                <text:p>8505260.63</text:p>
              </table:table-cell>
              <table:table-cell office:value-type="float" office:value="8505260.63">
                <text:p>8505260.63</text:p>
              </table:table-cell>
              <table:table-cell office:value-type="float" office:value="-10.6137984097112">
                <text:p>-10.6137984097112</text:p>
              </table:table-cell>
              <table:table-cell office:value-type="float" office:value="-161.551463">
                <text:p>-161.551463</text:p>
              </table:table-cell>
            </table:table-row>
            <table:table-row>
              <table:table-cell office:value-type="float" office:value="8605615.53">
                <text:p>8605615.53</text:p>
              </table:table-cell>
              <table:table-cell office:value-type="float" office:value="8605615.53">
                <text:p>8605615.53</text:p>
              </table:table-cell>
              <table:table-cell office:value-type="float" office:value="-10.7250453473201">
                <text:p>-10.7250453473201</text:p>
              </table:table-cell>
              <table:table-cell office:value-type="float" office:value="-158.804114">
                <text:p>-158.804114</text:p>
              </table:table-cell>
            </table:table-row>
            <table:table-row>
              <table:table-cell office:value-type="float" office:value="8703311.42">
                <text:p>8703311.42</text:p>
              </table:table-cell>
              <table:table-cell office:value-type="float" office:value="8703311.42">
                <text:p>8703311.42</text:p>
              </table:table-cell>
              <table:table-cell office:value-type="float" office:value="-10.5538115991448">
                <text:p>-10.5538115991448</text:p>
              </table:table-cell>
              <table:table-cell office:value-type="float" office:value="-158.742251">
                <text:p>-158.742251</text:p>
              </table:table-cell>
            </table:table-row>
            <table:table-row>
              <table:table-cell office:value-type="float" office:value="8797001.27">
                <text:p>8797001.27</text:p>
              </table:table-cell>
              <table:table-cell office:value-type="float" office:value="8797001.27">
                <text:p>8797001.27</text:p>
              </table:table-cell>
              <table:table-cell office:value-type="float" office:value="-10.7286546226237">
                <text:p>-10.7286546226237</text:p>
              </table:table-cell>
              <table:table-cell office:value-type="float" office:value="-163.464185">
                <text:p>-163.464185</text:p>
              </table:table-cell>
            </table:table-row>
            <table:table-row>
              <table:table-cell office:value-type="float" office:value="8903266.59">
                <text:p>8903266.59</text:p>
              </table:table-cell>
              <table:table-cell office:value-type="float" office:value="8903266.59">
                <text:p>8903266.59</text:p>
              </table:table-cell>
              <table:table-cell office:value-type="float" office:value="-10.8884313406516">
                <text:p>-10.8884313406516</text:p>
              </table:table-cell>
              <table:table-cell office:value-type="float" office:value="-162.55534">
                <text:p>-162.55534</text:p>
              </table:table-cell>
            </table:table-row>
            <table:table-row>
              <table:table-cell office:value-type="float" office:value="9005618.21">
                <text:p>9005618.21</text:p>
              </table:table-cell>
              <table:table-cell office:value-type="float" office:value="9005618.21">
                <text:p>9005618.21</text:p>
              </table:table-cell>
              <table:table-cell office:value-type="float" office:value="-10.7619870841091">
                <text:p>-10.7619870841091</text:p>
              </table:table-cell>
              <table:table-cell office:value-type="float" office:value="-164.898101">
                <text:p>-164.898101</text:p>
              </table:table-cell>
            </table:table-row>
            <table:table-row>
              <table:table-cell office:value-type="float" office:value="9101893.68">
                <text:p>9101893.68</text:p>
              </table:table-cell>
              <table:table-cell office:value-type="float" office:value="9101893.68">
                <text:p>9101893.68</text:p>
              </table:table-cell>
              <table:table-cell office:value-type="float" office:value="-10.9676837908066">
                <text:p>-10.9676837908066</text:p>
              </table:table-cell>
              <table:table-cell office:value-type="float" office:value="-163.62109">
                <text:p>-163.62109</text:p>
              </table:table-cell>
            </table:table-row>
            <table:table-row>
              <table:table-cell office:value-type="float" office:value="9202318.27">
                <text:p>9202318.27</text:p>
              </table:table-cell>
              <table:table-cell office:value-type="float" office:value="9202318.27">
                <text:p>9202318.27</text:p>
              </table:table-cell>
              <table:table-cell office:value-type="float" office:value="-10.9825347544816">
                <text:p>-10.9825347544816</text:p>
              </table:table-cell>
              <table:table-cell office:value-type="float" office:value="-164.011736">
                <text:p>-164.011736</text:p>
              </table:table-cell>
            </table:table-row>
            <table:table-row>
              <table:table-cell office:value-type="float" office:value="9293720.61">
                <text:p>9293720.61</text:p>
              </table:table-cell>
              <table:table-cell office:value-type="float" office:value="9293720.61">
                <text:p>9293720.61</text:p>
              </table:table-cell>
              <table:table-cell office:value-type="float" office:value="-10.8339489529522">
                <text:p>-10.8339489529522</text:p>
              </table:table-cell>
              <table:table-cell office:value-type="float" office:value="-167.284864">
                <text:p>-167.284864</text:p>
              </table:table-cell>
            </table:table-row>
            <table:table-row>
              <table:table-cell office:value-type="float" office:value="9399901.75">
                <text:p>9399901.75</text:p>
              </table:table-cell>
              <table:table-cell office:value-type="float" office:value="9399901.75">
                <text:p>9399901.75</text:p>
              </table:table-cell>
              <table:table-cell office:value-type="float" office:value="-10.8633211736017">
                <text:p>-10.8633211736017</text:p>
              </table:table-cell>
              <table:table-cell office:value-type="float" office:value="-168.051127">
                <text:p>-168.051127</text:p>
              </table:table-cell>
            </table:table-row>
            <table:table-row>
              <table:table-cell office:value-type="float" office:value="9495582.27">
                <text:p>9495582.27</text:p>
              </table:table-cell>
              <table:table-cell office:value-type="float" office:value="9495582.27">
                <text:p>9495582.27</text:p>
              </table:table-cell>
              <table:table-cell office:value-type="float" office:value="-10.9377465329446">
                <text:p>-10.9377465329446</text:p>
              </table:table-cell>
              <table:table-cell office:value-type="float" office:value="-167.716692">
                <text:p>-167.716692</text:p>
              </table:table-cell>
            </table:table-row>
            <table:table-row>
              <table:table-cell office:value-type="float" office:value="9591428.07">
                <text:p>9591428.07</text:p>
              </table:table-cell>
              <table:table-cell office:value-type="float" office:value="9591428.07">
                <text:p>9591428.07</text:p>
              </table:table-cell>
              <table:table-cell office:value-type="float" office:value="-10.9015609434281">
                <text:p>-10.9015609434281</text:p>
              </table:table-cell>
              <table:table-cell office:value-type="float" office:value="-169.301022">
                <text:p>-169.301022</text:p>
              </table:table-cell>
            </table:table-row>
            <table:table-row>
              <table:table-cell office:value-type="float" office:value="9704603.82">
                <text:p>9704603.82</text:p>
              </table:table-cell>
              <table:table-cell office:value-type="float" office:value="9704603.82">
                <text:p>9704603.82</text:p>
              </table:table-cell>
              <table:table-cell office:value-type="float" office:value="-10.9860798040961">
                <text:p>-10.9860798040961</text:p>
              </table:table-cell>
              <table:table-cell office:value-type="float" office:value="-167.674953">
                <text:p>-167.674953</text:p>
              </table:table-cell>
            </table:table-row>
            <table:table-row>
              <table:table-cell office:value-type="float" office:value="9803066.45">
                <text:p>9803066.45</text:p>
              </table:table-cell>
              <table:table-cell office:value-type="float" office:value="9803066.45">
                <text:p>9803066.45</text:p>
              </table:table-cell>
              <table:table-cell office:value-type="float" office:value="-11.0413308299547">
                <text:p>-11.0413308299547</text:p>
              </table:table-cell>
              <table:table-cell office:value-type="float" office:value="-169.472377">
                <text:p>-169.472377</text:p>
              </table:table-cell>
            </table:table-row>
            <table:table-row>
              <table:table-cell office:value-type="float" office:value="9894465.92">
                <text:p>9894465.92</text:p>
              </table:table-cell>
              <table:table-cell office:value-type="float" office:value="9894465.92">
                <text:p>9894465.92</text:p>
              </table:table-cell>
              <table:table-cell office:value-type="float" office:value="-10.7291429547902">
                <text:p>-10.7291429547902</text:p>
              </table:table-cell>
              <table:table-cell office:value-type="float" office:value="-164.951187">
                <text:p>-164.951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